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table:number-columns-repeated="1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SAL LOAD</text:p>
          </table:table-cell>
          <table:table-cell office:value-type="string" calcext:value-type="string">
            <text:p>(doesn’t work</text:p>
          </table:table-cell>
          <table:table-cell table:number-columns-repeated="2"/>
          <table:table-cell office:value-type="string" calcext:value-type="string">
            <text:p>DTC LOAD (works)</text:p>
          </table:table-cell>
          <table:table-cell table:number-columns-repeated="3"/>
          <table:table-cell office:value-type="string" calcext:value-type="string">
            <text:p>DAX LOAD – NOW WORKS</text:p>
          </table:table-cell>
          <table:table-cell table:number-columns-repeated="2"/>
          <table:table-cell table:style-name="Default"/>
          <table:table-cell office:value-type="string" calcext:value-type="string">
            <text:p>CPU DIAG 1 (Failed)</text:p>
          </table:table-cell>
          <table:table-cell table:number-columns-repeated="2"/>
          <table:table-cell table:style-name="Default"/>
          <table:table-cell office:value-type="string" calcext:value-type="string">
            <text:p>CPU DIAG 1 (Failed)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L7860&gt;show</text:p>
          </table:table-cell>
          <table:table-cell table:number-columns-repeated="3"/>
          <table:table-cell office:value-type="string" calcext:value-type="string">
            <text:p>CL7860&gt;show</text:p>
          </table:table-cell>
          <table:table-cell office:value-type="string" calcext:value-type="string">
            <text:p>inst</text:p>
          </table:table-cell>
          <table:table-cell table:number-columns-repeated="2"/>
          <table:table-cell office:value-type="string" calcext:value-type="string">
            <text:p>CL7860&gt;show</text:p>
          </table:table-cell>
          <table:table-cell office:value-type="string" calcext:value-type="string">
            <text:p>inst</text:p>
          </table:table-cell>
          <table:table-cell/>
          <table:table-cell table:style-name="Default"/>
          <table:table-cell office:value-type="string" calcext:value-type="string">
            <text:p>CL7860&gt;show</text:p>
          </table:table-cell>
          <table:table-cell office:value-type="string" calcext:value-type="string">
            <text:p>inst</text:p>
          </table:table-cell>
          <table:table-cell/>
          <table:table-cell table:style-name="Default"/>
          <table:table-cell office:value-type="string" calcext:value-type="string">
            <text:p>CL7860&gt;show</text:p>
          </table:table-cell>
          <table:table-cell office:value-type="string" calcext:value-type="string">
            <text:p>inst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HLT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LT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IF([.I5]=0;IF([.E5]&lt;&gt;0;&quot;SAL USED&quot;;&quot;&quot;);&quot;&quot;)" office:value-type="string" office:string-value="SAL USED" calcext:value-type="string">
            <text:p>SAL USED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HLT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$I5]=0;IF([.M5]&lt;&gt;0;&quot;DAX USED&quot;;&quot;&quot;);&quot;&quot;)" office:value-type="string" office:string-value="DAX USED" calcext:value-type="string">
            <text:p>DAX USED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HLT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$I5]=0;IF([.Q5]&lt;&gt;0;&quot;DIAG 1 USED&quot;;&quot;&quot;);&quot;&quot;)" office:value-type="string" office:string-value="DIAG 1 USED" calcext:value-type="string">
            <text:p>DIAG 1 U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LT</text:p>
          </table:table-cell>
          <table:table-cell office:value-type="float" office:value="1" calcext:value-type="float">
            <text:p>1</text:p>
          </table:table-cell>
          <table:table-cell table:formula="of:=IF([.$I5]=0;IF([.U5]&lt;&gt;0;&quot;DIAG 1 USED&quot;;&quot;&quot;);&quot;&quot;)" office:value-type="string" office:string-value="DIAG 1 USED" calcext:value-type="string">
            <text:p>DIAG 1 USED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G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UG01</text:p>
          </table:table-cell>
          <table:table-cell office:value-type="float" office:value="0" calcext:value-type="float">
            <text:p>0</text:p>
          </table:table-cell>
          <table:table-cell table:formula="of:=IF([.I6]=0;IF([.E6]&lt;&gt;0;&quot;SAL USED&quot;;&quot;&quot;);&quot;&quot;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G01</text:p>
          </table:table-cell>
          <table:table-cell office:value-type="float" office:value="0" calcext:value-type="float">
            <text:p>0</text:p>
          </table:table-cell>
          <table:table-cell table:formula="of:=IF([.$I6]=0;IF([.M6]&lt;&gt;0;&quot;DAX USED&quot;;&quot;&quot;);&quot;&quot;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G01</text:p>
          </table:table-cell>
          <table:table-cell office:value-type="float" office:value="0" calcext:value-type="float">
            <text:p>0</text:p>
          </table:table-cell>
          <table:table-cell table:formula="of:=IF([.$I6]=0;IF([.Q6]&lt;&gt;0;&quot;DIAG 1 USED&quot;;&quot;&quot;);&quot;&quot;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G01</text:p>
          </table:table-cell>
          <table:table-cell office:value-type="float" office:value="0" calcext:value-type="float">
            <text:p>0</text:p>
          </table:table-cell>
          <table:table-cell table:formula="of:=IF([.$I6]=0;IF([.U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LX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XR</text:p>
          </table:table-cell>
          <table:table-cell office:value-type="float" office:value="0" calcext:value-type="float">
            <text:p>0</text:p>
          </table:table-cell>
          <table:table-cell table:formula="of:=IF([.I7]=0;IF([.E7]&lt;&gt;0;&quot;SAL USED&quot;;&quot;&quot;);&quot;&quot;)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XR</text:p>
          </table:table-cell>
          <table:table-cell office:value-type="float" office:value="0" calcext:value-type="float">
            <text:p>0</text:p>
          </table:table-cell>
          <table:table-cell table:formula="of:=IF([.$I7]=0;IF([.M7]&lt;&gt;0;&quot;DAX USED&quot;;&quot;&quot;);&quot;&quot;)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XR</text:p>
          </table:table-cell>
          <table:table-cell office:value-type="float" office:value="0" calcext:value-type="float">
            <text:p>0</text:p>
          </table:table-cell>
          <table:table-cell table:formula="of:=IF([.$I7]=0;IF([.Q7]&lt;&gt;0;&quot;DIAG 1 USED&quot;;&quot;&quot;);&quot;&quot;)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XR</text:p>
          </table:table-cell>
          <table:table-cell office:value-type="float" office:value="0" calcext:value-type="float">
            <text:p>0</text:p>
          </table:table-cell>
          <table:table-cell table:formula="of:=IF([.$I7]=0;IF([.U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MPS_RMW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MPS_RMWS</text:p>
          </table:table-cell>
          <table:table-cell office:value-type="float" office:value="0" calcext:value-type="float">
            <text:p>0</text:p>
          </table:table-cell>
          <table:table-cell table:formula="of:=IF([.I8]=0;IF([.E8]&lt;&gt;0;&quot;SAL USED&quot;;&quot;&quot;);&quot;&quot;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MPS_RMWS</text:p>
          </table:table-cell>
          <table:table-cell office:value-type="float" office:value="0" calcext:value-type="float">
            <text:p>0</text:p>
          </table:table-cell>
          <table:table-cell table:formula="of:=IF([.$I8]=0;IF([.M8]&lt;&gt;0;&quot;DAX USED&quot;;&quot;&quot;);&quot;&quot;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MPS_RMWS</text:p>
          </table:table-cell>
          <table:table-cell office:value-type="float" office:value="0" calcext:value-type="float">
            <text:p>0</text:p>
          </table:table-cell>
          <table:table-cell table:formula="of:=IF([.$I8]=0;IF([.Q8]&lt;&gt;0;&quot;DIAG 1 USED&quot;;&quot;&quot;);&quot;&quot;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MPS_RMWS</text:p>
          </table:table-cell>
          <table:table-cell office:value-type="float" office:value="0" calcext:value-type="float">
            <text:p>0</text:p>
          </table:table-cell>
          <table:table-cell table:formula="of:=IF([.$I8]=0;IF([.U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M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MS</text:p>
          </table:table-cell>
          <table:table-cell office:value-type="float" office:value="0" calcext:value-type="float">
            <text:p>0</text:p>
          </table:table-cell>
          <table:table-cell table:formula="of:=IF([.I9]=0;IF([.E9]&lt;&gt;0;&quot;SAL USED&quot;;&quot;&quot;);&quot;&quot;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MS</text:p>
          </table:table-cell>
          <table:table-cell office:value-type="float" office:value="0" calcext:value-type="float">
            <text:p>0</text:p>
          </table:table-cell>
          <table:table-cell table:formula="of:=IF([.$I9]=0;IF([.M9]&lt;&gt;0;&quot;DAX USED&quot;;&quot;&quot;);&quot;&quot;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MS</text:p>
          </table:table-cell>
          <table:table-cell office:value-type="float" office:value="0" calcext:value-type="float">
            <text:p>0</text:p>
          </table:table-cell>
          <table:table-cell table:formula="of:=IF([.$I9]=0;IF([.Q9]&lt;&gt;0;&quot;DIAG 1 USED&quot;;&quot;&quot;);&quot;&quot;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MS</text:p>
          </table:table-cell>
          <table:table-cell office:value-type="float" office:value="0" calcext:value-type="float">
            <text:p>0</text:p>
          </table:table-cell>
          <table:table-cell table:formula="of:=IF([.$I9]=0;IF([.U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DMP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MPI</text:p>
          </table:table-cell>
          <table:table-cell office:value-type="float" office:value="0" calcext:value-type="float">
            <text:p>0</text:p>
          </table:table-cell>
          <table:table-cell table:formula="of:=IF([.I10]=0;IF([.E10]&lt;&gt;0;&quot;SAL USED&quot;;&quot;&quot;);&quot;&quot;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MPI</text:p>
          </table:table-cell>
          <table:table-cell office:value-type="float" office:value="0" calcext:value-type="float">
            <text:p>0</text:p>
          </table:table-cell>
          <table:table-cell table:formula="of:=IF([.$I10]=0;IF([.M10]&lt;&gt;0;&quot;DAX USED&quot;;&quot;&quot;);&quot;&quot;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MPI</text:p>
          </table:table-cell>
          <table:table-cell office:value-type="float" office:value="0" calcext:value-type="float">
            <text:p>0</text:p>
          </table:table-cell>
          <table:table-cell table:formula="of:=IF([.$I10]=0;IF([.Q10]&lt;&gt;0;&quot;DIAG 1 USED&quot;;&quot;&quot;);&quot;&quot;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MPI</text:p>
          </table:table-cell>
          <table:table-cell office:value-type="float" office:value="0" calcext:value-type="float">
            <text:p>0</text:p>
          </table:table-cell>
          <table:table-cell table:formula="of:=IF([.$I10]=0;IF([.U1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MR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MRB</text:p>
          </table:table-cell>
          <table:table-cell office:value-type="float" office:value="0" calcext:value-type="float">
            <text:p>0</text:p>
          </table:table-cell>
          <table:table-cell table:formula="of:=IF([.I11]=0;IF([.E11]&lt;&gt;0;&quot;SAL USED&quot;;&quot;&quot;)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RB</text:p>
          </table:table-cell>
          <table:table-cell office:value-type="float" office:value="0" calcext:value-type="float">
            <text:p>0</text:p>
          </table:table-cell>
          <table:table-cell table:formula="of:=IF([.$I11]=0;IF([.M11]&lt;&gt;0;&quot;DAX USED&quot;;&quot;&quot;)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RB</text:p>
          </table:table-cell>
          <table:table-cell office:value-type="float" office:value="0" calcext:value-type="float">
            <text:p>0</text:p>
          </table:table-cell>
          <table:table-cell table:formula="of:=IF([.$I11]=0;IF([.Q11]&lt;&gt;0;&quot;DIAG 1 USED&quot;;&quot;&quot;)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RB</text:p>
          </table:table-cell>
          <table:table-cell office:value-type="float" office:value="0" calcext:value-type="float">
            <text:p>0</text:p>
          </table:table-cell>
          <table:table-cell table:formula="of:=IF([.$I11]=0;IF([.U1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RB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RBM</text:p>
          </table:table-cell>
          <table:table-cell office:value-type="float" office:value="0" calcext:value-type="float">
            <text:p>0</text:p>
          </table:table-cell>
          <table:table-cell table:formula="of:=IF([.I12]=0;IF([.E12]&lt;&gt;0;&quot;SAL USED&quot;;&quot;&quot;);&quot;&quot;)">
            <text:p/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RBM</text:p>
          </table:table-cell>
          <table:table-cell office:value-type="float" office:value="0" calcext:value-type="float">
            <text:p>0</text:p>
          </table:table-cell>
          <table:table-cell table:formula="of:=IF([.$I12]=0;IF([.M12]&lt;&gt;0;&quot;DAX USED&quot;;&quot;&quot;);&quot;&quot;)">
            <text:p/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RBM</text:p>
          </table:table-cell>
          <table:table-cell office:value-type="float" office:value="0" calcext:value-type="float">
            <text:p>0</text:p>
          </table:table-cell>
          <table:table-cell table:formula="of:=IF([.$I12]=0;IF([.Q12]&lt;&gt;0;&quot;DIAG 1 USED&quot;;&quot;&quot;);&quot;&quot;)">
            <text:p/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RBM</text:p>
          </table:table-cell>
          <table:table-cell office:value-type="float" office:value="0" calcext:value-type="float">
            <text:p>0</text:p>
          </table:table-cell>
          <table:table-cell table:formula="of:=IF([.$I12]=0;IF([.U1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BR</text:p>
          </table:table-cell>
          <table:table-cell office:value-type="float" office:value="52159" calcext:value-type="float">
            <text:p>5215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BR</text:p>
          </table:table-cell>
          <table:table-cell office:value-type="float" office:value="358" calcext:value-type="float">
            <text:p>358</text:p>
          </table:table-cell>
          <table:table-cell table:formula="of:=IF([.I13]=0;IF([.E13]&lt;&gt;0;&quot;SAL USED&quot;;&quot;&quot;);&quot;&quot;)"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BR</text:p>
          </table:table-cell>
          <table:table-cell office:value-type="float" office:value="256" calcext:value-type="float">
            <text:p>256</text:p>
          </table:table-cell>
          <table:table-cell table:formula="of:=IF([.$I13]=0;IF([.M13]&lt;&gt;0;&quot;DAX USED&quot;;&quot;&quot;);&quot;&quot;)"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BR</text:p>
          </table:table-cell>
          <table:table-cell office:value-type="float" office:value="0" calcext:value-type="float">
            <text:p>0</text:p>
          </table:table-cell>
          <table:table-cell table:formula="of:=IF([.$I13]=0;IF([.Q13]&lt;&gt;0;&quot;DIAG 1 USED&quot;;&quot;&quot;);&quot;&quot;)"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BR</text:p>
          </table:table-cell>
          <table:table-cell office:value-type="float" office:value="0" calcext:value-type="float">
            <text:p>0</text:p>
          </table:table-cell>
          <table:table-cell table:formula="of:=IF([.$I13]=0;IF([.U1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B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BL</text:p>
          </table:table-cell>
          <table:table-cell office:value-type="float" office:value="0" calcext:value-type="float">
            <text:p>0</text:p>
          </table:table-cell>
          <table:table-cell table:formula="of:=IF([.I14]=0;IF([.E14]&lt;&gt;0;&quot;SAL USED&quot;;&quot;&quot;);&quot;&quot;)">
            <text:p/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BL</text:p>
          </table:table-cell>
          <table:table-cell office:value-type="float" office:value="0" calcext:value-type="float">
            <text:p>0</text:p>
          </table:table-cell>
          <table:table-cell table:formula="of:=IF([.$I14]=0;IF([.M14]&lt;&gt;0;&quot;DAX USED&quot;;&quot;&quot;);&quot;&quot;)">
            <text:p/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BL</text:p>
          </table:table-cell>
          <table:table-cell office:value-type="float" office:value="0" calcext:value-type="float">
            <text:p>0</text:p>
          </table:table-cell>
          <table:table-cell table:formula="of:=IF([.$I14]=0;IF([.Q14]&lt;&gt;0;&quot;DIAG 1 USED&quot;;&quot;&quot;);&quot;&quot;)">
            <text:p/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BL</text:p>
          </table:table-cell>
          <table:table-cell office:value-type="float" office:value="0" calcext:value-type="float">
            <text:p>0</text:p>
          </table:table-cell>
          <table:table-cell table:formula="of:=IF([.$I14]=0;IF([.U1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IB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BR</text:p>
          </table:table-cell>
          <table:table-cell office:value-type="float" office:value="180" calcext:value-type="float">
            <text:p>180</text:p>
          </table:table-cell>
          <table:table-cell table:formula="of:=IF([.I15]=0;IF([.E15]&lt;&gt;0;&quot;SAL USED&quot;;&quot;&quot;);&quot;&quot;)">
            <text:p/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BR</text:p>
          </table:table-cell>
          <table:table-cell office:value-type="float" office:value="0" calcext:value-type="float">
            <text:p>0</text:p>
          </table:table-cell>
          <table:table-cell table:formula="of:=IF([.$I15]=0;IF([.M15]&lt;&gt;0;&quot;DAX USED&quot;;&quot;&quot;);&quot;&quot;)">
            <text:p/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BR</text:p>
          </table:table-cell>
          <table:table-cell office:value-type="float" office:value="0" calcext:value-type="float">
            <text:p>0</text:p>
          </table:table-cell>
          <table:table-cell table:formula="of:=IF([.$I15]=0;IF([.Q15]&lt;&gt;0;&quot;DIAG 1 USED&quot;;&quot;&quot;);&quot;&quot;)">
            <text:p/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BR</text:p>
          </table:table-cell>
          <table:table-cell office:value-type="float" office:value="0" calcext:value-type="float">
            <text:p>0</text:p>
          </table:table-cell>
          <table:table-cell table:formula="of:=IF([.$I15]=0;IF([.U1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U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UR</text:p>
          </table:table-cell>
          <table:table-cell office:value-type="float" office:value="0" calcext:value-type="float">
            <text:p>0</text:p>
          </table:table-cell>
          <table:table-cell table:formula="of:=IF([.I16]=0;IF([.E16]&lt;&gt;0;&quot;SAL USED&quot;;&quot;&quot;);&quot;&quot;)">
            <text:p/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R</text:p>
          </table:table-cell>
          <table:table-cell office:value-type="float" office:value="0" calcext:value-type="float">
            <text:p>0</text:p>
          </table:table-cell>
          <table:table-cell table:formula="of:=IF([.$I16]=0;IF([.M16]&lt;&gt;0;&quot;DAX USED&quot;;&quot;&quot;);&quot;&quot;)">
            <text:p/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R</text:p>
          </table:table-cell>
          <table:table-cell office:value-type="float" office:value="0" calcext:value-type="float">
            <text:p>0</text:p>
          </table:table-cell>
          <table:table-cell table:formula="of:=IF([.$I16]=0;IF([.Q16]&lt;&gt;0;&quot;DIAG 1 USED&quot;;&quot;&quot;);&quot;&quot;)">
            <text:p/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R</text:p>
          </table:table-cell>
          <table:table-cell office:value-type="float" office:value="0" calcext:value-type="float">
            <text:p>0</text:p>
          </table:table-cell>
          <table:table-cell table:formula="of:=IF([.$I16]=0;IF([.U1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MLR</text:p>
          </table:table-cell>
          <table:table-cell table:style-name="ce1" office:value-type="float" office:value="55436" calcext:value-type="float">
            <text:p>55436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MLR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IF([.I17]=0;IF([.E17]&lt;&gt;0;&quot;SAL USED&quot;;&quot;&quot;);&quot;&quot;)" office:value-type="string" office:string-value="SAL USED" calcext:value-type="string">
            <text:p>SAL US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LR</text:p>
          </table:table-cell>
          <table:table-cell office:value-type="float" office:value="0" calcext:value-type="float">
            <text:p>0</text:p>
          </table:table-cell>
          <table:table-cell table:formula="of:=IF([.$I17]=0;IF([.M17]&lt;&gt;0;&quot;DAX USED&quot;;&quot;&quot;);&quot;&quot;)">
            <text:p/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LR</text:p>
          </table:table-cell>
          <table:table-cell office:value-type="float" office:value="0" calcext:value-type="float">
            <text:p>0</text:p>
          </table:table-cell>
          <table:table-cell table:formula="of:=IF([.$I17]=0;IF([.Q17]&lt;&gt;0;&quot;DIAG 1 USED&quot;;&quot;&quot;);&quot;&quot;)">
            <text:p/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LR</text:p>
          </table:table-cell>
          <table:table-cell office:value-type="float" office:value="0" calcext:value-type="float">
            <text:p>0</text:p>
          </table:table-cell>
          <table:table-cell table:formula="of:=IF([.$I17]=0;IF([.U1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T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OR</text:p>
          </table:table-cell>
          <table:table-cell office:value-type="float" office:value="0" calcext:value-type="float">
            <text:p>0</text:p>
          </table:table-cell>
          <table:table-cell table:formula="of:=IF([.I18]=0;IF([.E18]&lt;&gt;0;&quot;SAL USED&quot;;&quot;&quot;);&quot;&quot;)">
            <text:p/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TOR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formula="of:=IF([.$I18]=0;IF([.M18]&lt;&gt;0;&quot;DAX USED&quot;;&quot;&quot;);&quot;&quot;)" office:value-type="string" office:string-value="DAX USED" calcext:value-type="string">
            <text:p>DAX US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R</text:p>
          </table:table-cell>
          <table:table-cell office:value-type="float" office:value="0" calcext:value-type="float">
            <text:p>0</text:p>
          </table:table-cell>
          <table:table-cell table:formula="of:=IF([.$I18]=0;IF([.Q18]&lt;&gt;0;&quot;DIAG 1 USED&quot;;&quot;&quot;);&quot;&quot;)">
            <text:p/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R</text:p>
          </table:table-cell>
          <table:table-cell office:value-type="float" office:value="0" calcext:value-type="float">
            <text:p>0</text:p>
          </table:table-cell>
          <table:table-cell table:formula="of:=IF([.$I18]=0;IF([.U1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AUG0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UG0E</text:p>
          </table:table-cell>
          <table:table-cell office:value-type="float" office:value="0" calcext:value-type="float">
            <text:p>0</text:p>
          </table:table-cell>
          <table:table-cell table:formula="of:=IF([.I19]=0;IF([.E19]&lt;&gt;0;&quot;SAL USED&quot;;&quot;&quot;);&quot;&quot;)">
            <text:p/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UG0E</text:p>
          </table:table-cell>
          <table:table-cell office:value-type="float" office:value="0" calcext:value-type="float">
            <text:p>0</text:p>
          </table:table-cell>
          <table:table-cell table:formula="of:=IF([.$I19]=0;IF([.M19]&lt;&gt;0;&quot;DAX USED&quot;;&quot;&quot;);&quot;&quot;)">
            <text:p/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UG0E</text:p>
          </table:table-cell>
          <table:table-cell office:value-type="float" office:value="0" calcext:value-type="float">
            <text:p>0</text:p>
          </table:table-cell>
          <table:table-cell table:formula="of:=IF([.$I19]=0;IF([.Q19]&lt;&gt;0;&quot;DIAG 1 USED&quot;;&quot;&quot;);&quot;&quot;)">
            <text:p/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UG0E</text:p>
          </table:table-cell>
          <table:table-cell office:value-type="float" office:value="0" calcext:value-type="float">
            <text:p>0</text:p>
          </table:table-cell>
          <table:table-cell table:formula="of:=IF([.$I19]=0;IF([.U1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LRS</text:p>
          </table:table-cell>
          <table:table-cell office:value-type="float" office:value="0" calcext:value-type="float">
            <text:p>0</text:p>
          </table:table-cell>
          <table:table-cell table:formula="of:=IF([.I20]=0;IF([.E20]&lt;&gt;0;&quot;SAL USED&quot;;&quot;&quot;);&quot;&quot;)">
            <text:p/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RS</text:p>
          </table:table-cell>
          <table:table-cell office:value-type="float" office:value="0" calcext:value-type="float">
            <text:p>0</text:p>
          </table:table-cell>
          <table:table-cell table:formula="of:=IF([.$I20]=0;IF([.M20]&lt;&gt;0;&quot;DAX USED&quot;;&quot;&quot;);&quot;&quot;)">
            <text:p/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RS</text:p>
          </table:table-cell>
          <table:table-cell office:value-type="float" office:value="0" calcext:value-type="float">
            <text:p>0</text:p>
          </table:table-cell>
          <table:table-cell table:formula="of:=IF([.$I20]=0;IF([.Q20]&lt;&gt;0;&quot;DIAG 1 USED&quot;;&quot;&quot;);&quot;&quot;)">
            <text:p/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RS</text:p>
          </table:table-cell>
          <table:table-cell office:value-type="float" office:value="0" calcext:value-type="float">
            <text:p>0</text:p>
          </table:table-cell>
          <table:table-cell table:formula="of:=IF([.$I20]=0;IF([.U2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21]=0;IF([.E21]&lt;&gt;0;&quot;SAL USED&quot;;&quot;&quot;);&quot;&quot;)">
            <text:p/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1]=0;IF([.M21]&lt;&gt;0;&quot;DAX USED&quot;;&quot;&quot;);&quot;&quot;)">
            <text:p/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1]=0;IF([.Q21]&lt;&gt;0;&quot;DIAG 1 USED&quot;;&quot;&quot;);&quot;&quot;)">
            <text:p/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1]=0;IF([.U2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22]=0;IF([.E22]&lt;&gt;0;&quot;SAL USED&quot;;&quot;&quot;);&quot;&quot;)">
            <text:p/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2]=0;IF([.M22]&lt;&gt;0;&quot;DAX USED&quot;;&quot;&quot;);&quot;&quot;)">
            <text:p/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2]=0;IF([.Q22]&lt;&gt;0;&quot;DIAG 1 USED&quot;;&quot;&quot;);&quot;&quot;)">
            <text:p/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2]=0;IF([.U2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23]=0;IF([.E23]&lt;&gt;0;&quot;SAL USED&quot;;&quot;&quot;);&quot;&quot;)">
            <text:p/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3]=0;IF([.M23]&lt;&gt;0;&quot;DAX USED&quot;;&quot;&quot;);&quot;&quot;)">
            <text:p/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3]=0;IF([.Q23]&lt;&gt;0;&quot;DIAG 1 USED&quot;;&quot;&quot;);&quot;&quot;)">
            <text:p/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3]=0;IF([.U2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24]=0;IF([.E24]&lt;&gt;0;&quot;SAL USED&quot;;&quot;&quot;);&quot;&quot;)">
            <text:p/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4]=0;IF([.M24]&lt;&gt;0;&quot;DAX USED&quot;;&quot;&quot;);&quot;&quot;)">
            <text:p/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4]=0;IF([.Q24]&lt;&gt;0;&quot;DIAG 1 USED&quot;;&quot;&quot;);&quot;&quot;)">
            <text:p/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4]=0;IF([.U2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25]=0;IF([.E25]&lt;&gt;0;&quot;SAL USED&quot;;&quot;&quot;);&quot;&quot;)">
            <text:p/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5]=0;IF([.M25]&lt;&gt;0;&quot;DAX USED&quot;;&quot;&quot;);&quot;&quot;)">
            <text:p/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5]=0;IF([.Q25]&lt;&gt;0;&quot;DIAG 1 USED&quot;;&quot;&quot;);&quot;&quot;)">
            <text:p/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5]=0;IF([.U2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26]=0;IF([.E26]&lt;&gt;0;&quot;SAL USED&quot;;&quot;&quot;);&quot;&quot;)">
            <text:p/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6]=0;IF([.M26]&lt;&gt;0;&quot;DAX USED&quot;;&quot;&quot;);&quot;&quot;)">
            <text:p/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6]=0;IF([.Q26]&lt;&gt;0;&quot;DIAG 1 USED&quot;;&quot;&quot;);&quot;&quot;)">
            <text:p/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6]=0;IF([.U2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27]=0;IF([.E27]&lt;&gt;0;&quot;SAL USED&quot;;&quot;&quot;);&quot;&quot;)">
            <text:p/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7]=0;IF([.M27]&lt;&gt;0;&quot;DAX USED&quot;;&quot;&quot;);&quot;&quot;)">
            <text:p/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7]=0;IF([.Q27]&lt;&gt;0;&quot;DIAG 1 USED&quot;;&quot;&quot;);&quot;&quot;)">
            <text:p/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7]=0;IF([.U2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28]=0;IF([.E28]&lt;&gt;0;&quot;SAL USED&quot;;&quot;&quot;);&quot;&quot;)">
            <text:p/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8]=0;IF([.M28]&lt;&gt;0;&quot;DAX USED&quot;;&quot;&quot;);&quot;&quot;)">
            <text:p/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8]=0;IF([.Q28]&lt;&gt;0;&quot;DIAG 1 USED&quot;;&quot;&quot;);&quot;&quot;)">
            <text:p/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8]=0;IF([.U2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29]=0;IF([.E29]&lt;&gt;0;&quot;SAL USED&quot;;&quot;&quot;);&quot;&quot;)">
            <text:p/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9]=0;IF([.M29]&lt;&gt;0;&quot;DAX USED&quot;;&quot;&quot;);&quot;&quot;)">
            <text:p/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9]=0;IF([.Q29]&lt;&gt;0;&quot;DIAG 1 USED&quot;;&quot;&quot;);&quot;&quot;)">
            <text:p/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9]=0;IF([.U2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30]=0;IF([.E30]&lt;&gt;0;&quot;SAL USED&quot;;&quot;&quot;);&quot;&quot;)">
            <text:p/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0]=0;IF([.M30]&lt;&gt;0;&quot;DAX USED&quot;;&quot;&quot;);&quot;&quot;)">
            <text:p/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0]=0;IF([.Q30]&lt;&gt;0;&quot;DIAG 1 USED&quot;;&quot;&quot;);&quot;&quot;)">
            <text:p/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0]=0;IF([.U3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31]=0;IF([.E31]&lt;&gt;0;&quot;SAL USED&quot;;&quot;&quot;);&quot;&quot;)">
            <text:p/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1]=0;IF([.M31]&lt;&gt;0;&quot;DAX USED&quot;;&quot;&quot;);&quot;&quot;)">
            <text:p/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1]=0;IF([.Q31]&lt;&gt;0;&quot;DIAG 1 USED&quot;;&quot;&quot;);&quot;&quot;)">
            <text:p/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1]=0;IF([.U3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32]=0;IF([.E32]&lt;&gt;0;&quot;SAL USED&quot;;&quot;&quot;);&quot;&quot;)">
            <text:p/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2]=0;IF([.M32]&lt;&gt;0;&quot;DAX USED&quot;;&quot;&quot;);&quot;&quot;)">
            <text:p/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2]=0;IF([.Q32]&lt;&gt;0;&quot;DIAG 1 USED&quot;;&quot;&quot;);&quot;&quot;)">
            <text:p/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2]=0;IF([.U3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33]=0;IF([.E33]&lt;&gt;0;&quot;SAL USED&quot;;&quot;&quot;);&quot;&quot;)">
            <text:p/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3]=0;IF([.M33]&lt;&gt;0;&quot;DAX USED&quot;;&quot;&quot;);&quot;&quot;)">
            <text:p/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3]=0;IF([.Q33]&lt;&gt;0;&quot;DIAG 1 USED&quot;;&quot;&quot;);&quot;&quot;)">
            <text:p/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3]=0;IF([.U3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34]=0;IF([.E34]&lt;&gt;0;&quot;SAL USED&quot;;&quot;&quot;);&quot;&quot;)">
            <text:p/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4]=0;IF([.M34]&lt;&gt;0;&quot;DAX USED&quot;;&quot;&quot;);&quot;&quot;)">
            <text:p/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4]=0;IF([.Q34]&lt;&gt;0;&quot;DIAG 1 USED&quot;;&quot;&quot;);&quot;&quot;)">
            <text:p/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4]=0;IF([.U3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35]=0;IF([.E35]&lt;&gt;0;&quot;SAL USED&quot;;&quot;&quot;);&quot;&quot;)">
            <text:p/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5]=0;IF([.M35]&lt;&gt;0;&quot;DAX USED&quot;;&quot;&quot;);&quot;&quot;)">
            <text:p/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5]=0;IF([.Q35]&lt;&gt;0;&quot;DIAG 1 USED&quot;;&quot;&quot;);&quot;&quot;)">
            <text:p/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5]=0;IF([.U3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36]=0;IF([.E36]&lt;&gt;0;&quot;SAL USED&quot;;&quot;&quot;);&quot;&quot;)">
            <text:p/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6]=0;IF([.M36]&lt;&gt;0;&quot;DAX USED&quot;;&quot;&quot;);&quot;&quot;)">
            <text:p/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6]=0;IF([.Q36]&lt;&gt;0;&quot;DIAG 1 USED&quot;;&quot;&quot;);&quot;&quot;)">
            <text:p/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6]=0;IF([.U3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MP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PR</text:p>
          </table:table-cell>
          <table:table-cell office:value-type="float" office:value="0" calcext:value-type="float">
            <text:p>0</text:p>
          </table:table-cell>
          <table:table-cell table:formula="of:=IF([.I37]=0;IF([.E37]&lt;&gt;0;&quot;SAL USED&quot;;&quot;&quot;);&quot;&quot;)">
            <text:p/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PR</text:p>
          </table:table-cell>
          <table:table-cell office:value-type="float" office:value="0" calcext:value-type="float">
            <text:p>0</text:p>
          </table:table-cell>
          <table:table-cell table:formula="of:=IF([.$I37]=0;IF([.M37]&lt;&gt;0;&quot;DAX USED&quot;;&quot;&quot;);&quot;&quot;)">
            <text:p/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PR</text:p>
          </table:table-cell>
          <table:table-cell office:value-type="float" office:value="0" calcext:value-type="float">
            <text:p>0</text:p>
          </table:table-cell>
          <table:table-cell table:formula="of:=IF([.$I37]=0;IF([.Q37]&lt;&gt;0;&quot;DIAG 1 USED&quot;;&quot;&quot;);&quot;&quot;)">
            <text:p/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PR</text:p>
          </table:table-cell>
          <table:table-cell office:value-type="float" office:value="0" calcext:value-type="float">
            <text:p>0</text:p>
          </table:table-cell>
          <table:table-cell table:formula="of:=IF([.$I37]=0;IF([.U3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DV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DVR</text:p>
          </table:table-cell>
          <table:table-cell office:value-type="float" office:value="0" calcext:value-type="float">
            <text:p>0</text:p>
          </table:table-cell>
          <table:table-cell table:formula="of:=IF([.I38]=0;IF([.E38]&lt;&gt;0;&quot;SAL USED&quot;;&quot;&quot;);&quot;&quot;)">
            <text:p/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VR</text:p>
          </table:table-cell>
          <table:table-cell office:value-type="float" office:value="0" calcext:value-type="float">
            <text:p>0</text:p>
          </table:table-cell>
          <table:table-cell table:formula="of:=IF([.$I38]=0;IF([.M38]&lt;&gt;0;&quot;DAX USED&quot;;&quot;&quot;);&quot;&quot;)">
            <text:p/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VR</text:p>
          </table:table-cell>
          <table:table-cell office:value-type="float" office:value="0" calcext:value-type="float">
            <text:p>0</text:p>
          </table:table-cell>
          <table:table-cell table:formula="of:=IF([.$I38]=0;IF([.Q38]&lt;&gt;0;&quot;DIAG 1 USED&quot;;&quot;&quot;);&quot;&quot;)">
            <text:p/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VR</text:p>
          </table:table-cell>
          <table:table-cell office:value-type="float" office:value="0" calcext:value-type="float">
            <text:p>0</text:p>
          </table:table-cell>
          <table:table-cell table:formula="of:=IF([.$I38]=0;IF([.U3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DA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DAR</text:p>
          </table:table-cell>
          <table:table-cell office:value-type="float" office:value="0" calcext:value-type="float">
            <text:p>0</text:p>
          </table:table-cell>
          <table:table-cell table:formula="of:=IF([.I39]=0;IF([.E39]&lt;&gt;0;&quot;SAL USED&quot;;&quot;&quot;);&quot;&quot;)">
            <text:p/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AR</text:p>
          </table:table-cell>
          <table:table-cell office:value-type="float" office:value="0" calcext:value-type="float">
            <text:p>0</text:p>
          </table:table-cell>
          <table:table-cell table:formula="of:=IF([.$I39]=0;IF([.M39]&lt;&gt;0;&quot;DAX USED&quot;;&quot;&quot;);&quot;&quot;)">
            <text:p/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AR</text:p>
          </table:table-cell>
          <table:table-cell office:value-type="float" office:value="0" calcext:value-type="float">
            <text:p>0</text:p>
          </table:table-cell>
          <table:table-cell table:formula="of:=IF([.$I39]=0;IF([.Q39]&lt;&gt;0;&quot;DIAG 1 USED&quot;;&quot;&quot;);&quot;&quot;)">
            <text:p/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AR</text:p>
          </table:table-cell>
          <table:table-cell office:value-type="float" office:value="0" calcext:value-type="float">
            <text:p>0</text:p>
          </table:table-cell>
          <table:table-cell table:formula="of:=IF([.$I39]=0;IF([.U3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RE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REX</text:p>
          </table:table-cell>
          <table:table-cell office:value-type="float" office:value="0" calcext:value-type="float">
            <text:p>0</text:p>
          </table:table-cell>
          <table:table-cell table:formula="of:=IF([.I40]=0;IF([.E40]&lt;&gt;0;&quot;SAL USED&quot;;&quot;&quot;);&quot;&quot;)">
            <text:p/>
          </table:table-cell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REX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IF([.$I40]=0;IF([.M40]&lt;&gt;0;&quot;DAX USED&quot;;&quot;&quot;);&quot;&quot;)" office:value-type="string" office:string-value="DAX USED" calcext:value-type="string">
            <text:p>DAX USE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X</text:p>
          </table:table-cell>
          <table:table-cell office:value-type="float" office:value="0" calcext:value-type="float">
            <text:p>0</text:p>
          </table:table-cell>
          <table:table-cell table:formula="of:=IF([.$I40]=0;IF([.Q40]&lt;&gt;0;&quot;DIAG 1 USED&quot;;&quot;&quot;);&quot;&quot;)">
            <text:p/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X</text:p>
          </table:table-cell>
          <table:table-cell office:value-type="float" office:value="0" calcext:value-type="float">
            <text:p>0</text:p>
          </table:table-cell>
          <table:table-cell table:formula="of:=IF([.$I40]=0;IF([.U4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CA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CAR</text:p>
          </table:table-cell>
          <table:table-cell office:value-type="float" office:value="0" calcext:value-type="float">
            <text:p>0</text:p>
          </table:table-cell>
          <table:table-cell table:formula="of:=IF([.I41]=0;IF([.E41]&lt;&gt;0;&quot;SAL USED&quot;;&quot;&quot;);&quot;&quot;)">
            <text:p/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R</text:p>
          </table:table-cell>
          <table:table-cell office:value-type="float" office:value="0" calcext:value-type="float">
            <text:p>0</text:p>
          </table:table-cell>
          <table:table-cell table:formula="of:=IF([.$I41]=0;IF([.M41]&lt;&gt;0;&quot;DAX USED&quot;;&quot;&quot;);&quot;&quot;)">
            <text:p/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R</text:p>
          </table:table-cell>
          <table:table-cell office:value-type="float" office:value="0" calcext:value-type="float">
            <text:p>0</text:p>
          </table:table-cell>
          <table:table-cell table:formula="of:=IF([.$I41]=0;IF([.Q41]&lt;&gt;0;&quot;DIAG 1 USED&quot;;&quot;&quot;);&quot;&quot;)">
            <text:p/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R</text:p>
          </table:table-cell>
          <table:table-cell office:value-type="float" office:value="0" calcext:value-type="float">
            <text:p>0</text:p>
          </table:table-cell>
          <table:table-cell table:formula="of:=IF([.$I41]=0;IF([.U4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I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CIR</text:p>
          </table:table-cell>
          <table:table-cell office:value-type="float" office:value="0" calcext:value-type="float">
            <text:p>0</text:p>
          </table:table-cell>
          <table:table-cell table:formula="of:=IF([.I42]=0;IF([.E42]&lt;&gt;0;&quot;SAL USED&quot;;&quot;&quot;);&quot;&quot;)">
            <text:p/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CIR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$I42]=0;IF([.M42]&lt;&gt;0;&quot;DAX USED&quot;;&quot;&quot;);&quot;&quot;)" office:value-type="string" office:string-value="DAX USED" calcext:value-type="string">
            <text:p>DAX USE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IR</text:p>
          </table:table-cell>
          <table:table-cell office:value-type="float" office:value="0" calcext:value-type="float">
            <text:p>0</text:p>
          </table:table-cell>
          <table:table-cell table:formula="of:=IF([.$I42]=0;IF([.Q42]&lt;&gt;0;&quot;DIAG 1 USED&quot;;&quot;&quot;);&quot;&quot;)">
            <text:p/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IR</text:p>
          </table:table-cell>
          <table:table-cell office:value-type="float" office:value="0" calcext:value-type="float">
            <text:p>0</text:p>
          </table:table-cell>
          <table:table-cell table:formula="of:=IF([.$I42]=0;IF([.U4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SIA_SIE_SI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IA_SIE_SIR</text:p>
          </table:table-cell>
          <table:table-cell office:value-type="float" office:value="0" calcext:value-type="float">
            <text:p>0</text:p>
          </table:table-cell>
          <table:table-cell table:formula="of:=IF([.I43]=0;IF([.E43]&lt;&gt;0;&quot;SAL USED&quot;;&quot;&quot;);&quot;&quot;)">
            <text:p/>
          </table:table-cell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SIA_SIE_SIR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IF([.$I43]=0;IF([.M43]&lt;&gt;0;&quot;DAX USED&quot;;&quot;&quot;);&quot;&quot;)" office:value-type="string" office:string-value="DAX USED" calcext:value-type="string">
            <text:p>DAX USE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A_SIE_SIR</text:p>
          </table:table-cell>
          <table:table-cell office:value-type="float" office:value="0" calcext:value-type="float">
            <text:p>0</text:p>
          </table:table-cell>
          <table:table-cell table:formula="of:=IF([.$I43]=0;IF([.Q43]&lt;&gt;0;&quot;DIAG 1 USED&quot;;&quot;&quot;);&quot;&quot;)">
            <text:p/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A_SIE_SIR</text:p>
          </table:table-cell>
          <table:table-cell office:value-type="float" office:value="0" calcext:value-type="float">
            <text:p>0</text:p>
          </table:table-cell>
          <table:table-cell table:formula="of:=IF([.$I43]=0;IF([.U4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IA_RIE_RI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RIA_RIE_RIR</text:p>
          </table:table-cell>
          <table:table-cell office:value-type="float" office:value="7" calcext:value-type="float">
            <text:p>7</text:p>
          </table:table-cell>
          <table:table-cell table:formula="of:=IF([.I44]=0;IF([.E44]&lt;&gt;0;&quot;SAL USED&quot;;&quot;&quot;);&quot;&quot;)">
            <text:p/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IA_RIE_RIR</text:p>
          </table:table-cell>
          <table:table-cell office:value-type="float" office:value="6" calcext:value-type="float">
            <text:p>6</text:p>
          </table:table-cell>
          <table:table-cell table:formula="of:=IF([.$I44]=0;IF([.M44]&lt;&gt;0;&quot;DAX USED&quot;;&quot;&quot;);&quot;&quot;)">
            <text:p/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IA_RIE_RIR</text:p>
          </table:table-cell>
          <table:table-cell office:value-type="float" office:value="0" calcext:value-type="float">
            <text:p>0</text:p>
          </table:table-cell>
          <table:table-cell table:formula="of:=IF([.$I44]=0;IF([.Q44]&lt;&gt;0;&quot;DIAG 1 USED&quot;;&quot;&quot;);&quot;&quot;)">
            <text:p/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IA_RIE_RIR</text:p>
          </table:table-cell>
          <table:table-cell office:value-type="float" office:value="0" calcext:value-type="float">
            <text:p>0</text:p>
          </table:table-cell>
          <table:table-cell table:formula="of:=IF([.$I44]=0;IF([.U4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RLD_RLQ</text:p>
          </table:table-cell>
          <table:table-cell table:style-name="ce1" office:value-type="float" office:value="48632" calcext:value-type="float">
            <text:p>48632</text:p>
          </table:table-cell>
          <table:table-cell table:style-name="ce1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RLD_RLQ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IF([.I45]=0;IF([.E45]&lt;&gt;0;&quot;SAL USED&quot;;&quot;&quot;);&quot;&quot;)" office:value-type="string" office:string-value="SAL USED" calcext:value-type="string">
            <text:p>SAL USE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LD_RLQ</text:p>
          </table:table-cell>
          <table:table-cell office:value-type="float" office:value="0" calcext:value-type="float">
            <text:p>0</text:p>
          </table:table-cell>
          <table:table-cell table:formula="of:=IF([.$I45]=0;IF([.M45]&lt;&gt;0;&quot;DAX USED&quot;;&quot;&quot;);&quot;&quot;)">
            <text:p/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LD_RLQ</text:p>
          </table:table-cell>
          <table:table-cell office:value-type="float" office:value="0" calcext:value-type="float">
            <text:p>0</text:p>
          </table:table-cell>
          <table:table-cell table:formula="of:=IF([.$I45]=0;IF([.Q45]&lt;&gt;0;&quot;DIAG 1 USED&quot;;&quot;&quot;);&quot;&quot;)">
            <text:p/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LD_RLQ</text:p>
          </table:table-cell>
          <table:table-cell office:value-type="float" office:value="0" calcext:value-type="float">
            <text:p>0</text:p>
          </table:table-cell>
          <table:table-cell table:formula="of:=IF([.$I45]=0;IF([.U4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RLS</text:p>
          </table:table-cell>
          <table:table-cell office:value-type="float" office:value="3403" calcext:value-type="float">
            <text:p>340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RLS</text:p>
          </table:table-cell>
          <table:table-cell office:value-type="float" office:value="1" calcext:value-type="float">
            <text:p>1</text:p>
          </table:table-cell>
          <table:table-cell table:formula="of:=IF([.I46]=0;IF([.E46]&lt;&gt;0;&quot;SAL USED&quot;;&quot;&quot;);&quot;&quot;)">
            <text:p/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LS</text:p>
          </table:table-cell>
          <table:table-cell office:value-type="float" office:value="1" calcext:value-type="float">
            <text:p>1</text:p>
          </table:table-cell>
          <table:table-cell table:formula="of:=IF([.$I46]=0;IF([.M46]&lt;&gt;0;&quot;DAX USED&quot;;&quot;&quot;);&quot;&quot;)">
            <text:p/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LS</text:p>
          </table:table-cell>
          <table:table-cell office:value-type="float" office:value="0" calcext:value-type="float">
            <text:p>0</text:p>
          </table:table-cell>
          <table:table-cell table:formula="of:=IF([.$I46]=0;IF([.Q46]&lt;&gt;0;&quot;DIAG 1 USED&quot;;&quot;&quot;);&quot;&quot;)">
            <text:p/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LS</text:p>
          </table:table-cell>
          <table:table-cell office:value-type="float" office:value="0" calcext:value-type="float">
            <text:p>0</text:p>
          </table:table-cell>
          <table:table-cell table:formula="of:=IF([.$I46]=0;IF([.U4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RAD_RAQ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RAD_RAQ</text:p>
          </table:table-cell>
          <table:table-cell office:value-type="float" office:value="0" calcext:value-type="float">
            <text:p>0</text:p>
          </table:table-cell>
          <table:table-cell table:formula="of:=IF([.I47]=0;IF([.E47]&lt;&gt;0;&quot;SAL USED&quot;;&quot;&quot;);&quot;&quot;)">
            <text:p/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AD_RAQ</text:p>
          </table:table-cell>
          <table:table-cell office:value-type="float" office:value="0" calcext:value-type="float">
            <text:p>0</text:p>
          </table:table-cell>
          <table:table-cell table:formula="of:=IF([.$I47]=0;IF([.M47]&lt;&gt;0;&quot;DAX USED&quot;;&quot;&quot;);&quot;&quot;)">
            <text:p/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AD_RAQ</text:p>
          </table:table-cell>
          <table:table-cell office:value-type="float" office:value="0" calcext:value-type="float">
            <text:p>0</text:p>
          </table:table-cell>
          <table:table-cell table:formula="of:=IF([.$I47]=0;IF([.Q47]&lt;&gt;0;&quot;DIAG 1 USED&quot;;&quot;&quot;);&quot;&quot;)">
            <text:p/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AD_RAQ</text:p>
          </table:table-cell>
          <table:table-cell office:value-type="float" office:value="0" calcext:value-type="float">
            <text:p>0</text:p>
          </table:table-cell>
          <table:table-cell table:formula="of:=IF([.$I47]=0;IF([.U4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RA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RAS</text:p>
          </table:table-cell>
          <table:table-cell office:value-type="float" office:value="0" calcext:value-type="float">
            <text:p>0</text:p>
          </table:table-cell>
          <table:table-cell table:formula="of:=IF([.I48]=0;IF([.E48]&lt;&gt;0;&quot;SAL USED&quot;;&quot;&quot;);&quot;&quot;)">
            <text:p/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AS</text:p>
          </table:table-cell>
          <table:table-cell office:value-type="float" office:value="0" calcext:value-type="float">
            <text:p>0</text:p>
          </table:table-cell>
          <table:table-cell table:formula="of:=IF([.$I48]=0;IF([.M48]&lt;&gt;0;&quot;DAX USED&quot;;&quot;&quot;);&quot;&quot;)">
            <text:p/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AS</text:p>
          </table:table-cell>
          <table:table-cell office:value-type="float" office:value="0" calcext:value-type="float">
            <text:p>0</text:p>
          </table:table-cell>
          <table:table-cell table:formula="of:=IF([.$I48]=0;IF([.Q48]&lt;&gt;0;&quot;DIAG 1 USED&quot;;&quot;&quot;);&quot;&quot;)">
            <text:p/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AS</text:p>
          </table:table-cell>
          <table:table-cell office:value-type="float" office:value="0" calcext:value-type="float">
            <text:p>0</text:p>
          </table:table-cell>
          <table:table-cell table:formula="of:=IF([.$I48]=0;IF([.U4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LLD_LLQ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LLD_LLQ</text:p>
          </table:table-cell>
          <table:table-cell office:value-type="float" office:value="0" calcext:value-type="float">
            <text:p>0</text:p>
          </table:table-cell>
          <table:table-cell table:formula="of:=IF([.I49]=0;IF([.E49]&lt;&gt;0;&quot;SAL USED&quot;;&quot;&quot;);&quot;&quot;)">
            <text:p/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LD_LLQ</text:p>
          </table:table-cell>
          <table:table-cell office:value-type="float" office:value="0" calcext:value-type="float">
            <text:p>0</text:p>
          </table:table-cell>
          <table:table-cell table:formula="of:=IF([.$I49]=0;IF([.M49]&lt;&gt;0;&quot;DAX USED&quot;;&quot;&quot;);&quot;&quot;)">
            <text:p/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LD_LLQ</text:p>
          </table:table-cell>
          <table:table-cell office:value-type="float" office:value="0" calcext:value-type="float">
            <text:p>0</text:p>
          </table:table-cell>
          <table:table-cell table:formula="of:=IF([.$I49]=0;IF([.Q49]&lt;&gt;0;&quot;DIAG 1 USED&quot;;&quot;&quot;);&quot;&quot;)">
            <text:p/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LD_LLQ</text:p>
          </table:table-cell>
          <table:table-cell office:value-type="float" office:value="0" calcext:value-type="float">
            <text:p>0</text:p>
          </table:table-cell>
          <table:table-cell table:formula="of:=IF([.$I49]=0;IF([.U4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L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LLS</text:p>
          </table:table-cell>
          <table:table-cell office:value-type="float" office:value="1" calcext:value-type="float">
            <text:p>1</text:p>
          </table:table-cell>
          <table:table-cell table:formula="of:=IF([.I50]=0;IF([.E50]&lt;&gt;0;&quot;SAL USED&quot;;&quot;&quot;);&quot;&quot;)">
            <text:p/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LS</text:p>
          </table:table-cell>
          <table:table-cell office:value-type="float" office:value="1" calcext:value-type="float">
            <text:p>1</text:p>
          </table:table-cell>
          <table:table-cell table:formula="of:=IF([.$I50]=0;IF([.M50]&lt;&gt;0;&quot;DAX USED&quot;;&quot;&quot;);&quot;&quot;)">
            <text:p/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LS</text:p>
          </table:table-cell>
          <table:table-cell office:value-type="float" office:value="0" calcext:value-type="float">
            <text:p>0</text:p>
          </table:table-cell>
          <table:table-cell table:formula="of:=IF([.$I50]=0;IF([.Q50]&lt;&gt;0;&quot;DIAG 1 USED&quot;;&quot;&quot;);&quot;&quot;)">
            <text:p/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LS</text:p>
          </table:table-cell>
          <table:table-cell office:value-type="float" office:value="0" calcext:value-type="float">
            <text:p>0</text:p>
          </table:table-cell>
          <table:table-cell table:formula="of:=IF([.$I50]=0;IF([.U5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LAD_LAQ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LAD_LAQ</text:p>
          </table:table-cell>
          <table:table-cell office:value-type="float" office:value="0" calcext:value-type="float">
            <text:p>0</text:p>
          </table:table-cell>
          <table:table-cell table:formula="of:=IF([.I51]=0;IF([.E51]&lt;&gt;0;&quot;SAL USED&quot;;&quot;&quot;);&quot;&quot;)">
            <text:p/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AD_LAQ</text:p>
          </table:table-cell>
          <table:table-cell office:value-type="float" office:value="0" calcext:value-type="float">
            <text:p>0</text:p>
          </table:table-cell>
          <table:table-cell table:formula="of:=IF([.$I51]=0;IF([.M51]&lt;&gt;0;&quot;DAX USED&quot;;&quot;&quot;);&quot;&quot;)">
            <text:p/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AD_LAQ</text:p>
          </table:table-cell>
          <table:table-cell office:value-type="float" office:value="0" calcext:value-type="float">
            <text:p>0</text:p>
          </table:table-cell>
          <table:table-cell table:formula="of:=IF([.$I51]=0;IF([.Q51]&lt;&gt;0;&quot;DIAG 1 USED&quot;;&quot;&quot;);&quot;&quot;)">
            <text:p/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AD_LAQ</text:p>
          </table:table-cell>
          <table:table-cell office:value-type="float" office:value="0" calcext:value-type="float">
            <text:p>0</text:p>
          </table:table-cell>
          <table:table-cell table:formula="of:=IF([.$I51]=0;IF([.U5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LA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LAS</text:p>
          </table:table-cell>
          <table:table-cell office:value-type="float" office:value="0" calcext:value-type="float">
            <text:p>0</text:p>
          </table:table-cell>
          <table:table-cell table:formula="of:=IF([.I52]=0;IF([.E52]&lt;&gt;0;&quot;SAL USED&quot;;&quot;&quot;);&quot;&quot;)">
            <text:p/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AS</text:p>
          </table:table-cell>
          <table:table-cell office:value-type="float" office:value="0" calcext:value-type="float">
            <text:p>0</text:p>
          </table:table-cell>
          <table:table-cell table:formula="of:=IF([.$I52]=0;IF([.M52]&lt;&gt;0;&quot;DAX USED&quot;;&quot;&quot;);&quot;&quot;)">
            <text:p/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AS</text:p>
          </table:table-cell>
          <table:table-cell office:value-type="float" office:value="0" calcext:value-type="float">
            <text:p>0</text:p>
          </table:table-cell>
          <table:table-cell table:formula="of:=IF([.$I52]=0;IF([.Q52]&lt;&gt;0;&quot;DIAG 1 USED&quot;;&quot;&quot;);&quot;&quot;)">
            <text:p/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AS</text:p>
          </table:table-cell>
          <table:table-cell office:value-type="float" office:value="0" calcext:value-type="float">
            <text:p>0</text:p>
          </table:table-cell>
          <table:table-cell table:formula="of:=IF([.$I52]=0;IF([.U5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FAR_CDI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FAR_CDIF</text:p>
          </table:table-cell>
          <table:table-cell office:value-type="float" office:value="0" calcext:value-type="float">
            <text:p>0</text:p>
          </table:table-cell>
          <table:table-cell table:formula="of:=IF([.I53]=0;IF([.E53]&lt;&gt;0;&quot;SAL USED&quot;;&quot;&quot;);&quot;&quot;)">
            <text:p/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AR_CDIF</text:p>
          </table:table-cell>
          <table:table-cell office:value-type="float" office:value="0" calcext:value-type="float">
            <text:p>0</text:p>
          </table:table-cell>
          <table:table-cell table:formula="of:=IF([.$I53]=0;IF([.M53]&lt;&gt;0;&quot;DAX USED&quot;;&quot;&quot;);&quot;&quot;)">
            <text:p/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AR_CDIF</text:p>
          </table:table-cell>
          <table:table-cell office:value-type="float" office:value="0" calcext:value-type="float">
            <text:p>0</text:p>
          </table:table-cell>
          <table:table-cell table:formula="of:=IF([.$I53]=0;IF([.Q53]&lt;&gt;0;&quot;DIAG 1 USED&quot;;&quot;&quot;);&quot;&quot;)">
            <text:p/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AR_CDIF</text:p>
          </table:table-cell>
          <table:table-cell office:value-type="float" office:value="0" calcext:value-type="float">
            <text:p>0</text:p>
          </table:table-cell>
          <table:table-cell table:formula="of:=IF([.$I53]=0;IF([.U5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FS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FSR</text:p>
          </table:table-cell>
          <table:table-cell office:value-type="float" office:value="0" calcext:value-type="float">
            <text:p>0</text:p>
          </table:table-cell>
          <table:table-cell table:formula="of:=IF([.I54]=0;IF([.E54]&lt;&gt;0;&quot;SAL USED&quot;;&quot;&quot;);&quot;&quot;)">
            <text:p/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SR</text:p>
          </table:table-cell>
          <table:table-cell office:value-type="float" office:value="0" calcext:value-type="float">
            <text:p>0</text:p>
          </table:table-cell>
          <table:table-cell table:formula="of:=IF([.$I54]=0;IF([.M54]&lt;&gt;0;&quot;DAX USED&quot;;&quot;&quot;);&quot;&quot;)">
            <text:p/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SR</text:p>
          </table:table-cell>
          <table:table-cell office:value-type="float" office:value="0" calcext:value-type="float">
            <text:p>0</text:p>
          </table:table-cell>
          <table:table-cell table:formula="of:=IF([.$I54]=0;IF([.Q54]&lt;&gt;0;&quot;DIAG 1 USED&quot;;&quot;&quot;);&quot;&quot;)">
            <text:p/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SR</text:p>
          </table:table-cell>
          <table:table-cell office:value-type="float" office:value="0" calcext:value-type="float">
            <text:p>0</text:p>
          </table:table-cell>
          <table:table-cell table:formula="of:=IF([.$I54]=0;IF([.U5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FM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MR</text:p>
          </table:table-cell>
          <table:table-cell office:value-type="float" office:value="0" calcext:value-type="float">
            <text:p>0</text:p>
          </table:table-cell>
          <table:table-cell table:formula="of:=IF([.I55]=0;IF([.E55]&lt;&gt;0;&quot;SAL USED&quot;;&quot;&quot;);&quot;&quot;)">
            <text:p/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MR</text:p>
          </table:table-cell>
          <table:table-cell office:value-type="float" office:value="0" calcext:value-type="float">
            <text:p>0</text:p>
          </table:table-cell>
          <table:table-cell table:formula="of:=IF([.$I55]=0;IF([.M55]&lt;&gt;0;&quot;DAX USED&quot;;&quot;&quot;);&quot;&quot;)">
            <text:p/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MR</text:p>
          </table:table-cell>
          <table:table-cell office:value-type="float" office:value="0" calcext:value-type="float">
            <text:p>0</text:p>
          </table:table-cell>
          <table:table-cell table:formula="of:=IF([.$I55]=0;IF([.Q55]&lt;&gt;0;&quot;DIAG 1 USED&quot;;&quot;&quot;);&quot;&quot;)">
            <text:p/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MR</text:p>
          </table:table-cell>
          <table:table-cell office:value-type="float" office:value="0" calcext:value-type="float">
            <text:p>0</text:p>
          </table:table-cell>
          <table:table-cell table:formula="of:=IF([.$I55]=0;IF([.U5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FD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FDR</text:p>
          </table:table-cell>
          <table:table-cell office:value-type="float" office:value="0" calcext:value-type="float">
            <text:p>0</text:p>
          </table:table-cell>
          <table:table-cell table:formula="of:=IF([.I56]=0;IF([.E56]&lt;&gt;0;&quot;SAL USED&quot;;&quot;&quot;);&quot;&quot;)">
            <text:p/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DR</text:p>
          </table:table-cell>
          <table:table-cell office:value-type="float" office:value="0" calcext:value-type="float">
            <text:p>0</text:p>
          </table:table-cell>
          <table:table-cell table:formula="of:=IF([.$I56]=0;IF([.M56]&lt;&gt;0;&quot;DAX USED&quot;;&quot;&quot;);&quot;&quot;)">
            <text:p/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DR</text:p>
          </table:table-cell>
          <table:table-cell office:value-type="float" office:value="0" calcext:value-type="float">
            <text:p>0</text:p>
          </table:table-cell>
          <table:table-cell table:formula="of:=IF([.$I56]=0;IF([.Q56]&lt;&gt;0;&quot;DIAG 1 USED&quot;;&quot;&quot;);&quot;&quot;)">
            <text:p/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DR</text:p>
          </table:table-cell>
          <table:table-cell office:value-type="float" office:value="0" calcext:value-type="float">
            <text:p>0</text:p>
          </table:table-cell>
          <table:table-cell table:formula="of:=IF([.$I56]=0;IF([.U5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FARD_FARQ_CFD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FARD_FARQ_CFDI</text:p>
          </table:table-cell>
          <table:table-cell office:value-type="float" office:value="0" calcext:value-type="float">
            <text:p>0</text:p>
          </table:table-cell>
          <table:table-cell table:formula="of:=IF([.I57]=0;IF([.E57]&lt;&gt;0;&quot;SAL USED&quot;;&quot;&quot;);&quot;&quot;)">
            <text:p/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ARD_FARQ_CFDI</text:p>
          </table:table-cell>
          <table:table-cell office:value-type="float" office:value="0" calcext:value-type="float">
            <text:p>0</text:p>
          </table:table-cell>
          <table:table-cell table:formula="of:=IF([.$I57]=0;IF([.M57]&lt;&gt;0;&quot;DAX USED&quot;;&quot;&quot;);&quot;&quot;)">
            <text:p/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ARD_FARQ_CFDI</text:p>
          </table:table-cell>
          <table:table-cell office:value-type="float" office:value="0" calcext:value-type="float">
            <text:p>0</text:p>
          </table:table-cell>
          <table:table-cell table:formula="of:=IF([.$I57]=0;IF([.Q57]&lt;&gt;0;&quot;DIAG 1 USED&quot;;&quot;&quot;);&quot;&quot;)">
            <text:p/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ARD_FARQ_CFDI</text:p>
          </table:table-cell>
          <table:table-cell office:value-type="float" office:value="0" calcext:value-type="float">
            <text:p>0</text:p>
          </table:table-cell>
          <table:table-cell table:formula="of:=IF([.$I57]=0;IF([.U5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FSRD_FSRQ_CQ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FSRD_FSRQ_CQFF</text:p>
          </table:table-cell>
          <table:table-cell office:value-type="float" office:value="0" calcext:value-type="float">
            <text:p>0</text:p>
          </table:table-cell>
          <table:table-cell table:formula="of:=IF([.I58]=0;IF([.E58]&lt;&gt;0;&quot;SAL USED&quot;;&quot;&quot;);&quot;&quot;)">
            <text:p/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SRD_FSRQ_CQFF</text:p>
          </table:table-cell>
          <table:table-cell office:value-type="float" office:value="0" calcext:value-type="float">
            <text:p>0</text:p>
          </table:table-cell>
          <table:table-cell table:formula="of:=IF([.$I58]=0;IF([.M58]&lt;&gt;0;&quot;DAX USED&quot;;&quot;&quot;);&quot;&quot;)">
            <text:p/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SRD_FSRQ_CQFF</text:p>
          </table:table-cell>
          <table:table-cell office:value-type="float" office:value="0" calcext:value-type="float">
            <text:p>0</text:p>
          </table:table-cell>
          <table:table-cell table:formula="of:=IF([.$I58]=0;IF([.Q58]&lt;&gt;0;&quot;DIAG 1 USED&quot;;&quot;&quot;);&quot;&quot;)">
            <text:p/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SRD_FSRQ_CQFF</text:p>
          </table:table-cell>
          <table:table-cell office:value-type="float" office:value="0" calcext:value-type="float">
            <text:p>0</text:p>
          </table:table-cell>
          <table:table-cell table:formula="of:=IF([.$I58]=0;IF([.U5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FMRD_FMRQ_CDF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FMRD_FMRQ_CDFI</text:p>
          </table:table-cell>
          <table:table-cell office:value-type="float" office:value="0" calcext:value-type="float">
            <text:p>0</text:p>
          </table:table-cell>
          <table:table-cell table:formula="of:=IF([.I59]=0;IF([.E59]&lt;&gt;0;&quot;SAL USED&quot;;&quot;&quot;);&quot;&quot;)">
            <text:p/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MRD_FMRQ_CDFI</text:p>
          </table:table-cell>
          <table:table-cell office:value-type="float" office:value="0" calcext:value-type="float">
            <text:p>0</text:p>
          </table:table-cell>
          <table:table-cell table:formula="of:=IF([.$I59]=0;IF([.M59]&lt;&gt;0;&quot;DAX USED&quot;;&quot;&quot;);&quot;&quot;)">
            <text:p/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MRD_FMRQ_CDFI</text:p>
          </table:table-cell>
          <table:table-cell office:value-type="float" office:value="0" calcext:value-type="float">
            <text:p>0</text:p>
          </table:table-cell>
          <table:table-cell table:formula="of:=IF([.$I59]=0;IF([.Q59]&lt;&gt;0;&quot;DIAG 1 USED&quot;;&quot;&quot;);&quot;&quot;)">
            <text:p/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MRD_FMRQ_CDFI</text:p>
          </table:table-cell>
          <table:table-cell office:value-type="float" office:value="0" calcext:value-type="float">
            <text:p>0</text:p>
          </table:table-cell>
          <table:table-cell table:formula="of:=IF([.$I59]=0;IF([.U5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FDRD_FDRQ_CQF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FDRD_FDRQ_CQFI</text:p>
          </table:table-cell>
          <table:table-cell office:value-type="float" office:value="0" calcext:value-type="float">
            <text:p>0</text:p>
          </table:table-cell>
          <table:table-cell table:formula="of:=IF([.I60]=0;IF([.E60]&lt;&gt;0;&quot;SAL USED&quot;;&quot;&quot;);&quot;&quot;)">
            <text:p/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DRD_FDRQ_CQFI</text:p>
          </table:table-cell>
          <table:table-cell office:value-type="float" office:value="0" calcext:value-type="float">
            <text:p>0</text:p>
          </table:table-cell>
          <table:table-cell table:formula="of:=IF([.$I60]=0;IF([.M60]&lt;&gt;0;&quot;DAX USED&quot;;&quot;&quot;);&quot;&quot;)">
            <text:p/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DRD_FDRQ_CQFI</text:p>
          </table:table-cell>
          <table:table-cell office:value-type="float" office:value="0" calcext:value-type="float">
            <text:p>0</text:p>
          </table:table-cell>
          <table:table-cell table:formula="of:=IF([.$I60]=0;IF([.Q60]&lt;&gt;0;&quot;DIAG 1 USED&quot;;&quot;&quot;);&quot;&quot;)">
            <text:p/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DRD_FDRQ_CQFI</text:p>
          </table:table-cell>
          <table:table-cell office:value-type="float" office:value="0" calcext:value-type="float">
            <text:p>0</text:p>
          </table:table-cell>
          <table:table-cell table:formula="of:=IF([.$I60]=0;IF([.U6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FAM_FA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FAM_FAI</text:p>
          </table:table-cell>
          <table:table-cell office:value-type="float" office:value="0" calcext:value-type="float">
            <text:p>0</text:p>
          </table:table-cell>
          <table:table-cell table:formula="of:=IF([.I61]=0;IF([.E61]&lt;&gt;0;&quot;SAL USED&quot;;&quot;&quot;);&quot;&quot;)">
            <text:p/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AM_FAI</text:p>
          </table:table-cell>
          <table:table-cell office:value-type="float" office:value="0" calcext:value-type="float">
            <text:p>0</text:p>
          </table:table-cell>
          <table:table-cell table:formula="of:=IF([.$I61]=0;IF([.M61]&lt;&gt;0;&quot;DAX USED&quot;;&quot;&quot;);&quot;&quot;)">
            <text:p/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AM_FAI</text:p>
          </table:table-cell>
          <table:table-cell office:value-type="float" office:value="0" calcext:value-type="float">
            <text:p>0</text:p>
          </table:table-cell>
          <table:table-cell table:formula="of:=IF([.$I61]=0;IF([.Q61]&lt;&gt;0;&quot;DIAG 1 USED&quot;;&quot;&quot;);&quot;&quot;)">
            <text:p/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AM_FAI</text:p>
          </table:table-cell>
          <table:table-cell office:value-type="float" office:value="0" calcext:value-type="float">
            <text:p>0</text:p>
          </table:table-cell>
          <table:table-cell table:formula="of:=IF([.$I61]=0;IF([.U6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FSM_FS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FSM_FSI</text:p>
          </table:table-cell>
          <table:table-cell office:value-type="float" office:value="0" calcext:value-type="float">
            <text:p>0</text:p>
          </table:table-cell>
          <table:table-cell table:formula="of:=IF([.I62]=0;IF([.E62]&lt;&gt;0;&quot;SAL USED&quot;;&quot;&quot;);&quot;&quot;)">
            <text:p/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SM_FSI</text:p>
          </table:table-cell>
          <table:table-cell office:value-type="float" office:value="0" calcext:value-type="float">
            <text:p>0</text:p>
          </table:table-cell>
          <table:table-cell table:formula="of:=IF([.$I62]=0;IF([.M62]&lt;&gt;0;&quot;DAX USED&quot;;&quot;&quot;);&quot;&quot;)">
            <text:p/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SM_FSI</text:p>
          </table:table-cell>
          <table:table-cell office:value-type="float" office:value="0" calcext:value-type="float">
            <text:p>0</text:p>
          </table:table-cell>
          <table:table-cell table:formula="of:=IF([.$I62]=0;IF([.Q62]&lt;&gt;0;&quot;DIAG 1 USED&quot;;&quot;&quot;);&quot;&quot;)">
            <text:p/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SM_FSI</text:p>
          </table:table-cell>
          <table:table-cell office:value-type="float" office:value="0" calcext:value-type="float">
            <text:p>0</text:p>
          </table:table-cell>
          <table:table-cell table:formula="of:=IF([.$I62]=0;IF([.U6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FMM_FM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FMM_FMI</text:p>
          </table:table-cell>
          <table:table-cell office:value-type="float" office:value="0" calcext:value-type="float">
            <text:p>0</text:p>
          </table:table-cell>
          <table:table-cell table:formula="of:=IF([.I63]=0;IF([.E63]&lt;&gt;0;&quot;SAL USED&quot;;&quot;&quot;);&quot;&quot;)">
            <text:p/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MM_FMI</text:p>
          </table:table-cell>
          <table:table-cell office:value-type="float" office:value="0" calcext:value-type="float">
            <text:p>0</text:p>
          </table:table-cell>
          <table:table-cell table:formula="of:=IF([.$I63]=0;IF([.M63]&lt;&gt;0;&quot;DAX USED&quot;;&quot;&quot;);&quot;&quot;)">
            <text:p/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MM_FMI</text:p>
          </table:table-cell>
          <table:table-cell office:value-type="float" office:value="0" calcext:value-type="float">
            <text:p>0</text:p>
          </table:table-cell>
          <table:table-cell table:formula="of:=IF([.$I63]=0;IF([.Q63]&lt;&gt;0;&quot;DIAG 1 USED&quot;;&quot;&quot;);&quot;&quot;)">
            <text:p/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MM_FMI</text:p>
          </table:table-cell>
          <table:table-cell office:value-type="float" office:value="0" calcext:value-type="float">
            <text:p>0</text:p>
          </table:table-cell>
          <table:table-cell table:formula="of:=IF([.$I63]=0;IF([.U6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FDM_FD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FDM_FDI</text:p>
          </table:table-cell>
          <table:table-cell office:value-type="float" office:value="0" calcext:value-type="float">
            <text:p>0</text:p>
          </table:table-cell>
          <table:table-cell table:formula="of:=IF([.I64]=0;IF([.E64]&lt;&gt;0;&quot;SAL USED&quot;;&quot;&quot;);&quot;&quot;)">
            <text:p/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DM_FDI</text:p>
          </table:table-cell>
          <table:table-cell office:value-type="float" office:value="0" calcext:value-type="float">
            <text:p>0</text:p>
          </table:table-cell>
          <table:table-cell table:formula="of:=IF([.$I64]=0;IF([.M64]&lt;&gt;0;&quot;DAX USED&quot;;&quot;&quot;);&quot;&quot;)">
            <text:p/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DM_FDI</text:p>
          </table:table-cell>
          <table:table-cell office:value-type="float" office:value="0" calcext:value-type="float">
            <text:p>0</text:p>
          </table:table-cell>
          <table:table-cell table:formula="of:=IF([.$I64]=0;IF([.Q64]&lt;&gt;0;&quot;DIAG 1 USED&quot;;&quot;&quot;);&quot;&quot;)">
            <text:p/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DM_FDI</text:p>
          </table:table-cell>
          <table:table-cell office:value-type="float" office:value="0" calcext:value-type="float">
            <text:p>0</text:p>
          </table:table-cell>
          <table:table-cell table:formula="of:=IF([.$I64]=0;IF([.U6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FAMD_FAMQ_FAID_FAIQ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AMD_FAMQ_FAID_FAIQ</text:p>
          </table:table-cell>
          <table:table-cell office:value-type="float" office:value="0" calcext:value-type="float">
            <text:p>0</text:p>
          </table:table-cell>
          <table:table-cell table:formula="of:=IF([.I65]=0;IF([.E65]&lt;&gt;0;&quot;SAL USED&quot;;&quot;&quot;);&quot;&quot;)">
            <text:p/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MD_FAMQ_FAID_FAIQ</text:p>
          </table:table-cell>
          <table:table-cell office:value-type="float" office:value="0" calcext:value-type="float">
            <text:p>0</text:p>
          </table:table-cell>
          <table:table-cell table:formula="of:=IF([.$I65]=0;IF([.M65]&lt;&gt;0;&quot;DAX USED&quot;;&quot;&quot;);&quot;&quot;)">
            <text:p/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MD_FAMQ_FAID_FAIQ</text:p>
          </table:table-cell>
          <table:table-cell office:value-type="float" office:value="0" calcext:value-type="float">
            <text:p>0</text:p>
          </table:table-cell>
          <table:table-cell table:formula="of:=IF([.$I65]=0;IF([.Q65]&lt;&gt;0;&quot;DIAG 1 USED&quot;;&quot;&quot;);&quot;&quot;)">
            <text:p/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MD_FAMQ_FAID_FAIQ</text:p>
          </table:table-cell>
          <table:table-cell office:value-type="float" office:value="0" calcext:value-type="float">
            <text:p>0</text:p>
          </table:table-cell>
          <table:table-cell table:formula="of:=IF([.$I65]=0;IF([.U6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FSMD_FSMQ_FSID_FSIQ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FSMD_FSMQ_FSID_FSIQ</text:p>
          </table:table-cell>
          <table:table-cell office:value-type="float" office:value="0" calcext:value-type="float">
            <text:p>0</text:p>
          </table:table-cell>
          <table:table-cell table:formula="of:=IF([.I66]=0;IF([.E66]&lt;&gt;0;&quot;SAL USED&quot;;&quot;&quot;);&quot;&quot;)">
            <text:p/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SMD_FSMQ_FSID_FSIQ</text:p>
          </table:table-cell>
          <table:table-cell office:value-type="float" office:value="0" calcext:value-type="float">
            <text:p>0</text:p>
          </table:table-cell>
          <table:table-cell table:formula="of:=IF([.$I66]=0;IF([.M66]&lt;&gt;0;&quot;DAX USED&quot;;&quot;&quot;);&quot;&quot;)">
            <text:p/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SMD_FSMQ_FSID_FSIQ</text:p>
          </table:table-cell>
          <table:table-cell office:value-type="float" office:value="0" calcext:value-type="float">
            <text:p>0</text:p>
          </table:table-cell>
          <table:table-cell table:formula="of:=IF([.$I66]=0;IF([.Q66]&lt;&gt;0;&quot;DIAG 1 USED&quot;;&quot;&quot;);&quot;&quot;)">
            <text:p/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SMD_FSMQ_FSID_FSIQ</text:p>
          </table:table-cell>
          <table:table-cell office:value-type="float" office:value="0" calcext:value-type="float">
            <text:p>0</text:p>
          </table:table-cell>
          <table:table-cell table:formula="of:=IF([.$I66]=0;IF([.U6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string" calcext:value-type="string">
            <text:p>FMMD_FMMQ_FMID_FMIQ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FMMD_FMMQ_FMID_FMIQ</text:p>
          </table:table-cell>
          <table:table-cell office:value-type="float" office:value="0" calcext:value-type="float">
            <text:p>0</text:p>
          </table:table-cell>
          <table:table-cell table:formula="of:=IF([.I67]=0;IF([.E67]&lt;&gt;0;&quot;SAL USED&quot;;&quot;&quot;);&quot;&quot;)">
            <text:p/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MMD_FMMQ_FMID_FMIQ</text:p>
          </table:table-cell>
          <table:table-cell office:value-type="float" office:value="0" calcext:value-type="float">
            <text:p>0</text:p>
          </table:table-cell>
          <table:table-cell table:formula="of:=IF([.$I67]=0;IF([.M67]&lt;&gt;0;&quot;DAX USED&quot;;&quot;&quot;);&quot;&quot;)">
            <text:p/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MMD_FMMQ_FMID_FMIQ</text:p>
          </table:table-cell>
          <table:table-cell office:value-type="float" office:value="0" calcext:value-type="float">
            <text:p>0</text:p>
          </table:table-cell>
          <table:table-cell table:formula="of:=IF([.$I67]=0;IF([.Q67]&lt;&gt;0;&quot;DIAG 1 USED&quot;;&quot;&quot;);&quot;&quot;)">
            <text:p/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MMD_FMMQ_FMID_FMIQ</text:p>
          </table:table-cell>
          <table:table-cell office:value-type="float" office:value="0" calcext:value-type="float">
            <text:p>0</text:p>
          </table:table-cell>
          <table:table-cell table:formula="of:=IF([.$I67]=0;IF([.U6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string" calcext:value-type="string">
            <text:p>FDMD_FDMQ_FDID_FDIQ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FDMD_FDMQ_FDID_FDIQ</text:p>
          </table:table-cell>
          <table:table-cell office:value-type="float" office:value="0" calcext:value-type="float">
            <text:p>0</text:p>
          </table:table-cell>
          <table:table-cell table:formula="of:=IF([.I68]=0;IF([.E68]&lt;&gt;0;&quot;SAL USED&quot;;&quot;&quot;);&quot;&quot;)">
            <text:p/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DMD_FDMQ_FDID_FDIQ</text:p>
          </table:table-cell>
          <table:table-cell office:value-type="float" office:value="0" calcext:value-type="float">
            <text:p>0</text:p>
          </table:table-cell>
          <table:table-cell table:formula="of:=IF([.$I68]=0;IF([.M68]&lt;&gt;0;&quot;DAX USED&quot;;&quot;&quot;);&quot;&quot;)">
            <text:p/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DMD_FDMQ_FDID_FDIQ</text:p>
          </table:table-cell>
          <table:table-cell office:value-type="float" office:value="0" calcext:value-type="float">
            <text:p>0</text:p>
          </table:table-cell>
          <table:table-cell table:formula="of:=IF([.$I68]=0;IF([.Q68]&lt;&gt;0;&quot;DIAG 1 USED&quot;;&quot;&quot;);&quot;&quot;)">
            <text:p/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DMD_FDMQ_FDID_FDIQ</text:p>
          </table:table-cell>
          <table:table-cell office:value-type="float" office:value="0" calcext:value-type="float">
            <text:p>0</text:p>
          </table:table-cell>
          <table:table-cell table:formula="of:=IF([.$I68]=0;IF([.U6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OCA</text:p>
          </table:table-cell>
          <table:table-cell office:value-type="float" office:value="101896" calcext:value-type="float">
            <text:p>10189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OCA</text:p>
          </table:table-cell>
          <table:table-cell office:value-type="float" office:value="163300" calcext:value-type="float">
            <text:p>163300</text:p>
          </table:table-cell>
          <table:table-cell table:formula="of:=IF([.I69]=0;IF([.E69]&lt;&gt;0;&quot;SAL USED&quot;;&quot;&quot;);&quot;&quot;)">
            <text:p/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CA</text:p>
          </table:table-cell>
          <table:table-cell office:value-type="float" office:value="219466" calcext:value-type="float">
            <text:p>219466</text:p>
          </table:table-cell>
          <table:table-cell table:formula="of:=IF([.$I69]=0;IF([.M69]&lt;&gt;0;&quot;DAX USED&quot;;&quot;&quot;);&quot;&quot;)">
            <text:p/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CA</text:p>
          </table:table-cell>
          <table:table-cell office:value-type="float" office:value="401100" calcext:value-type="float">
            <text:p>401100</text:p>
          </table:table-cell>
          <table:table-cell table:formula="of:=IF([.$I69]=0;IF([.Q69]&lt;&gt;0;&quot;DIAG 1 USED&quot;;&quot;&quot;);&quot;&quot;)">
            <text:p/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CA</text:p>
          </table:table-cell>
          <table:table-cell office:value-type="float" office:value="426062" calcext:value-type="float">
            <text:p>426062</text:p>
          </table:table-cell>
          <table:table-cell table:formula="of:=IF([.$I69]=0;IF([.U6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OC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OCB</text:p>
          </table:table-cell>
          <table:table-cell office:value-type="float" office:value="0" calcext:value-type="float">
            <text:p>0</text:p>
          </table:table-cell>
          <table:table-cell table:formula="of:=IF([.I70]=0;IF([.E70]&lt;&gt;0;&quot;SAL USED&quot;;&quot;&quot;);&quot;&quot;)">
            <text:p/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CB</text:p>
          </table:table-cell>
          <table:table-cell office:value-type="float" office:value="0" calcext:value-type="float">
            <text:p>0</text:p>
          </table:table-cell>
          <table:table-cell table:formula="of:=IF([.$I70]=0;IF([.M70]&lt;&gt;0;&quot;DAX USED&quot;;&quot;&quot;);&quot;&quot;)">
            <text:p/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CB</text:p>
          </table:table-cell>
          <table:table-cell office:value-type="float" office:value="0" calcext:value-type="float">
            <text:p>0</text:p>
          </table:table-cell>
          <table:table-cell table:formula="of:=IF([.$I70]=0;IF([.Q70]&lt;&gt;0;&quot;DIAG 1 USED&quot;;&quot;&quot;);&quot;&quot;)">
            <text:p/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CB</text:p>
          </table:table-cell>
          <table:table-cell office:value-type="float" office:value="0" calcext:value-type="float">
            <text:p>0</text:p>
          </table:table-cell>
          <table:table-cell table:formula="of:=IF([.$I70]=0;IF([.U7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OC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OCC</text:p>
          </table:table-cell>
          <table:table-cell office:value-type="float" office:value="0" calcext:value-type="float">
            <text:p>0</text:p>
          </table:table-cell>
          <table:table-cell table:formula="of:=IF([.I71]=0;IF([.E71]&lt;&gt;0;&quot;SAL USED&quot;;&quot;&quot;);&quot;&quot;)">
            <text:p/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CC</text:p>
          </table:table-cell>
          <table:table-cell office:value-type="float" office:value="0" calcext:value-type="float">
            <text:p>0</text:p>
          </table:table-cell>
          <table:table-cell table:formula="of:=IF([.$I71]=0;IF([.M71]&lt;&gt;0;&quot;DAX USED&quot;;&quot;&quot;);&quot;&quot;)">
            <text:p/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CC</text:p>
          </table:table-cell>
          <table:table-cell office:value-type="float" office:value="0" calcext:value-type="float">
            <text:p>0</text:p>
          </table:table-cell>
          <table:table-cell table:formula="of:=IF([.$I71]=0;IF([.Q71]&lt;&gt;0;&quot;DIAG 1 USED&quot;;&quot;&quot;);&quot;&quot;)">
            <text:p/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CC</text:p>
          </table:table-cell>
          <table:table-cell office:value-type="float" office:value="0" calcext:value-type="float">
            <text:p>0</text:p>
          </table:table-cell>
          <table:table-cell table:formula="of:=IF([.$I71]=0;IF([.U7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OC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OCD</text:p>
          </table:table-cell>
          <table:table-cell office:value-type="float" office:value="0" calcext:value-type="float">
            <text:p>0</text:p>
          </table:table-cell>
          <table:table-cell table:formula="of:=IF([.I72]=0;IF([.E72]&lt;&gt;0;&quot;SAL USED&quot;;&quot;&quot;);&quot;&quot;)">
            <text:p/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CD</text:p>
          </table:table-cell>
          <table:table-cell office:value-type="float" office:value="0" calcext:value-type="float">
            <text:p>0</text:p>
          </table:table-cell>
          <table:table-cell table:formula="of:=IF([.$I72]=0;IF([.M72]&lt;&gt;0;&quot;DAX USED&quot;;&quot;&quot;);&quot;&quot;)">
            <text:p/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CD</text:p>
          </table:table-cell>
          <table:table-cell office:value-type="float" office:value="0" calcext:value-type="float">
            <text:p>0</text:p>
          </table:table-cell>
          <table:table-cell table:formula="of:=IF([.$I72]=0;IF([.Q72]&lt;&gt;0;&quot;DIAG 1 USED&quot;;&quot;&quot;);&quot;&quot;)">
            <text:p/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CD</text:p>
          </table:table-cell>
          <table:table-cell office:value-type="float" office:value="0" calcext:value-type="float">
            <text:p>0</text:p>
          </table:table-cell>
          <table:table-cell table:formula="of:=IF([.$I72]=0;IF([.U7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O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ODA</text:p>
          </table:table-cell>
          <table:table-cell office:value-type="float" office:value="356" calcext:value-type="float">
            <text:p>356</text:p>
          </table:table-cell>
          <table:table-cell table:formula="of:=IF([.I73]=0;IF([.E73]&lt;&gt;0;&quot;SAL USED&quot;;&quot;&quot;);&quot;&quot;)">
            <text:p/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ODA</text:p>
          </table:table-cell>
          <table:table-cell office:value-type="float" office:value="0" calcext:value-type="float">
            <text:p>0</text:p>
          </table:table-cell>
          <table:table-cell table:formula="of:=IF([.$I73]=0;IF([.M73]&lt;&gt;0;&quot;DAX USED&quot;;&quot;&quot;);&quot;&quot;)">
            <text:p/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ODA</text:p>
          </table:table-cell>
          <table:table-cell office:value-type="float" office:value="0" calcext:value-type="float">
            <text:p>0</text:p>
          </table:table-cell>
          <table:table-cell table:formula="of:=IF([.$I73]=0;IF([.Q73]&lt;&gt;0;&quot;DIAG 1 USED&quot;;&quot;&quot;);&quot;&quot;)">
            <text:p/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ODA</text:p>
          </table:table-cell>
          <table:table-cell office:value-type="float" office:value="0" calcext:value-type="float">
            <text:p>0</text:p>
          </table:table-cell>
          <table:table-cell table:formula="of:=IF([.$I73]=0;IF([.U7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OD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ODB</text:p>
          </table:table-cell>
          <table:table-cell office:value-type="float" office:value="0" calcext:value-type="float">
            <text:p>0</text:p>
          </table:table-cell>
          <table:table-cell table:formula="of:=IF([.I74]=0;IF([.E74]&lt;&gt;0;&quot;SAL USED&quot;;&quot;&quot;);&quot;&quot;)">
            <text:p/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DB</text:p>
          </table:table-cell>
          <table:table-cell office:value-type="float" office:value="0" calcext:value-type="float">
            <text:p>0</text:p>
          </table:table-cell>
          <table:table-cell table:formula="of:=IF([.$I74]=0;IF([.M74]&lt;&gt;0;&quot;DAX USED&quot;;&quot;&quot;);&quot;&quot;)">
            <text:p/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DB</text:p>
          </table:table-cell>
          <table:table-cell office:value-type="float" office:value="0" calcext:value-type="float">
            <text:p>0</text:p>
          </table:table-cell>
          <table:table-cell table:formula="of:=IF([.$I74]=0;IF([.Q74]&lt;&gt;0;&quot;DIAG 1 USED&quot;;&quot;&quot;);&quot;&quot;)">
            <text:p/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DB</text:p>
          </table:table-cell>
          <table:table-cell office:value-type="float" office:value="0" calcext:value-type="float">
            <text:p>0</text:p>
          </table:table-cell>
          <table:table-cell table:formula="of:=IF([.$I74]=0;IF([.U7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OD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ODC</text:p>
          </table:table-cell>
          <table:table-cell office:value-type="float" office:value="0" calcext:value-type="float">
            <text:p>0</text:p>
          </table:table-cell>
          <table:table-cell table:formula="of:=IF([.I75]=0;IF([.E75]&lt;&gt;0;&quot;SAL USED&quot;;&quot;&quot;);&quot;&quot;)">
            <text:p/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DC</text:p>
          </table:table-cell>
          <table:table-cell office:value-type="float" office:value="0" calcext:value-type="float">
            <text:p>0</text:p>
          </table:table-cell>
          <table:table-cell table:formula="of:=IF([.$I75]=0;IF([.M75]&lt;&gt;0;&quot;DAX USED&quot;;&quot;&quot;);&quot;&quot;)">
            <text:p/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DC</text:p>
          </table:table-cell>
          <table:table-cell office:value-type="float" office:value="0" calcext:value-type="float">
            <text:p>0</text:p>
          </table:table-cell>
          <table:table-cell table:formula="of:=IF([.$I75]=0;IF([.Q75]&lt;&gt;0;&quot;DIAG 1 USED&quot;;&quot;&quot;);&quot;&quot;)">
            <text:p/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DC</text:p>
          </table:table-cell>
          <table:table-cell office:value-type="float" office:value="0" calcext:value-type="float">
            <text:p>0</text:p>
          </table:table-cell>
          <table:table-cell table:formula="of:=IF([.$I75]=0;IF([.U7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OD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ODD</text:p>
          </table:table-cell>
          <table:table-cell office:value-type="float" office:value="0" calcext:value-type="float">
            <text:p>0</text:p>
          </table:table-cell>
          <table:table-cell table:formula="of:=IF([.I76]=0;IF([.E76]&lt;&gt;0;&quot;SAL USED&quot;;&quot;&quot;);&quot;&quot;)">
            <text:p/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DD</text:p>
          </table:table-cell>
          <table:table-cell office:value-type="float" office:value="0" calcext:value-type="float">
            <text:p>0</text:p>
          </table:table-cell>
          <table:table-cell table:formula="of:=IF([.$I76]=0;IF([.M76]&lt;&gt;0;&quot;DAX USED&quot;;&quot;&quot;);&quot;&quot;)">
            <text:p/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DD</text:p>
          </table:table-cell>
          <table:table-cell office:value-type="float" office:value="0" calcext:value-type="float">
            <text:p>0</text:p>
          </table:table-cell>
          <table:table-cell table:formula="of:=IF([.$I76]=0;IF([.Q76]&lt;&gt;0;&quot;DIAG 1 USED&quot;;&quot;&quot;);&quot;&quot;)">
            <text:p/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DD</text:p>
          </table:table-cell>
          <table:table-cell office:value-type="float" office:value="0" calcext:value-type="float">
            <text:p>0</text:p>
          </table:table-cell>
          <table:table-cell table:formula="of:=IF([.$I76]=0;IF([.U7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ISA</text:p>
          </table:table-cell>
          <table:table-cell office:value-type="float" office:value="101897" calcext:value-type="float">
            <text:p>10189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ISA</text:p>
          </table:table-cell>
          <table:table-cell office:value-type="float" office:value="196721" calcext:value-type="float">
            <text:p>196721</text:p>
          </table:table-cell>
          <table:table-cell table:formula="of:=IF([.I77]=0;IF([.E77]&lt;&gt;0;&quot;SAL USED&quot;;&quot;&quot;);&quot;&quot;)">
            <text:p/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SA</text:p>
          </table:table-cell>
          <table:table-cell office:value-type="float" office:value="219464" calcext:value-type="float">
            <text:p>219464</text:p>
          </table:table-cell>
          <table:table-cell table:formula="of:=IF([.$I77]=0;IF([.M77]&lt;&gt;0;&quot;DAX USED&quot;;&quot;&quot;);&quot;&quot;)">
            <text:p/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SA</text:p>
          </table:table-cell>
          <table:table-cell office:value-type="float" office:value="401099" calcext:value-type="float">
            <text:p>401099</text:p>
          </table:table-cell>
          <table:table-cell table:formula="of:=IF([.$I77]=0;IF([.Q77]&lt;&gt;0;&quot;DIAG 1 USED&quot;;&quot;&quot;);&quot;&quot;)">
            <text:p/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SA</text:p>
          </table:table-cell>
          <table:table-cell office:value-type="float" office:value="426062" calcext:value-type="float">
            <text:p>426062</text:p>
          </table:table-cell>
          <table:table-cell table:formula="of:=IF([.$I77]=0;IF([.U7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IS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ISB</text:p>
          </table:table-cell>
          <table:table-cell office:value-type="float" office:value="0" calcext:value-type="float">
            <text:p>0</text:p>
          </table:table-cell>
          <table:table-cell table:formula="of:=IF([.I78]=0;IF([.E78]&lt;&gt;0;&quot;SAL USED&quot;;&quot;&quot;);&quot;&quot;)">
            <text:p/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SB</text:p>
          </table:table-cell>
          <table:table-cell office:value-type="float" office:value="0" calcext:value-type="float">
            <text:p>0</text:p>
          </table:table-cell>
          <table:table-cell table:formula="of:=IF([.$I78]=0;IF([.M78]&lt;&gt;0;&quot;DAX USED&quot;;&quot;&quot;);&quot;&quot;)">
            <text:p/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SB</text:p>
          </table:table-cell>
          <table:table-cell office:value-type="float" office:value="0" calcext:value-type="float">
            <text:p>0</text:p>
          </table:table-cell>
          <table:table-cell table:formula="of:=IF([.$I78]=0;IF([.Q78]&lt;&gt;0;&quot;DIAG 1 USED&quot;;&quot;&quot;);&quot;&quot;)">
            <text:p/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SB</text:p>
          </table:table-cell>
          <table:table-cell office:value-type="float" office:value="0" calcext:value-type="float">
            <text:p>0</text:p>
          </table:table-cell>
          <table:table-cell table:formula="of:=IF([.$I78]=0;IF([.U7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IS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ISC</text:p>
          </table:table-cell>
          <table:table-cell office:value-type="float" office:value="0" calcext:value-type="float">
            <text:p>0</text:p>
          </table:table-cell>
          <table:table-cell table:formula="of:=IF([.I79]=0;IF([.E79]&lt;&gt;0;&quot;SAL USED&quot;;&quot;&quot;);&quot;&quot;)">
            <text:p/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SC</text:p>
          </table:table-cell>
          <table:table-cell office:value-type="float" office:value="0" calcext:value-type="float">
            <text:p>0</text:p>
          </table:table-cell>
          <table:table-cell table:formula="of:=IF([.$I79]=0;IF([.M79]&lt;&gt;0;&quot;DAX USED&quot;;&quot;&quot;);&quot;&quot;)">
            <text:p/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SC</text:p>
          </table:table-cell>
          <table:table-cell office:value-type="float" office:value="0" calcext:value-type="float">
            <text:p>0</text:p>
          </table:table-cell>
          <table:table-cell table:formula="of:=IF([.$I79]=0;IF([.Q79]&lt;&gt;0;&quot;DIAG 1 USED&quot;;&quot;&quot;);&quot;&quot;)">
            <text:p/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SC</text:p>
          </table:table-cell>
          <table:table-cell office:value-type="float" office:value="0" calcext:value-type="float">
            <text:p>0</text:p>
          </table:table-cell>
          <table:table-cell table:formula="of:=IF([.$I79]=0;IF([.U7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IS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ISD</text:p>
          </table:table-cell>
          <table:table-cell office:value-type="float" office:value="0" calcext:value-type="float">
            <text:p>0</text:p>
          </table:table-cell>
          <table:table-cell table:formula="of:=IF([.I80]=0;IF([.E80]&lt;&gt;0;&quot;SAL USED&quot;;&quot;&quot;);&quot;&quot;)">
            <text:p/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SD</text:p>
          </table:table-cell>
          <table:table-cell office:value-type="float" office:value="0" calcext:value-type="float">
            <text:p>0</text:p>
          </table:table-cell>
          <table:table-cell table:formula="of:=IF([.$I80]=0;IF([.M80]&lt;&gt;0;&quot;DAX USED&quot;;&quot;&quot;);&quot;&quot;)">
            <text:p/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SD</text:p>
          </table:table-cell>
          <table:table-cell office:value-type="float" office:value="0" calcext:value-type="float">
            <text:p>0</text:p>
          </table:table-cell>
          <table:table-cell table:formula="of:=IF([.$I80]=0;IF([.Q80]&lt;&gt;0;&quot;DIAG 1 USED&quot;;&quot;&quot;);&quot;&quot;)">
            <text:p/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SD</text:p>
          </table:table-cell>
          <table:table-cell office:value-type="float" office:value="0" calcext:value-type="float">
            <text:p>0</text:p>
          </table:table-cell>
          <table:table-cell table:formula="of:=IF([.$I80]=0;IF([.U8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IDA</text:p>
          </table:table-cell>
          <table:table-cell office:value-type="float" office:value="8011" calcext:value-type="float">
            <text:p>801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IDA</text:p>
          </table:table-cell>
          <table:table-cell office:value-type="float" office:value="13645" calcext:value-type="float">
            <text:p>13645</text:p>
          </table:table-cell>
          <table:table-cell table:formula="of:=IF([.I81]=0;IF([.E81]&lt;&gt;0;&quot;SAL USED&quot;;&quot;&quot;);&quot;&quot;)">
            <text:p/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DA</text:p>
          </table:table-cell>
          <table:table-cell office:value-type="float" office:value="18507" calcext:value-type="float">
            <text:p>18507</text:p>
          </table:table-cell>
          <table:table-cell table:formula="of:=IF([.$I81]=0;IF([.M81]&lt;&gt;0;&quot;DAX USED&quot;;&quot;&quot;);&quot;&quot;)">
            <text:p/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DA</text:p>
          </table:table-cell>
          <table:table-cell office:value-type="float" office:value="36940" calcext:value-type="float">
            <text:p>36940</text:p>
          </table:table-cell>
          <table:table-cell table:formula="of:=IF([.$I81]=0;IF([.Q81]&lt;&gt;0;&quot;DIAG 1 USED&quot;;&quot;&quot;);&quot;&quot;)">
            <text:p/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DA</text:p>
          </table:table-cell>
          <table:table-cell office:value-type="float" office:value="36940" calcext:value-type="float">
            <text:p>36940</text:p>
          </table:table-cell>
          <table:table-cell table:formula="of:=IF([.$I81]=0;IF([.U8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ID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IDB</text:p>
          </table:table-cell>
          <table:table-cell office:value-type="float" office:value="0" calcext:value-type="float">
            <text:p>0</text:p>
          </table:table-cell>
          <table:table-cell table:formula="of:=IF([.I82]=0;IF([.E82]&lt;&gt;0;&quot;SAL USED&quot;;&quot;&quot;);&quot;&quot;)">
            <text:p/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DB</text:p>
          </table:table-cell>
          <table:table-cell office:value-type="float" office:value="0" calcext:value-type="float">
            <text:p>0</text:p>
          </table:table-cell>
          <table:table-cell table:formula="of:=IF([.$I82]=0;IF([.M82]&lt;&gt;0;&quot;DAX USED&quot;;&quot;&quot;);&quot;&quot;)">
            <text:p/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DB</text:p>
          </table:table-cell>
          <table:table-cell office:value-type="float" office:value="0" calcext:value-type="float">
            <text:p>0</text:p>
          </table:table-cell>
          <table:table-cell table:formula="of:=IF([.$I82]=0;IF([.Q82]&lt;&gt;0;&quot;DIAG 1 USED&quot;;&quot;&quot;);&quot;&quot;)">
            <text:p/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DB</text:p>
          </table:table-cell>
          <table:table-cell office:value-type="float" office:value="0" calcext:value-type="float">
            <text:p>0</text:p>
          </table:table-cell>
          <table:table-cell table:formula="of:=IF([.$I82]=0;IF([.U8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string" calcext:value-type="string">
            <text:p>ID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IDC</text:p>
          </table:table-cell>
          <table:table-cell office:value-type="float" office:value="0" calcext:value-type="float">
            <text:p>0</text:p>
          </table:table-cell>
          <table:table-cell table:formula="of:=IF([.I83]=0;IF([.E83]&lt;&gt;0;&quot;SAL USED&quot;;&quot;&quot;);&quot;&quot;)">
            <text:p/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DC</text:p>
          </table:table-cell>
          <table:table-cell office:value-type="float" office:value="0" calcext:value-type="float">
            <text:p>0</text:p>
          </table:table-cell>
          <table:table-cell table:formula="of:=IF([.$I83]=0;IF([.M83]&lt;&gt;0;&quot;DAX USED&quot;;&quot;&quot;);&quot;&quot;)">
            <text:p/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DC</text:p>
          </table:table-cell>
          <table:table-cell office:value-type="float" office:value="0" calcext:value-type="float">
            <text:p>0</text:p>
          </table:table-cell>
          <table:table-cell table:formula="of:=IF([.$I83]=0;IF([.Q83]&lt;&gt;0;&quot;DIAG 1 USED&quot;;&quot;&quot;);&quot;&quot;)">
            <text:p/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DC</text:p>
          </table:table-cell>
          <table:table-cell office:value-type="float" office:value="0" calcext:value-type="float">
            <text:p>0</text:p>
          </table:table-cell>
          <table:table-cell table:formula="of:=IF([.$I83]=0;IF([.U8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 table:formula="of:=IF([.I84]=0;IF([.E84]&lt;&gt;0;&quot;SAL USED&quot;;&quot;&quot;);&quot;&quot;)">
            <text:p/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 table:formula="of:=IF([.$I84]=0;IF([.M84]&lt;&gt;0;&quot;DAX USED&quot;;&quot;&quot;);&quot;&quot;)">
            <text:p/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 table:formula="of:=IF([.$I84]=0;IF([.Q84]&lt;&gt;0;&quot;DIAG 1 USED&quot;;&quot;&quot;);&quot;&quot;)">
            <text:p/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 table:formula="of:=IF([.$I84]=0;IF([.U8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85]=0;IF([.E85]&lt;&gt;0;&quot;SAL USED&quot;;&quot;&quot;);&quot;&quot;)">
            <text:p/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85]=0;IF([.M85]&lt;&gt;0;&quot;DAX USED&quot;;&quot;&quot;);&quot;&quot;)">
            <text:p/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85]=0;IF([.Q85]&lt;&gt;0;&quot;DIAG 1 USED&quot;;&quot;&quot;);&quot;&quot;)">
            <text:p/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85]=0;IF([.U8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86]=0;IF([.E86]&lt;&gt;0;&quot;SAL USED&quot;;&quot;&quot;);&quot;&quot;)">
            <text:p/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86]=0;IF([.M86]&lt;&gt;0;&quot;DAX USED&quot;;&quot;&quot;);&quot;&quot;)">
            <text:p/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86]=0;IF([.Q86]&lt;&gt;0;&quot;DIAG 1 USED&quot;;&quot;&quot;);&quot;&quot;)">
            <text:p/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86]=0;IF([.U8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87]=0;IF([.E87]&lt;&gt;0;&quot;SAL USED&quot;;&quot;&quot;);&quot;&quot;)">
            <text:p/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87]=0;IF([.M87]&lt;&gt;0;&quot;DAX USED&quot;;&quot;&quot;);&quot;&quot;)">
            <text:p/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87]=0;IF([.Q87]&lt;&gt;0;&quot;DIAG 1 USED&quot;;&quot;&quot;);&quot;&quot;)">
            <text:p/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87]=0;IF([.U8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88]=0;IF([.E88]&lt;&gt;0;&quot;SAL USED&quot;;&quot;&quot;);&quot;&quot;)">
            <text:p/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88]=0;IF([.M88]&lt;&gt;0;&quot;DAX USED&quot;;&quot;&quot;);&quot;&quot;)">
            <text:p/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88]=0;IF([.Q88]&lt;&gt;0;&quot;DIAG 1 USED&quot;;&quot;&quot;);&quot;&quot;)">
            <text:p/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88]=0;IF([.U8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89]=0;IF([.E89]&lt;&gt;0;&quot;SAL USED&quot;;&quot;&quot;);&quot;&quot;)">
            <text:p/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89]=0;IF([.M89]&lt;&gt;0;&quot;DAX USED&quot;;&quot;&quot;);&quot;&quot;)">
            <text:p/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89]=0;IF([.Q89]&lt;&gt;0;&quot;DIAG 1 USED&quot;;&quot;&quot;);&quot;&quot;)">
            <text:p/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89]=0;IF([.U8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90]=0;IF([.E90]&lt;&gt;0;&quot;SAL USED&quot;;&quot;&quot;);&quot;&quot;)">
            <text:p/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0]=0;IF([.M90]&lt;&gt;0;&quot;DAX USED&quot;;&quot;&quot;);&quot;&quot;)">
            <text:p/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0]=0;IF([.Q90]&lt;&gt;0;&quot;DIAG 1 USED&quot;;&quot;&quot;);&quot;&quot;)">
            <text:p/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0]=0;IF([.U9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91]=0;IF([.E91]&lt;&gt;0;&quot;SAL USED&quot;;&quot;&quot;);&quot;&quot;)">
            <text:p/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1]=0;IF([.M91]&lt;&gt;0;&quot;DAX USED&quot;;&quot;&quot;);&quot;&quot;)">
            <text:p/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1]=0;IF([.Q91]&lt;&gt;0;&quot;DIAG 1 USED&quot;;&quot;&quot;);&quot;&quot;)">
            <text:p/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1]=0;IF([.U9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92]=0;IF([.E92]&lt;&gt;0;&quot;SAL USED&quot;;&quot;&quot;);&quot;&quot;)">
            <text:p/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2]=0;IF([.M92]&lt;&gt;0;&quot;DAX USED&quot;;&quot;&quot;);&quot;&quot;)">
            <text:p/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2]=0;IF([.Q92]&lt;&gt;0;&quot;DIAG 1 USED&quot;;&quot;&quot;);&quot;&quot;)">
            <text:p/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2]=0;IF([.U9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93]=0;IF([.E93]&lt;&gt;0;&quot;SAL USED&quot;;&quot;&quot;);&quot;&quot;)">
            <text:p/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3]=0;IF([.M93]&lt;&gt;0;&quot;DAX USED&quot;;&quot;&quot;);&quot;&quot;)">
            <text:p/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3]=0;IF([.Q93]&lt;&gt;0;&quot;DIAG 1 USED&quot;;&quot;&quot;);&quot;&quot;)">
            <text:p/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3]=0;IF([.U9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94]=0;IF([.E94]&lt;&gt;0;&quot;SAL USED&quot;;&quot;&quot;);&quot;&quot;)">
            <text:p/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4]=0;IF([.M94]&lt;&gt;0;&quot;DAX USED&quot;;&quot;&quot;);&quot;&quot;)">
            <text:p/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4]=0;IF([.Q94]&lt;&gt;0;&quot;DIAG 1 USED&quot;;&quot;&quot;);&quot;&quot;)">
            <text:p/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4]=0;IF([.U9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95]=0;IF([.E95]&lt;&gt;0;&quot;SAL USED&quot;;&quot;&quot;);&quot;&quot;)">
            <text:p/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5]=0;IF([.M95]&lt;&gt;0;&quot;DAX USED&quot;;&quot;&quot;);&quot;&quot;)">
            <text:p/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5]=0;IF([.Q95]&lt;&gt;0;&quot;DIAG 1 USED&quot;;&quot;&quot;);&quot;&quot;)">
            <text:p/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5]=0;IF([.U9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96]=0;IF([.E96]&lt;&gt;0;&quot;SAL USED&quot;;&quot;&quot;);&quot;&quot;)">
            <text:p/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6]=0;IF([.M96]&lt;&gt;0;&quot;DAX USED&quot;;&quot;&quot;);&quot;&quot;)">
            <text:p/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6]=0;IF([.Q96]&lt;&gt;0;&quot;DIAG 1 USED&quot;;&quot;&quot;);&quot;&quot;)">
            <text:p/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6]=0;IF([.U9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97]=0;IF([.E97]&lt;&gt;0;&quot;SAL USED&quot;;&quot;&quot;);&quot;&quot;)">
            <text:p/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7]=0;IF([.M97]&lt;&gt;0;&quot;DAX USED&quot;;&quot;&quot;);&quot;&quot;)">
            <text:p/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7]=0;IF([.Q97]&lt;&gt;0;&quot;DIAG 1 USED&quot;;&quot;&quot;);&quot;&quot;)">
            <text:p/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7]=0;IF([.U9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98]=0;IF([.E98]&lt;&gt;0;&quot;SAL USED&quot;;&quot;&quot;);&quot;&quot;)">
            <text:p/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8]=0;IF([.M98]&lt;&gt;0;&quot;DAX USED&quot;;&quot;&quot;);&quot;&quot;)">
            <text:p/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8]=0;IF([.Q98]&lt;&gt;0;&quot;DIAG 1 USED&quot;;&quot;&quot;);&quot;&quot;)">
            <text:p/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8]=0;IF([.U9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99]=0;IF([.E99]&lt;&gt;0;&quot;SAL USED&quot;;&quot;&quot;);&quot;&quot;)">
            <text:p/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9]=0;IF([.M99]&lt;&gt;0;&quot;DAX USED&quot;;&quot;&quot;);&quot;&quot;)">
            <text:p/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9]=0;IF([.Q99]&lt;&gt;0;&quot;DIAG 1 USED&quot;;&quot;&quot;);&quot;&quot;)">
            <text:p/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9]=0;IF([.U9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100]=0;IF([.E100]&lt;&gt;0;&quot;SAL USED&quot;;&quot;&quot;);&quot;&quot;)">
            <text:p/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100]=0;IF([.M100]&lt;&gt;0;&quot;DAX USED&quot;;&quot;&quot;);&quot;&quot;)">
            <text:p/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100]=0;IF([.Q100]&lt;&gt;0;&quot;DIAG 1 USED&quot;;&quot;&quot;);&quot;&quot;)">
            <text:p/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100]=0;IF([.U10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ABR</text:p>
          </table:table-cell>
          <table:table-cell office:value-type="float" office:value="803618" calcext:value-type="float">
            <text:p>80361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ABR</text:p>
          </table:table-cell>
          <table:table-cell office:value-type="float" office:value="32" calcext:value-type="float">
            <text:p>32</text:p>
          </table:table-cell>
          <table:table-cell table:formula="of:=IF([.I101]=0;IF([.E101]&lt;&gt;0;&quot;SAL USED&quot;;&quot;&quot;);&quot;&quot;)">
            <text:p/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BR</text:p>
          </table:table-cell>
          <table:table-cell office:value-type="float" office:value="241" calcext:value-type="float">
            <text:p>241</text:p>
          </table:table-cell>
          <table:table-cell table:formula="of:=IF([.$I101]=0;IF([.M101]&lt;&gt;0;&quot;DAX USED&quot;;&quot;&quot;);&quot;&quot;)">
            <text:p/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BR</text:p>
          </table:table-cell>
          <table:table-cell office:value-type="float" office:value="36862" calcext:value-type="float">
            <text:p>36862</text:p>
          </table:table-cell>
          <table:table-cell table:formula="of:=IF([.$I101]=0;IF([.Q101]&lt;&gt;0;&quot;DIAG 1 USED&quot;;&quot;&quot;);&quot;&quot;)">
            <text:p/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BR</text:p>
          </table:table-cell>
          <table:table-cell office:value-type="float" office:value="36862" calcext:value-type="float">
            <text:p>36862</text:p>
          </table:table-cell>
          <table:table-cell table:formula="of:=IF([.$I101]=0;IF([.U10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SBR</text:p>
          </table:table-cell>
          <table:table-cell table:style-name="ce1" office:value-type="float" office:value="5542" calcext:value-type="float">
            <text:p>5542</text:p>
          </table:table-cell>
          <table:table-cell table:style-name="ce1"/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SBR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IF([.I102]=0;IF([.E102]&lt;&gt;0;&quot;SAL USED&quot;;&quot;&quot;);&quot;&quot;)" office:value-type="string" office:string-value="SAL USED" calcext:value-type="string">
            <text:p>SAL USED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</text:p>
          </table:table-cell>
          <table:table-cell office:value-type="float" office:value="0" calcext:value-type="float">
            <text:p>0</text:p>
          </table:table-cell>
          <table:table-cell table:formula="of:=IF([.$I102]=0;IF([.M102]&lt;&gt;0;&quot;DAX USED&quot;;&quot;&quot;);&quot;&quot;)">
            <text:p/>
          </table:table-cell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SBR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$I102]=0;IF([.Q102]&lt;&gt;0;&quot;DIAG 1 USED&quot;;&quot;&quot;);&quot;&quot;)" office:value-type="string" office:string-value="DIAG 1 USED" calcext:value-type="string">
            <text:p>DIAG 1 USED</text:p>
          </table:table-cell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SBR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$I102]=0;IF([.U102]&lt;&gt;0;&quot;DIAG 1 USED&quot;;&quot;&quot;);&quot;&quot;)" office:value-type="string" office:string-value="DIAG 1 USED" calcext:value-type="string">
            <text:p>DIAG 1 USED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ZBR</text:p>
          </table:table-cell>
          <table:table-cell office:value-type="float" office:value="113900" calcext:value-type="float">
            <text:p>11390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ZBR</text:p>
          </table:table-cell>
          <table:table-cell office:value-type="float" office:value="2" calcext:value-type="float">
            <text:p>2</text:p>
          </table:table-cell>
          <table:table-cell table:formula="of:=IF([.I103]=0;IF([.E103]&lt;&gt;0;&quot;SAL USED&quot;;&quot;&quot;);&quot;&quot;)">
            <text:p/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ZBR</text:p>
          </table:table-cell>
          <table:table-cell office:value-type="float" office:value="2" calcext:value-type="float">
            <text:p>2</text:p>
          </table:table-cell>
          <table:table-cell table:formula="of:=IF([.$I103]=0;IF([.M103]&lt;&gt;0;&quot;DAX USED&quot;;&quot;&quot;);&quot;&quot;)">
            <text:p/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ZBR</text:p>
          </table:table-cell>
          <table:table-cell office:value-type="float" office:value="2" calcext:value-type="float">
            <text:p>2</text:p>
          </table:table-cell>
          <table:table-cell table:formula="of:=IF([.$I103]=0;IF([.Q103]&lt;&gt;0;&quot;DIAG 1 USED&quot;;&quot;&quot;);&quot;&quot;)">
            <text:p/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ZBR</text:p>
          </table:table-cell>
          <table:table-cell office:value-type="float" office:value="2" calcext:value-type="float">
            <text:p>2</text:p>
          </table:table-cell>
          <table:table-cell table:formula="of:=IF([.$I103]=0;IF([.U10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OB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OBR</text:p>
          </table:table-cell>
          <table:table-cell office:value-type="float" office:value="0" calcext:value-type="float">
            <text:p>0</text:p>
          </table:table-cell>
          <table:table-cell table:formula="of:=IF([.I104]=0;IF([.E104]&lt;&gt;0;&quot;SAL USED&quot;;&quot;&quot;);&quot;&quot;)">
            <text:p/>
          </table:table-cell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OBR</text:p>
          </table:table-cell>
          <table:table-cell table:style-name="ce1" office:value-type="float" office:value="742" calcext:value-type="float">
            <text:p>742</text:p>
          </table:table-cell>
          <table:table-cell table:style-name="ce1" table:formula="of:=IF([.$I104]=0;IF([.M104]&lt;&gt;0;&quot;DAX USED&quot;;&quot;&quot;);&quot;&quot;)" office:value-type="string" office:string-value="DAX USED" calcext:value-type="string">
            <text:p>DAX USE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BR</text:p>
          </table:table-cell>
          <table:table-cell office:value-type="float" office:value="0" calcext:value-type="float">
            <text:p>0</text:p>
          </table:table-cell>
          <table:table-cell table:formula="of:=IF([.$I104]=0;IF([.Q104]&lt;&gt;0;&quot;DIAG 1 USED&quot;;&quot;&quot;);&quot;&quot;)">
            <text:p/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BR</text:p>
          </table:table-cell>
          <table:table-cell office:value-type="float" office:value="0" calcext:value-type="float">
            <text:p>0</text:p>
          </table:table-cell>
          <table:table-cell table:formula="of:=IF([.$I104]=0;IF([.U10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XB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XBR</text:p>
          </table:table-cell>
          <table:table-cell office:value-type="float" office:value="0" calcext:value-type="float">
            <text:p>0</text:p>
          </table:table-cell>
          <table:table-cell table:formula="of:=IF([.I105]=0;IF([.E105]&lt;&gt;0;&quot;SAL USED&quot;;&quot;&quot;);&quot;&quot;)">
            <text:p/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BR</text:p>
          </table:table-cell>
          <table:table-cell office:value-type="float" office:value="0" calcext:value-type="float">
            <text:p>0</text:p>
          </table:table-cell>
          <table:table-cell table:formula="of:=IF([.$I105]=0;IF([.M105]&lt;&gt;0;&quot;DAX USED&quot;;&quot;&quot;);&quot;&quot;)">
            <text:p/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BR</text:p>
          </table:table-cell>
          <table:table-cell office:value-type="float" office:value="0" calcext:value-type="float">
            <text:p>0</text:p>
          </table:table-cell>
          <table:table-cell table:formula="of:=IF([.$I105]=0;IF([.Q105]&lt;&gt;0;&quot;DIAG 1 USED&quot;;&quot;&quot;);&quot;&quot;)">
            <text:p/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BR</text:p>
          </table:table-cell>
          <table:table-cell office:value-type="float" office:value="0" calcext:value-type="float">
            <text:p>0</text:p>
          </table:table-cell>
          <table:table-cell table:formula="of:=IF([.$I105]=0;IF([.U10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LB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LBR</text:p>
          </table:table-cell>
          <table:table-cell office:value-type="float" office:value="2" calcext:value-type="float">
            <text:p>2</text:p>
          </table:table-cell>
          <table:table-cell table:formula="of:=IF([.I106]=0;IF([.E106]&lt;&gt;0;&quot;SAL USED&quot;;&quot;&quot;);&quot;&quot;)">
            <text:p/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BR</text:p>
          </table:table-cell>
          <table:table-cell office:value-type="float" office:value="6" calcext:value-type="float">
            <text:p>6</text:p>
          </table:table-cell>
          <table:table-cell table:formula="of:=IF([.$I106]=0;IF([.M106]&lt;&gt;0;&quot;DAX USED&quot;;&quot;&quot;);&quot;&quot;)">
            <text:p/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BR</text:p>
          </table:table-cell>
          <table:table-cell office:value-type="float" office:value="1" calcext:value-type="float">
            <text:p>1</text:p>
          </table:table-cell>
          <table:table-cell table:formula="of:=IF([.$I106]=0;IF([.Q106]&lt;&gt;0;&quot;DIAG 1 USED&quot;;&quot;&quot;);&quot;&quot;)">
            <text:p/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BR</text:p>
          </table:table-cell>
          <table:table-cell office:value-type="float" office:value="1" calcext:value-type="float">
            <text:p>1</text:p>
          </table:table-cell>
          <table:table-cell table:formula="of:=IF([.$I106]=0;IF([.U10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TB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TBR</text:p>
          </table:table-cell>
          <table:table-cell office:value-type="float" office:value="0" calcext:value-type="float">
            <text:p>0</text:p>
          </table:table-cell>
          <table:table-cell table:formula="of:=IF([.I107]=0;IF([.E107]&lt;&gt;0;&quot;SAL USED&quot;;&quot;&quot;);&quot;&quot;)">
            <text:p/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BR</text:p>
          </table:table-cell>
          <table:table-cell office:value-type="float" office:value="0" calcext:value-type="float">
            <text:p>0</text:p>
          </table:table-cell>
          <table:table-cell table:formula="of:=IF([.$I107]=0;IF([.M107]&lt;&gt;0;&quot;DAX USED&quot;;&quot;&quot;);&quot;&quot;)">
            <text:p/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BR</text:p>
          </table:table-cell>
          <table:table-cell office:value-type="float" office:value="0" calcext:value-type="float">
            <text:p>0</text:p>
          </table:table-cell>
          <table:table-cell table:formula="of:=IF([.$I107]=0;IF([.Q107]&lt;&gt;0;&quot;DIAG 1 USED&quot;;&quot;&quot;);&quot;&quot;)">
            <text:p/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BR</text:p>
          </table:table-cell>
          <table:table-cell office:value-type="float" office:value="0" calcext:value-type="float">
            <text:p>0</text:p>
          </table:table-cell>
          <table:table-cell table:formula="of:=IF([.$I107]=0;IF([.U10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GM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GMR</text:p>
          </table:table-cell>
          <table:table-cell office:value-type="float" office:value="181" calcext:value-type="float">
            <text:p>181</text:p>
          </table:table-cell>
          <table:table-cell table:formula="of:=IF([.I108]=0;IF([.E108]&lt;&gt;0;&quot;SAL USED&quot;;&quot;&quot;);&quot;&quot;)">
            <text:p/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MR</text:p>
          </table:table-cell>
          <table:table-cell office:value-type="float" office:value="7" calcext:value-type="float">
            <text:p>7</text:p>
          </table:table-cell>
          <table:table-cell table:formula="of:=IF([.$I108]=0;IF([.M108]&lt;&gt;0;&quot;DAX USED&quot;;&quot;&quot;);&quot;&quot;)">
            <text:p/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MR</text:p>
          </table:table-cell>
          <table:table-cell office:value-type="float" office:value="0" calcext:value-type="float">
            <text:p>0</text:p>
          </table:table-cell>
          <table:table-cell table:formula="of:=IF([.$I108]=0;IF([.Q108]&lt;&gt;0;&quot;DIAG 1 USED&quot;;&quot;&quot;);&quot;&quot;)">
            <text:p/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MR</text:p>
          </table:table-cell>
          <table:table-cell office:value-type="float" office:value="0" calcext:value-type="float">
            <text:p>0</text:p>
          </table:table-cell>
          <table:table-cell table:formula="of:=IF([.$I108]=0;IF([.U10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DR</text:p>
          </table:table-cell>
          <table:table-cell office:value-type="float" office:value="910590" calcext:value-type="float">
            <text:p>91059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ADR</text:p>
          </table:table-cell>
          <table:table-cell office:value-type="float" office:value="1" calcext:value-type="float">
            <text:p>1</text:p>
          </table:table-cell>
          <table:table-cell table:formula="of:=IF([.I109]=0;IF([.E109]&lt;&gt;0;&quot;SAL USED&quot;;&quot;&quot;);&quot;&quot;)">
            <text:p/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DR</text:p>
          </table:table-cell>
          <table:table-cell office:value-type="float" office:value="1" calcext:value-type="float">
            <text:p>1</text:p>
          </table:table-cell>
          <table:table-cell table:formula="of:=IF([.$I109]=0;IF([.M109]&lt;&gt;0;&quot;DAX USED&quot;;&quot;&quot;);&quot;&quot;)">
            <text:p/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DR</text:p>
          </table:table-cell>
          <table:table-cell office:value-type="float" office:value="0" calcext:value-type="float">
            <text:p>0</text:p>
          </table:table-cell>
          <table:table-cell table:formula="of:=IF([.$I109]=0;IF([.Q109]&lt;&gt;0;&quot;DIAG 1 USED&quot;;&quot;&quot;);&quot;&quot;)">
            <text:p/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DR</text:p>
          </table:table-cell>
          <table:table-cell office:value-type="float" office:value="0" calcext:value-type="float">
            <text:p>0</text:p>
          </table:table-cell>
          <table:table-cell table:formula="of:=IF([.$I109]=0;IF([.U10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float" office:value="250" calcext:value-type="float">
            <text:p>250</text:p>
          </table:table-cell>
          <table:table-cell table:style-name="ce1"/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IF([.I110]=0;IF([.E110]&lt;&gt;0;&quot;SAL USED&quot;;&quot;&quot;);&quot;&quot;)" office:value-type="string" office:string-value="SAL USED" calcext:value-type="string">
            <text:p>SAL USE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UR</text:p>
          </table:table-cell>
          <table:table-cell office:value-type="float" office:value="0" calcext:value-type="float">
            <text:p>0</text:p>
          </table:table-cell>
          <table:table-cell table:formula="of:=IF([.$I110]=0;IF([.M110]&lt;&gt;0;&quot;DAX USED&quot;;&quot;&quot;);&quot;&quot;)">
            <text:p/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UR</text:p>
          </table:table-cell>
          <table:table-cell office:value-type="float" office:value="0" calcext:value-type="float">
            <text:p>0</text:p>
          </table:table-cell>
          <table:table-cell table:formula="of:=IF([.$I110]=0;IF([.Q110]&lt;&gt;0;&quot;DIAG 1 USED&quot;;&quot;&quot;);&quot;&quot;)">
            <text:p/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UR</text:p>
          </table:table-cell>
          <table:table-cell office:value-type="float" office:value="0" calcext:value-type="float">
            <text:p>0</text:p>
          </table:table-cell>
          <table:table-cell table:formula="of:=IF([.$I110]=0;IF([.U11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ET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ETR</text:p>
          </table:table-cell>
          <table:table-cell office:value-type="float" office:value="0" calcext:value-type="float">
            <text:p>0</text:p>
          </table:table-cell>
          <table:table-cell table:formula="of:=IF([.I111]=0;IF([.E111]&lt;&gt;0;&quot;SAL USED&quot;;&quot;&quot;);&quot;&quot;)">
            <text:p/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TR</text:p>
          </table:table-cell>
          <table:table-cell office:value-type="float" office:value="0" calcext:value-type="float">
            <text:p>0</text:p>
          </table:table-cell>
          <table:table-cell table:formula="of:=IF([.$I111]=0;IF([.M111]&lt;&gt;0;&quot;DAX USED&quot;;&quot;&quot;);&quot;&quot;)">
            <text:p/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TR</text:p>
          </table:table-cell>
          <table:table-cell office:value-type="float" office:value="0" calcext:value-type="float">
            <text:p>0</text:p>
          </table:table-cell>
          <table:table-cell table:formula="of:=IF([.$I111]=0;IF([.Q111]&lt;&gt;0;&quot;DIAG 1 USED&quot;;&quot;&quot;);&quot;&quot;)">
            <text:p/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TR</text:p>
          </table:table-cell>
          <table:table-cell office:value-type="float" office:value="0" calcext:value-type="float">
            <text:p>0</text:p>
          </table:table-cell>
          <table:table-cell table:formula="of:=IF([.$I111]=0;IF([.U11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OR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ORR</text:p>
          </table:table-cell>
          <table:table-cell office:value-type="float" office:value="0" calcext:value-type="float">
            <text:p>0</text:p>
          </table:table-cell>
          <table:table-cell table:formula="of:=IF([.I112]=0;IF([.E112]&lt;&gt;0;&quot;SAL USED&quot;;&quot;&quot;);&quot;&quot;)">
            <text:p/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ORR</text:p>
          </table:table-cell>
          <table:table-cell office:value-type="float" office:value="0" calcext:value-type="float">
            <text:p>0</text:p>
          </table:table-cell>
          <table:table-cell table:formula="of:=IF([.$I112]=0;IF([.M112]&lt;&gt;0;&quot;DAX USED&quot;;&quot;&quot;);&quot;&quot;)">
            <text:p/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ORR</text:p>
          </table:table-cell>
          <table:table-cell office:value-type="float" office:value="0" calcext:value-type="float">
            <text:p>0</text:p>
          </table:table-cell>
          <table:table-cell table:formula="of:=IF([.$I112]=0;IF([.Q112]&lt;&gt;0;&quot;DIAG 1 USED&quot;;&quot;&quot;);&quot;&quot;)">
            <text:p/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ORR</text:p>
          </table:table-cell>
          <table:table-cell office:value-type="float" office:value="0" calcext:value-type="float">
            <text:p>0</text:p>
          </table:table-cell>
          <table:table-cell table:formula="of:=IF([.$I112]=0;IF([.U11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XOR</text:p>
          </table:table-cell>
          <table:table-cell office:value-type="float" office:value="97642" calcext:value-type="float">
            <text:p>97642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XOR</text:p>
          </table:table-cell>
          <table:table-cell office:value-type="float" office:value="2" calcext:value-type="float">
            <text:p>2</text:p>
          </table:table-cell>
          <table:table-cell table:formula="of:=IF([.I113]=0;IF([.E113]&lt;&gt;0;&quot;SAL USED&quot;;&quot;&quot;);&quot;&quot;)">
            <text:p/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XOR</text:p>
          </table:table-cell>
          <table:table-cell office:value-type="float" office:value="22" calcext:value-type="float">
            <text:p>22</text:p>
          </table:table-cell>
          <table:table-cell table:formula="of:=IF([.$I113]=0;IF([.M113]&lt;&gt;0;&quot;DAX USED&quot;;&quot;&quot;);&quot;&quot;)">
            <text:p/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XOR</text:p>
          </table:table-cell>
          <table:table-cell office:value-type="float" office:value="2" calcext:value-type="float">
            <text:p>2</text:p>
          </table:table-cell>
          <table:table-cell table:formula="of:=IF([.$I113]=0;IF([.Q113]&lt;&gt;0;&quot;DIAG 1 USED&quot;;&quot;&quot;);&quot;&quot;)">
            <text:p/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XOR</text:p>
          </table:table-cell>
          <table:table-cell office:value-type="float" office:value="2" calcext:value-type="float">
            <text:p>2</text:p>
          </table:table-cell>
          <table:table-cell table:formula="of:=IF([.$I113]=0;IF([.U11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R</text:p>
          </table:table-cell>
          <table:table-cell office:value-type="float" office:value="8315" calcext:value-type="float">
            <text:p>831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TRR</text:p>
          </table:table-cell>
          <table:table-cell office:value-type="float" office:value="1" calcext:value-type="float">
            <text:p>1</text:p>
          </table:table-cell>
          <table:table-cell table:formula="of:=IF([.I114]=0;IF([.E114]&lt;&gt;0;&quot;SAL USED&quot;;&quot;&quot;);&quot;&quot;)">
            <text:p/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RR</text:p>
          </table:table-cell>
          <table:table-cell office:value-type="float" office:value="258" calcext:value-type="float">
            <text:p>258</text:p>
          </table:table-cell>
          <table:table-cell table:formula="of:=IF([.$I114]=0;IF([.M114]&lt;&gt;0;&quot;DAX USED&quot;;&quot;&quot;);&quot;&quot;)">
            <text:p/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RR</text:p>
          </table:table-cell>
          <table:table-cell office:value-type="float" office:value="1" calcext:value-type="float">
            <text:p>1</text:p>
          </table:table-cell>
          <table:table-cell table:formula="of:=IF([.$I114]=0;IF([.Q114]&lt;&gt;0;&quot;DIAG 1 USED&quot;;&quot;&quot;);&quot;&quot;)">
            <text:p/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RR</text:p>
          </table:table-cell>
          <table:table-cell office:value-type="float" office:value="1" calcext:value-type="float">
            <text:p>1</text:p>
          </table:table-cell>
          <table:table-cell table:formula="of:=IF([.$I114]=0;IF([.U11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string" calcext:value-type="string">
            <text:p>CR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CRR</text:p>
          </table:table-cell>
          <table:table-cell office:value-type="float" office:value="0" calcext:value-type="float">
            <text:p>0</text:p>
          </table:table-cell>
          <table:table-cell table:formula="of:=IF([.I115]=0;IF([.E115]&lt;&gt;0;&quot;SAL USED&quot;;&quot;&quot;);&quot;&quot;)">
            <text:p/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RR</text:p>
          </table:table-cell>
          <table:table-cell office:value-type="float" office:value="0" calcext:value-type="float">
            <text:p>0</text:p>
          </table:table-cell>
          <table:table-cell table:formula="of:=IF([.$I115]=0;IF([.M115]&lt;&gt;0;&quot;DAX USED&quot;;&quot;&quot;);&quot;&quot;)">
            <text:p/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RR</text:p>
          </table:table-cell>
          <table:table-cell office:value-type="float" office:value="0" calcext:value-type="float">
            <text:p>0</text:p>
          </table:table-cell>
          <table:table-cell table:formula="of:=IF([.$I115]=0;IF([.Q115]&lt;&gt;0;&quot;DIAG 1 USED&quot;;&quot;&quot;);&quot;&quot;)">
            <text:p/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RR</text:p>
          </table:table-cell>
          <table:table-cell office:value-type="float" office:value="0" calcext:value-type="float">
            <text:p>0</text:p>
          </table:table-cell>
          <table:table-cell table:formula="of:=IF([.$I115]=0;IF([.U11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office:value-type="string" calcext:value-type="string">
            <text:p>TT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TTR</text:p>
          </table:table-cell>
          <table:table-cell office:value-type="float" office:value="1" calcext:value-type="float">
            <text:p>1</text:p>
          </table:table-cell>
          <table:table-cell table:formula="of:=IF([.I116]=0;IF([.E116]&lt;&gt;0;&quot;SAL USED&quot;;&quot;&quot;);&quot;&quot;)">
            <text:p/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TR</text:p>
          </table:table-cell>
          <table:table-cell office:value-type="float" office:value="1" calcext:value-type="float">
            <text:p>1</text:p>
          </table:table-cell>
          <table:table-cell table:formula="of:=IF([.$I116]=0;IF([.M116]&lt;&gt;0;&quot;DAX USED&quot;;&quot;&quot;);&quot;&quot;)">
            <text:p/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TR</text:p>
          </table:table-cell>
          <table:table-cell office:value-type="float" office:value="0" calcext:value-type="float">
            <text:p>0</text:p>
          </table:table-cell>
          <table:table-cell table:formula="of:=IF([.$I116]=0;IF([.Q116]&lt;&gt;0;&quot;DIAG 1 USED&quot;;&quot;&quot;);&quot;&quot;)">
            <text:p/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TR</text:p>
          </table:table-cell>
          <table:table-cell office:value-type="float" office:value="0" calcext:value-type="float">
            <text:p>0</text:p>
          </table:table-cell>
          <table:table-cell table:formula="of:=IF([.$I116]=0;IF([.U11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ABRB</text:p>
          </table:table-cell>
          <table:table-cell office:value-type="float" office:value="139519" calcext:value-type="float">
            <text:p>139519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ABRB</text:p>
          </table:table-cell>
          <table:table-cell office:value-type="float" office:value="13823" calcext:value-type="float">
            <text:p>13823</text:p>
          </table:table-cell>
          <table:table-cell table:formula="of:=IF([.I117]=0;IF([.E117]&lt;&gt;0;&quot;SAL USED&quot;;&quot;&quot;);&quot;&quot;)">
            <text:p/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BRB</text:p>
          </table:table-cell>
          <table:table-cell office:value-type="float" office:value="18763" calcext:value-type="float">
            <text:p>18763</text:p>
          </table:table-cell>
          <table:table-cell table:formula="of:=IF([.$I117]=0;IF([.M117]&lt;&gt;0;&quot;DAX USED&quot;;&quot;&quot;);&quot;&quot;)">
            <text:p/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BRB</text:p>
          </table:table-cell>
          <table:table-cell office:value-type="float" office:value="79" calcext:value-type="float">
            <text:p>79</text:p>
          </table:table-cell>
          <table:table-cell table:formula="of:=IF([.$I117]=0;IF([.Q117]&lt;&gt;0;&quot;DIAG 1 USED&quot;;&quot;&quot;);&quot;&quot;)">
            <text:p/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BRB</text:p>
          </table:table-cell>
          <table:table-cell office:value-type="float" office:value="79" calcext:value-type="float">
            <text:p>79</text:p>
          </table:table-cell>
          <table:table-cell table:formula="of:=IF([.$I117]=0;IF([.U11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SBRB</text:p>
          </table:table-cell>
          <table:table-cell office:value-type="float" office:value="801597" calcext:value-type="float">
            <text:p>80159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SBRB</text:p>
          </table:table-cell>
          <table:table-cell office:value-type="float" office:value="255" calcext:value-type="float">
            <text:p>255</text:p>
          </table:table-cell>
          <table:table-cell table:formula="of:=IF([.I118]=0;IF([.E118]&lt;&gt;0;&quot;SAL USED&quot;;&quot;&quot;);&quot;&quot;)">
            <text:p/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B</text:p>
          </table:table-cell>
          <table:table-cell office:value-type="float" office:value="543" calcext:value-type="float">
            <text:p>543</text:p>
          </table:table-cell>
          <table:table-cell table:formula="of:=IF([.$I118]=0;IF([.M118]&lt;&gt;0;&quot;DAX USED&quot;;&quot;&quot;);&quot;&quot;)">
            <text:p/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B</text:p>
          </table:table-cell>
          <table:table-cell office:value-type="float" office:value="36861" calcext:value-type="float">
            <text:p>36861</text:p>
          </table:table-cell>
          <table:table-cell table:formula="of:=IF([.$I118]=0;IF([.Q118]&lt;&gt;0;&quot;DIAG 1 USED&quot;;&quot;&quot;);&quot;&quot;)">
            <text:p/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B</text:p>
          </table:table-cell>
          <table:table-cell office:value-type="float" office:value="36861" calcext:value-type="float">
            <text:p>36861</text:p>
          </table:table-cell>
          <table:table-cell table:formula="of:=IF([.$I118]=0;IF([.U11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office:value-type="string" calcext:value-type="string">
            <text:p>ZBR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ZBRB</text:p>
          </table:table-cell>
          <table:table-cell office:value-type="float" office:value="32" calcext:value-type="float">
            <text:p>32</text:p>
          </table:table-cell>
          <table:table-cell table:formula="of:=IF([.I119]=0;IF([.E119]&lt;&gt;0;&quot;SAL USED&quot;;&quot;&quot;);&quot;&quot;)">
            <text:p/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ZBRB</text:p>
          </table:table-cell>
          <table:table-cell office:value-type="float" office:value="144" calcext:value-type="float">
            <text:p>144</text:p>
          </table:table-cell>
          <table:table-cell table:formula="of:=IF([.$I119]=0;IF([.M119]&lt;&gt;0;&quot;DAX USED&quot;;&quot;&quot;);&quot;&quot;)">
            <text:p/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ZBRB</text:p>
          </table:table-cell>
          <table:table-cell office:value-type="float" office:value="0" calcext:value-type="float">
            <text:p>0</text:p>
          </table:table-cell>
          <table:table-cell table:formula="of:=IF([.$I119]=0;IF([.Q119]&lt;&gt;0;&quot;DIAG 1 USED&quot;;&quot;&quot;);&quot;&quot;)">
            <text:p/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ZBRB</text:p>
          </table:table-cell>
          <table:table-cell office:value-type="float" office:value="0" calcext:value-type="float">
            <text:p>0</text:p>
          </table:table-cell>
          <table:table-cell table:formula="of:=IF([.$I119]=0;IF([.U11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office:value-type="string" calcext:value-type="string">
            <text:p>OBR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OBRB</text:p>
          </table:table-cell>
          <table:table-cell office:value-type="float" office:value="0" calcext:value-type="float">
            <text:p>0</text:p>
          </table:table-cell>
          <table:table-cell table:formula="of:=IF([.I120]=0;IF([.E120]&lt;&gt;0;&quot;SAL USED&quot;;&quot;&quot;);&quot;&quot;)">
            <text:p/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OBRB</text:p>
          </table:table-cell>
          <table:table-cell office:value-type="float" office:value="0" calcext:value-type="float">
            <text:p>0</text:p>
          </table:table-cell>
          <table:table-cell table:formula="of:=IF([.$I120]=0;IF([.M120]&lt;&gt;0;&quot;DAX USED&quot;;&quot;&quot;);&quot;&quot;)">
            <text:p/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OBRB</text:p>
          </table:table-cell>
          <table:table-cell office:value-type="float" office:value="0" calcext:value-type="float">
            <text:p>0</text:p>
          </table:table-cell>
          <table:table-cell table:formula="of:=IF([.$I120]=0;IF([.Q120]&lt;&gt;0;&quot;DIAG 1 USED&quot;;&quot;&quot;);&quot;&quot;)">
            <text:p/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OBRB</text:p>
          </table:table-cell>
          <table:table-cell office:value-type="float" office:value="0" calcext:value-type="float">
            <text:p>0</text:p>
          </table:table-cell>
          <table:table-cell table:formula="of:=IF([.$I120]=0;IF([.U12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office:value-type="string" calcext:value-type="string">
            <text:p>XBR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XBRB</text:p>
          </table:table-cell>
          <table:table-cell office:value-type="float" office:value="0" calcext:value-type="float">
            <text:p>0</text:p>
          </table:table-cell>
          <table:table-cell table:formula="of:=IF([.I121]=0;IF([.E121]&lt;&gt;0;&quot;SAL USED&quot;;&quot;&quot;);&quot;&quot;)">
            <text:p/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XBRB</text:p>
          </table:table-cell>
          <table:table-cell office:value-type="float" office:value="0" calcext:value-type="float">
            <text:p>0</text:p>
          </table:table-cell>
          <table:table-cell table:formula="of:=IF([.$I121]=0;IF([.M121]&lt;&gt;0;&quot;DAX USED&quot;;&quot;&quot;);&quot;&quot;)">
            <text:p/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XBRB</text:p>
          </table:table-cell>
          <table:table-cell office:value-type="float" office:value="0" calcext:value-type="float">
            <text:p>0</text:p>
          </table:table-cell>
          <table:table-cell table:formula="of:=IF([.$I121]=0;IF([.Q121]&lt;&gt;0;&quot;DIAG 1 USED&quot;;&quot;&quot;);&quot;&quot;)">
            <text:p/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XBRB</text:p>
          </table:table-cell>
          <table:table-cell office:value-type="float" office:value="0" calcext:value-type="float">
            <text:p>0</text:p>
          </table:table-cell>
          <table:table-cell table:formula="of:=IF([.$I121]=0;IF([.U12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office:value-type="string" calcext:value-type="string">
            <text:p>LBR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LBRB</text:p>
          </table:table-cell>
          <table:table-cell office:value-type="float" office:value="0" calcext:value-type="float">
            <text:p>0</text:p>
          </table:table-cell>
          <table:table-cell table:formula="of:=IF([.I122]=0;IF([.E122]&lt;&gt;0;&quot;SAL USED&quot;;&quot;&quot;);&quot;&quot;)">
            <text:p/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LBRB</text:p>
          </table:table-cell>
          <table:table-cell office:value-type="float" office:value="0" calcext:value-type="float">
            <text:p>0</text:p>
          </table:table-cell>
          <table:table-cell table:formula="of:=IF([.$I122]=0;IF([.M122]&lt;&gt;0;&quot;DAX USED&quot;;&quot;&quot;);&quot;&quot;)">
            <text:p/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LBRB</text:p>
          </table:table-cell>
          <table:table-cell office:value-type="float" office:value="0" calcext:value-type="float">
            <text:p>0</text:p>
          </table:table-cell>
          <table:table-cell table:formula="of:=IF([.$I122]=0;IF([.Q122]&lt;&gt;0;&quot;DIAG 1 USED&quot;;&quot;&quot;);&quot;&quot;)">
            <text:p/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LBRB</text:p>
          </table:table-cell>
          <table:table-cell office:value-type="float" office:value="0" calcext:value-type="float">
            <text:p>0</text:p>
          </table:table-cell>
          <table:table-cell table:formula="of:=IF([.$I122]=0;IF([.U12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office:value-type="string" calcext:value-type="string">
            <text:p>TBRB</text:p>
          </table:table-cell>
          <table:table-cell office:value-type="float" office:value="525875" calcext:value-type="float">
            <text:p>52587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TBRB</text:p>
          </table:table-cell>
          <table:table-cell office:value-type="float" office:value="196722" calcext:value-type="float">
            <text:p>196722</text:p>
          </table:table-cell>
          <table:table-cell table:formula="of:=IF([.I123]=0;IF([.E123]&lt;&gt;0;&quot;SAL USED&quot;;&quot;&quot;);&quot;&quot;)">
            <text:p/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BRB</text:p>
          </table:table-cell>
          <table:table-cell office:value-type="float" office:value="219560" calcext:value-type="float">
            <text:p>219560</text:p>
          </table:table-cell>
          <table:table-cell table:formula="of:=IF([.$I123]=0;IF([.M123]&lt;&gt;0;&quot;DAX USED&quot;;&quot;&quot;);&quot;&quot;)">
            <text:p/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BRB</text:p>
          </table:table-cell>
          <table:table-cell office:value-type="float" office:value="437962" calcext:value-type="float">
            <text:p>437962</text:p>
          </table:table-cell>
          <table:table-cell table:formula="of:=IF([.$I123]=0;IF([.Q123]&lt;&gt;0;&quot;DIAG 1 USED&quot;;&quot;&quot;);&quot;&quot;)">
            <text:p/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BRB</text:p>
          </table:table-cell>
          <table:table-cell office:value-type="float" office:value="462925" calcext:value-type="float">
            <text:p>462925</text:p>
          </table:table-cell>
          <table:table-cell table:formula="of:=IF([.$I123]=0;IF([.U12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office:value-type="string" calcext:value-type="string">
            <text:p>GMR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GMRB</text:p>
          </table:table-cell>
          <table:table-cell office:value-type="float" office:value="0" calcext:value-type="float">
            <text:p>0</text:p>
          </table:table-cell>
          <table:table-cell table:formula="of:=IF([.I124]=0;IF([.E124]&lt;&gt;0;&quot;SAL USED&quot;;&quot;&quot;);&quot;&quot;)">
            <text:p/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GMRB</text:p>
          </table:table-cell>
          <table:table-cell office:value-type="float" office:value="0" calcext:value-type="float">
            <text:p>0</text:p>
          </table:table-cell>
          <table:table-cell table:formula="of:=IF([.$I124]=0;IF([.M124]&lt;&gt;0;&quot;DAX USED&quot;;&quot;&quot;);&quot;&quot;)">
            <text:p/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GMRB</text:p>
          </table:table-cell>
          <table:table-cell office:value-type="float" office:value="0" calcext:value-type="float">
            <text:p>0</text:p>
          </table:table-cell>
          <table:table-cell table:formula="of:=IF([.$I124]=0;IF([.Q124]&lt;&gt;0;&quot;DIAG 1 USED&quot;;&quot;&quot;);&quot;&quot;)">
            <text:p/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GMRB</text:p>
          </table:table-cell>
          <table:table-cell office:value-type="float" office:value="0" calcext:value-type="float">
            <text:p>0</text:p>
          </table:table-cell>
          <table:table-cell table:formula="of:=IF([.$I124]=0;IF([.U12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DR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ADRB</text:p>
          </table:table-cell>
          <table:table-cell office:value-type="float" office:value="0" calcext:value-type="float">
            <text:p>0</text:p>
          </table:table-cell>
          <table:table-cell table:formula="of:=IF([.I125]=0;IF([.E125]&lt;&gt;0;&quot;SAL USED&quot;;&quot;&quot;);&quot;&quot;)">
            <text:p/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DRB</text:p>
          </table:table-cell>
          <table:table-cell office:value-type="float" office:value="0" calcext:value-type="float">
            <text:p>0</text:p>
          </table:table-cell>
          <table:table-cell table:formula="of:=IF([.$I125]=0;IF([.M125]&lt;&gt;0;&quot;DAX USED&quot;;&quot;&quot;);&quot;&quot;)">
            <text:p/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DRB</text:p>
          </table:table-cell>
          <table:table-cell office:value-type="float" office:value="0" calcext:value-type="float">
            <text:p>0</text:p>
          </table:table-cell>
          <table:table-cell table:formula="of:=IF([.$I125]=0;IF([.Q125]&lt;&gt;0;&quot;DIAG 1 USED&quot;;&quot;&quot;);&quot;&quot;)">
            <text:p/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DRB</text:p>
          </table:table-cell>
          <table:table-cell office:value-type="float" office:value="0" calcext:value-type="float">
            <text:p>0</text:p>
          </table:table-cell>
          <table:table-cell table:formula="of:=IF([.$I125]=0;IF([.U12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table:style-name="ce1" office:value-type="string" calcext:value-type="string">
            <text:p>SURB</text:p>
          </table:table-cell>
          <table:table-cell table:style-name="ce1" office:value-type="float" office:value="3402" calcext:value-type="float">
            <text:p>3402</text:p>
          </table:table-cell>
          <table:table-cell table:style-name="ce1"/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SURB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IF([.I126]=0;IF([.E126]&lt;&gt;0;&quot;SAL USED&quot;;&quot;&quot;);&quot;&quot;)" office:value-type="string" office:string-value="SAL USED" calcext:value-type="string">
            <text:p>SAL US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URB</text:p>
          </table:table-cell>
          <table:table-cell office:value-type="float" office:value="0" calcext:value-type="float">
            <text:p>0</text:p>
          </table:table-cell>
          <table:table-cell table:formula="of:=IF([.$I126]=0;IF([.M126]&lt;&gt;0;&quot;DAX USED&quot;;&quot;&quot;);&quot;&quot;)">
            <text:p/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URB</text:p>
          </table:table-cell>
          <table:table-cell office:value-type="float" office:value="0" calcext:value-type="float">
            <text:p>0</text:p>
          </table:table-cell>
          <table:table-cell table:formula="of:=IF([.$I126]=0;IF([.Q126]&lt;&gt;0;&quot;DIAG 1 USED&quot;;&quot;&quot;);&quot;&quot;)">
            <text:p/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URB</text:p>
          </table:table-cell>
          <table:table-cell office:value-type="float" office:value="0" calcext:value-type="float">
            <text:p>0</text:p>
          </table:table-cell>
          <table:table-cell table:formula="of:=IF([.$I126]=0;IF([.U12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ETR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ETRB</text:p>
          </table:table-cell>
          <table:table-cell office:value-type="float" office:value="0" calcext:value-type="float">
            <text:p>0</text:p>
          </table:table-cell>
          <table:table-cell table:formula="of:=IF([.I127]=0;IF([.E127]&lt;&gt;0;&quot;SAL USED&quot;;&quot;&quot;);&quot;&quot;)">
            <text:p/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TRB</text:p>
          </table:table-cell>
          <table:table-cell office:value-type="float" office:value="0" calcext:value-type="float">
            <text:p>0</text:p>
          </table:table-cell>
          <table:table-cell table:formula="of:=IF([.$I127]=0;IF([.M127]&lt;&gt;0;&quot;DAX USED&quot;;&quot;&quot;);&quot;&quot;)">
            <text:p/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TRB</text:p>
          </table:table-cell>
          <table:table-cell office:value-type="float" office:value="0" calcext:value-type="float">
            <text:p>0</text:p>
          </table:table-cell>
          <table:table-cell table:formula="of:=IF([.$I127]=0;IF([.Q127]&lt;&gt;0;&quot;DIAG 1 USED&quot;;&quot;&quot;);&quot;&quot;)">
            <text:p/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TRB</text:p>
          </table:table-cell>
          <table:table-cell office:value-type="float" office:value="0" calcext:value-type="float">
            <text:p>0</text:p>
          </table:table-cell>
          <table:table-cell table:formula="of:=IF([.$I127]=0;IF([.U12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ORR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ORRB</text:p>
          </table:table-cell>
          <table:table-cell office:value-type="float" office:value="0" calcext:value-type="float">
            <text:p>0</text:p>
          </table:table-cell>
          <table:table-cell table:formula="of:=IF([.I128]=0;IF([.E128]&lt;&gt;0;&quot;SAL USED&quot;;&quot;&quot;);&quot;&quot;)">
            <text:p/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ORRB</text:p>
          </table:table-cell>
          <table:table-cell office:value-type="float" office:value="0" calcext:value-type="float">
            <text:p>0</text:p>
          </table:table-cell>
          <table:table-cell table:formula="of:=IF([.$I128]=0;IF([.M128]&lt;&gt;0;&quot;DAX USED&quot;;&quot;&quot;);&quot;&quot;)">
            <text:p/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ORRB</text:p>
          </table:table-cell>
          <table:table-cell office:value-type="float" office:value="0" calcext:value-type="float">
            <text:p>0</text:p>
          </table:table-cell>
          <table:table-cell table:formula="of:=IF([.$I128]=0;IF([.Q128]&lt;&gt;0;&quot;DIAG 1 USED&quot;;&quot;&quot;);&quot;&quot;)">
            <text:p/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ORRB</text:p>
          </table:table-cell>
          <table:table-cell office:value-type="float" office:value="0" calcext:value-type="float">
            <text:p>0</text:p>
          </table:table-cell>
          <table:table-cell table:formula="of:=IF([.$I128]=0;IF([.U12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XOR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XORB</text:p>
          </table:table-cell>
          <table:table-cell office:value-type="float" office:value="0" calcext:value-type="float">
            <text:p>0</text:p>
          </table:table-cell>
          <table:table-cell table:formula="of:=IF([.I129]=0;IF([.E129]&lt;&gt;0;&quot;SAL USED&quot;;&quot;&quot;);&quot;&quot;)">
            <text:p/>
          </table:table-cell>
          <table:table-cell office:value-type="float" office:value="124" calcext:value-type="float">
            <text:p>124</text:p>
          </table:table-cell>
          <table:table-cell table:style-name="ce1" office:value-type="string" calcext:value-type="string">
            <text:p>XORB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$I129]=0;IF([.M129]&lt;&gt;0;&quot;DAX USED&quot;;&quot;&quot;);&quot;&quot;)" office:value-type="string" office:string-value="DAX USED" calcext:value-type="string">
            <text:p>DAX USED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XORB</text:p>
          </table:table-cell>
          <table:table-cell office:value-type="float" office:value="0" calcext:value-type="float">
            <text:p>0</text:p>
          </table:table-cell>
          <table:table-cell table:formula="of:=IF([.$I129]=0;IF([.Q129]&lt;&gt;0;&quot;DIAG 1 USED&quot;;&quot;&quot;);&quot;&quot;)">
            <text:p/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XORB</text:p>
          </table:table-cell>
          <table:table-cell office:value-type="float" office:value="0" calcext:value-type="float">
            <text:p>0</text:p>
          </table:table-cell>
          <table:table-cell table:formula="of:=IF([.$I129]=0;IF([.U12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office:value-type="string" calcext:value-type="string">
            <text:p>TRRB</text:p>
          </table:table-cell>
          <table:table-cell office:value-type="float" office:value="113599" calcext:value-type="float">
            <text:p>11359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TRRB</text:p>
          </table:table-cell>
          <table:table-cell office:value-type="float" office:value="356" calcext:value-type="float">
            <text:p>356</text:p>
          </table:table-cell>
          <table:table-cell table:formula="of:=IF([.I130]=0;IF([.E130]&lt;&gt;0;&quot;SAL USED&quot;;&quot;&quot;);&quot;&quot;)">
            <text:p/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RB</text:p>
          </table:table-cell>
          <table:table-cell office:value-type="float" office:value="1" calcext:value-type="float">
            <text:p>1</text:p>
          </table:table-cell>
          <table:table-cell table:formula="of:=IF([.$I130]=0;IF([.M130]&lt;&gt;0;&quot;DAX USED&quot;;&quot;&quot;);&quot;&quot;)">
            <text:p/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RB</text:p>
          </table:table-cell>
          <table:table-cell office:value-type="float" office:value="0" calcext:value-type="float">
            <text:p>0</text:p>
          </table:table-cell>
          <table:table-cell table:formula="of:=IF([.$I130]=0;IF([.Q130]&lt;&gt;0;&quot;DIAG 1 USED&quot;;&quot;&quot;);&quot;&quot;)">
            <text:p/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RB</text:p>
          </table:table-cell>
          <table:table-cell office:value-type="float" office:value="0" calcext:value-type="float">
            <text:p>0</text:p>
          </table:table-cell>
          <table:table-cell table:formula="of:=IF([.$I130]=0;IF([.U13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office:value-type="string" calcext:value-type="string">
            <text:p>TER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TERB</text:p>
          </table:table-cell>
          <table:table-cell office:value-type="float" office:value="180" calcext:value-type="float">
            <text:p>180</text:p>
          </table:table-cell>
          <table:table-cell table:formula="of:=IF([.I131]=0;IF([.E131]&lt;&gt;0;&quot;SAL USED&quot;;&quot;&quot;);&quot;&quot;)">
            <text:p/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RB</text:p>
          </table:table-cell>
          <table:table-cell office:value-type="float" office:value="4" calcext:value-type="float">
            <text:p>4</text:p>
          </table:table-cell>
          <table:table-cell table:formula="of:=IF([.$I131]=0;IF([.M131]&lt;&gt;0;&quot;DAX USED&quot;;&quot;&quot;);&quot;&quot;)">
            <text:p/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RB</text:p>
          </table:table-cell>
          <table:table-cell office:value-type="float" office:value="0" calcext:value-type="float">
            <text:p>0</text:p>
          </table:table-cell>
          <table:table-cell table:formula="of:=IF([.$I131]=0;IF([.Q131]&lt;&gt;0;&quot;DIAG 1 USED&quot;;&quot;&quot;);&quot;&quot;)">
            <text:p/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RB</text:p>
          </table:table-cell>
          <table:table-cell office:value-type="float" office:value="0" calcext:value-type="float">
            <text:p>0</text:p>
          </table:table-cell>
          <table:table-cell table:formula="of:=IF([.$I131]=0;IF([.U13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office:value-type="string" calcext:value-type="string">
            <text:p>TTR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TTRB</text:p>
          </table:table-cell>
          <table:table-cell office:value-type="float" office:value="0" calcext:value-type="float">
            <text:p>0</text:p>
          </table:table-cell>
          <table:table-cell table:formula="of:=IF([.I132]=0;IF([.E132]&lt;&gt;0;&quot;SAL USED&quot;;&quot;&quot;);&quot;&quot;)">
            <text:p/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TRB</text:p>
          </table:table-cell>
          <table:table-cell office:value-type="float" office:value="0" calcext:value-type="float">
            <text:p>0</text:p>
          </table:table-cell>
          <table:table-cell table:formula="of:=IF([.$I132]=0;IF([.M132]&lt;&gt;0;&quot;DAX USED&quot;;&quot;&quot;);&quot;&quot;)">
            <text:p/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TRB</text:p>
          </table:table-cell>
          <table:table-cell office:value-type="float" office:value="0" calcext:value-type="float">
            <text:p>0</text:p>
          </table:table-cell>
          <table:table-cell table:formula="of:=IF([.$I132]=0;IF([.Q132]&lt;&gt;0;&quot;DIAG 1 USED&quot;;&quot;&quot;);&quot;&quot;)">
            <text:p/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TRB</text:p>
          </table:table-cell>
          <table:table-cell office:value-type="float" office:value="0" calcext:value-type="float">
            <text:p>0</text:p>
          </table:table-cell>
          <table:table-cell table:formula="of:=IF([.$I132]=0;IF([.U13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ABM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ABMM</text:p>
          </table:table-cell>
          <table:table-cell office:value-type="float" office:value="0" calcext:value-type="float">
            <text:p>0</text:p>
          </table:table-cell>
          <table:table-cell table:formula="of:=IF([.I133]=0;IF([.E133]&lt;&gt;0;&quot;SAL USED&quot;;&quot;&quot;);&quot;&quot;)">
            <text:p/>
          </table:table-cell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ABMM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IF([.$I133]=0;IF([.M133]&lt;&gt;0;&quot;DAX USED&quot;;&quot;&quot;);&quot;&quot;)" office:value-type="string" office:string-value="DAX USED" calcext:value-type="string">
            <text:p>DAX USED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BMM</text:p>
          </table:table-cell>
          <table:table-cell office:value-type="float" office:value="0" calcext:value-type="float">
            <text:p>0</text:p>
          </table:table-cell>
          <table:table-cell table:formula="of:=IF([.$I133]=0;IF([.Q133]&lt;&gt;0;&quot;DIAG 1 USED&quot;;&quot;&quot;);&quot;&quot;)">
            <text:p/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BMM</text:p>
          </table:table-cell>
          <table:table-cell office:value-type="float" office:value="0" calcext:value-type="float">
            <text:p>0</text:p>
          </table:table-cell>
          <table:table-cell table:formula="of:=IF([.$I133]=0;IF([.U13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ZBM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ZBMM</text:p>
          </table:table-cell>
          <table:table-cell office:value-type="float" office:value="0" calcext:value-type="float">
            <text:p>0</text:p>
          </table:table-cell>
          <table:table-cell table:formula="of:=IF([.I134]=0;IF([.E134]&lt;&gt;0;&quot;SAL USED&quot;;&quot;&quot;);&quot;&quot;)">
            <text:p/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ZBMM</text:p>
          </table:table-cell>
          <table:table-cell office:value-type="float" office:value="0" calcext:value-type="float">
            <text:p>0</text:p>
          </table:table-cell>
          <table:table-cell table:formula="of:=IF([.$I134]=0;IF([.M134]&lt;&gt;0;&quot;DAX USED&quot;;&quot;&quot;);&quot;&quot;)">
            <text:p/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ZBMM</text:p>
          </table:table-cell>
          <table:table-cell office:value-type="float" office:value="0" calcext:value-type="float">
            <text:p>0</text:p>
          </table:table-cell>
          <table:table-cell table:formula="of:=IF([.$I134]=0;IF([.Q134]&lt;&gt;0;&quot;DIAG 1 USED&quot;;&quot;&quot;);&quot;&quot;)">
            <text:p/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ZBMM</text:p>
          </table:table-cell>
          <table:table-cell office:value-type="float" office:value="0" calcext:value-type="float">
            <text:p>0</text:p>
          </table:table-cell>
          <table:table-cell table:formula="of:=IF([.$I134]=0;IF([.U13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OBM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OBMM</text:p>
          </table:table-cell>
          <table:table-cell office:value-type="float" office:value="2" calcext:value-type="float">
            <text:p>2</text:p>
          </table:table-cell>
          <table:table-cell table:formula="of:=IF([.I135]=0;IF([.E135]&lt;&gt;0;&quot;SAL USED&quot;;&quot;&quot;);&quot;&quot;)">
            <text:p/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OBMM</text:p>
          </table:table-cell>
          <table:table-cell office:value-type="float" office:value="4" calcext:value-type="float">
            <text:p>4</text:p>
          </table:table-cell>
          <table:table-cell table:formula="of:=IF([.$I135]=0;IF([.M135]&lt;&gt;0;&quot;DAX USED&quot;;&quot;&quot;);&quot;&quot;)">
            <text:p/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OBMM</text:p>
          </table:table-cell>
          <table:table-cell office:value-type="float" office:value="0" calcext:value-type="float">
            <text:p>0</text:p>
          </table:table-cell>
          <table:table-cell table:formula="of:=IF([.$I135]=0;IF([.Q135]&lt;&gt;0;&quot;DIAG 1 USED&quot;;&quot;&quot;);&quot;&quot;)">
            <text:p/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OBMM</text:p>
          </table:table-cell>
          <table:table-cell office:value-type="float" office:value="0" calcext:value-type="float">
            <text:p>0</text:p>
          </table:table-cell>
          <table:table-cell table:formula="of:=IF([.$I135]=0;IF([.U13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TBM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TBMM</text:p>
          </table:table-cell>
          <table:table-cell office:value-type="float" office:value="0" calcext:value-type="float">
            <text:p>0</text:p>
          </table:table-cell>
          <table:table-cell table:formula="of:=IF([.I136]=0;IF([.E136]&lt;&gt;0;&quot;SAL USED&quot;;&quot;&quot;);&quot;&quot;)">
            <text:p/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BMM</text:p>
          </table:table-cell>
          <table:table-cell office:value-type="float" office:value="0" calcext:value-type="float">
            <text:p>0</text:p>
          </table:table-cell>
          <table:table-cell table:formula="of:=IF([.$I136]=0;IF([.M136]&lt;&gt;0;&quot;DAX USED&quot;;&quot;&quot;);&quot;&quot;)">
            <text:p/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BMM</text:p>
          </table:table-cell>
          <table:table-cell office:value-type="float" office:value="0" calcext:value-type="float">
            <text:p>0</text:p>
          </table:table-cell>
          <table:table-cell table:formula="of:=IF([.$I136]=0;IF([.Q136]&lt;&gt;0;&quot;DIAG 1 USED&quot;;&quot;&quot;);&quot;&quot;)">
            <text:p/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BMM</text:p>
          </table:table-cell>
          <table:table-cell office:value-type="float" office:value="0" calcext:value-type="float">
            <text:p>0</text:p>
          </table:table-cell>
          <table:table-cell table:formula="of:=IF([.$I136]=0;IF([.U13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ABM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ABMB</text:p>
          </table:table-cell>
          <table:table-cell office:value-type="float" office:value="0" calcext:value-type="float">
            <text:p>0</text:p>
          </table:table-cell>
          <table:table-cell table:formula="of:=IF([.I137]=0;IF([.E137]&lt;&gt;0;&quot;SAL USED&quot;;&quot;&quot;);&quot;&quot;)">
            <text:p/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BMB</text:p>
          </table:table-cell>
          <table:table-cell office:value-type="float" office:value="0" calcext:value-type="float">
            <text:p>0</text:p>
          </table:table-cell>
          <table:table-cell table:formula="of:=IF([.$I137]=0;IF([.M137]&lt;&gt;0;&quot;DAX USED&quot;;&quot;&quot;);&quot;&quot;)">
            <text:p/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BMB</text:p>
          </table:table-cell>
          <table:table-cell office:value-type="float" office:value="0" calcext:value-type="float">
            <text:p>0</text:p>
          </table:table-cell>
          <table:table-cell table:formula="of:=IF([.$I137]=0;IF([.Q137]&lt;&gt;0;&quot;DIAG 1 USED&quot;;&quot;&quot;);&quot;&quot;)">
            <text:p/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BMB</text:p>
          </table:table-cell>
          <table:table-cell office:value-type="float" office:value="0" calcext:value-type="float">
            <text:p>0</text:p>
          </table:table-cell>
          <table:table-cell table:formula="of:=IF([.$I137]=0;IF([.U13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ZBM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ZBMB</text:p>
          </table:table-cell>
          <table:table-cell office:value-type="float" office:value="0" calcext:value-type="float">
            <text:p>0</text:p>
          </table:table-cell>
          <table:table-cell table:formula="of:=IF([.I138]=0;IF([.E138]&lt;&gt;0;&quot;SAL USED&quot;;&quot;&quot;);&quot;&quot;)">
            <text:p/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ZBMB</text:p>
          </table:table-cell>
          <table:table-cell office:value-type="float" office:value="0" calcext:value-type="float">
            <text:p>0</text:p>
          </table:table-cell>
          <table:table-cell table:formula="of:=IF([.$I138]=0;IF([.M138]&lt;&gt;0;&quot;DAX USED&quot;;&quot;&quot;);&quot;&quot;)">
            <text:p/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ZBMB</text:p>
          </table:table-cell>
          <table:table-cell office:value-type="float" office:value="0" calcext:value-type="float">
            <text:p>0</text:p>
          </table:table-cell>
          <table:table-cell table:formula="of:=IF([.$I138]=0;IF([.Q138]&lt;&gt;0;&quot;DIAG 1 USED&quot;;&quot;&quot;);&quot;&quot;)">
            <text:p/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ZBMB</text:p>
          </table:table-cell>
          <table:table-cell office:value-type="float" office:value="0" calcext:value-type="float">
            <text:p>0</text:p>
          </table:table-cell>
          <table:table-cell table:formula="of:=IF([.$I138]=0;IF([.U13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TBMB</text:p>
          </table:table-cell>
          <table:table-cell office:value-type="float" office:value="375725" calcext:value-type="float">
            <text:p>375725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TBMB</text:p>
          </table:table-cell>
          <table:table-cell office:value-type="float" office:value="1" calcext:value-type="float">
            <text:p>1</text:p>
          </table:table-cell>
          <table:table-cell table:formula="of:=IF([.I139]=0;IF([.E139]&lt;&gt;0;&quot;SAL USED&quot;;&quot;&quot;);&quot;&quot;)">
            <text:p/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BMB</text:p>
          </table:table-cell>
          <table:table-cell office:value-type="float" office:value="12" calcext:value-type="float">
            <text:p>12</text:p>
          </table:table-cell>
          <table:table-cell table:formula="of:=IF([.$I139]=0;IF([.M139]&lt;&gt;0;&quot;DAX USED&quot;;&quot;&quot;);&quot;&quot;)">
            <text:p/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BMB</text:p>
          </table:table-cell>
          <table:table-cell office:value-type="float" office:value="0" calcext:value-type="float">
            <text:p>0</text:p>
          </table:table-cell>
          <table:table-cell table:formula="of:=IF([.$I139]=0;IF([.Q139]&lt;&gt;0;&quot;DIAG 1 USED&quot;;&quot;&quot;);&quot;&quot;)">
            <text:p/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BMB</text:p>
          </table:table-cell>
          <table:table-cell office:value-type="float" office:value="0" calcext:value-type="float">
            <text:p>0</text:p>
          </table:table-cell>
          <table:table-cell table:formula="of:=IF([.$I139]=0;IF([.U13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CBM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CBMB</text:p>
          </table:table-cell>
          <table:table-cell office:value-type="float" office:value="0" calcext:value-type="float">
            <text:p>0</text:p>
          </table:table-cell>
          <table:table-cell table:formula="of:=IF([.I140]=0;IF([.E140]&lt;&gt;0;&quot;SAL USED&quot;;&quot;&quot;);&quot;&quot;)">
            <text:p/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BMB</text:p>
          </table:table-cell>
          <table:table-cell office:value-type="float" office:value="0" calcext:value-type="float">
            <text:p>0</text:p>
          </table:table-cell>
          <table:table-cell table:formula="of:=IF([.$I140]=0;IF([.M140]&lt;&gt;0;&quot;DAX USED&quot;;&quot;&quot;);&quot;&quot;)">
            <text:p/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BMB</text:p>
          </table:table-cell>
          <table:table-cell office:value-type="float" office:value="0" calcext:value-type="float">
            <text:p>0</text:p>
          </table:table-cell>
          <table:table-cell table:formula="of:=IF([.$I140]=0;IF([.Q140]&lt;&gt;0;&quot;DIAG 1 USED&quot;;&quot;&quot;);&quot;&quot;)">
            <text:p/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BMB</text:p>
          </table:table-cell>
          <table:table-cell office:value-type="float" office:value="0" calcext:value-type="float">
            <text:p>0</text:p>
          </table:table-cell>
          <table:table-cell table:formula="of:=IF([.$I140]=0;IF([.U14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LDXT_STXT_DMT_STM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LDXT_STXT_DMT_STMT</text:p>
          </table:table-cell>
          <table:table-cell office:value-type="float" office:value="0" calcext:value-type="float">
            <text:p>0</text:p>
          </table:table-cell>
          <table:table-cell table:formula="of:=IF([.I141]=0;IF([.E141]&lt;&gt;0;&quot;SAL USED&quot;;&quot;&quot;);&quot;&quot;)">
            <text:p/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DXT_STXT_DMT_STMT</text:p>
          </table:table-cell>
          <table:table-cell office:value-type="float" office:value="0" calcext:value-type="float">
            <text:p>0</text:p>
          </table:table-cell>
          <table:table-cell table:formula="of:=IF([.$I141]=0;IF([.M141]&lt;&gt;0;&quot;DAX USED&quot;;&quot;&quot;);&quot;&quot;)">
            <text:p/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DXT_STXT_DMT_STMT</text:p>
          </table:table-cell>
          <table:table-cell office:value-type="float" office:value="0" calcext:value-type="float">
            <text:p>0</text:p>
          </table:table-cell>
          <table:table-cell table:formula="of:=IF([.$I141]=0;IF([.Q141]&lt;&gt;0;&quot;DIAG 1 USED&quot;;&quot;&quot;);&quot;&quot;)">
            <text:p/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DXT_STXT_DMT_STMT</text:p>
          </table:table-cell>
          <table:table-cell office:value-type="float" office:value="0" calcext:value-type="float">
            <text:p>0</text:p>
          </table:table-cell>
          <table:table-cell table:formula="of:=IF([.$I141]=0;IF([.U14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 table:formula="of:=IF([.I142]=0;IF([.E142]&lt;&gt;0;&quot;SAL USED&quot;;&quot;&quot;);&quot;&quot;)">
            <text:p/>
          </table:table-cell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NOP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$I142]=0;IF([.M142]&lt;&gt;0;&quot;DAX USED&quot;;&quot;&quot;);&quot;&quot;)" office:value-type="string" office:string-value="DAX USED" calcext:value-type="string">
            <text:p>DAX USED</text:p>
          </table:table-cell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NOP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$I142]=0;IF([.Q142]&lt;&gt;0;&quot;DIAG 1 USED&quot;;&quot;&quot;);&quot;&quot;)" office:value-type="string" office:string-value="DIAG 1 USED" calcext:value-type="string">
            <text:p>DIAG 1 USED</text:p>
          </table:table-cell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NOP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$I142]=0;IF([.U142]&lt;&gt;0;&quot;DIAG 1 USED&quot;;&quot;&quot;);&quot;&quot;)" office:value-type="string" office:string-value="DIAG 1 USED" calcext:value-type="string">
            <text:p>DIAG 1 USED</text:p>
          </table:table-cell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IRRD_TTR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IRRD_TTRD</text:p>
          </table:table-cell>
          <table:table-cell office:value-type="float" office:value="0" calcext:value-type="float">
            <text:p>0</text:p>
          </table:table-cell>
          <table:table-cell table:formula="of:=IF([.I143]=0;IF([.E143]&lt;&gt;0;&quot;SAL USED&quot;;&quot;&quot;);&quot;&quot;)">
            <text:p/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IRRD_TTRD</text:p>
          </table:table-cell>
          <table:table-cell office:value-type="float" office:value="0" calcext:value-type="float">
            <text:p>0</text:p>
          </table:table-cell>
          <table:table-cell table:formula="of:=IF([.$I143]=0;IF([.M143]&lt;&gt;0;&quot;DAX USED&quot;;&quot;&quot;);&quot;&quot;)">
            <text:p/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IRRD_TTRD</text:p>
          </table:table-cell>
          <table:table-cell office:value-type="float" office:value="0" calcext:value-type="float">
            <text:p>0</text:p>
          </table:table-cell>
          <table:table-cell table:formula="of:=IF([.$I143]=0;IF([.Q143]&lt;&gt;0;&quot;DIAG 1 USED&quot;;&quot;&quot;);&quot;&quot;)">
            <text:p/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IRRD_TTRD</text:p>
          </table:table-cell>
          <table:table-cell office:value-type="float" office:value="0" calcext:value-type="float">
            <text:p>0</text:p>
          </table:table-cell>
          <table:table-cell table:formula="of:=IF([.$I143]=0;IF([.U14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CRRT_CRRQ_TTRQ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CRRT_CRRQ_TTRQ</text:p>
          </table:table-cell>
          <table:table-cell office:value-type="float" office:value="0" calcext:value-type="float">
            <text:p>0</text:p>
          </table:table-cell>
          <table:table-cell table:formula="of:=IF([.I144]=0;IF([.E144]&lt;&gt;0;&quot;SAL USED&quot;;&quot;&quot;);&quot;&quot;)">
            <text:p/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CRRT_CRRQ_TTRQ</text:p>
          </table:table-cell>
          <table:table-cell office:value-type="float" office:value="0" calcext:value-type="float">
            <text:p>0</text:p>
          </table:table-cell>
          <table:table-cell table:formula="of:=IF([.$I144]=0;IF([.M144]&lt;&gt;0;&quot;DAX USED&quot;;&quot;&quot;);&quot;&quot;)">
            <text:p/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CRRT_CRRQ_TTRQ</text:p>
          </table:table-cell>
          <table:table-cell office:value-type="float" office:value="0" calcext:value-type="float">
            <text:p>0</text:p>
          </table:table-cell>
          <table:table-cell table:formula="of:=IF([.$I144]=0;IF([.Q144]&lt;&gt;0;&quot;DIAG 1 USED&quot;;&quot;&quot;);&quot;&quot;)">
            <text:p/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CRRT_CRRQ_TTRQ</text:p>
          </table:table-cell>
          <table:table-cell office:value-type="float" office:value="0" calcext:value-type="float">
            <text:p>0</text:p>
          </table:table-cell>
          <table:table-cell table:formula="of:=IF([.$I144]=0;IF([.U14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ESD_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ESD_ESS</text:p>
          </table:table-cell>
          <table:table-cell office:value-type="float" office:value="0" calcext:value-type="float">
            <text:p>0</text:p>
          </table:table-cell>
          <table:table-cell table:formula="of:=IF([.I145]=0;IF([.E145]&lt;&gt;0;&quot;SAL USED&quot;;&quot;&quot;);&quot;&quot;)">
            <text:p/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SD_ESS</text:p>
          </table:table-cell>
          <table:table-cell office:value-type="float" office:value="0" calcext:value-type="float">
            <text:p>0</text:p>
          </table:table-cell>
          <table:table-cell table:formula="of:=IF([.$I145]=0;IF([.M145]&lt;&gt;0;&quot;DAX USED&quot;;&quot;&quot;);&quot;&quot;)">
            <text:p/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SD_ESS</text:p>
          </table:table-cell>
          <table:table-cell office:value-type="float" office:value="0" calcext:value-type="float">
            <text:p>0</text:p>
          </table:table-cell>
          <table:table-cell table:formula="of:=IF([.$I145]=0;IF([.Q145]&lt;&gt;0;&quot;DIAG 1 USED&quot;;&quot;&quot;);&quot;&quot;)">
            <text:p/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SD_ESS</text:p>
          </table:table-cell>
          <table:table-cell office:value-type="float" office:value="0" calcext:value-type="float">
            <text:p>0</text:p>
          </table:table-cell>
          <table:table-cell table:formula="of:=IF([.$I145]=0;IF([.U14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TRRQ_LDX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TRRQ_LDXD</text:p>
          </table:table-cell>
          <table:table-cell office:value-type="float" office:value="0" calcext:value-type="float">
            <text:p>0</text:p>
          </table:table-cell>
          <table:table-cell table:formula="of:=IF([.I146]=0;IF([.E146]&lt;&gt;0;&quot;SAL USED&quot;;&quot;&quot;);&quot;&quot;)">
            <text:p/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RRQ_LDXD</text:p>
          </table:table-cell>
          <table:table-cell office:value-type="float" office:value="0" calcext:value-type="float">
            <text:p>0</text:p>
          </table:table-cell>
          <table:table-cell table:formula="of:=IF([.$I146]=0;IF([.M146]&lt;&gt;0;&quot;DAX USED&quot;;&quot;&quot;);&quot;&quot;)">
            <text:p/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RRQ_LDXD</text:p>
          </table:table-cell>
          <table:table-cell office:value-type="float" office:value="0" calcext:value-type="float">
            <text:p>0</text:p>
          </table:table-cell>
          <table:table-cell table:formula="of:=IF([.$I146]=0;IF([.Q146]&lt;&gt;0;&quot;DIAG 1 USED&quot;;&quot;&quot;);&quot;&quot;)">
            <text:p/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RRQ_LDXD</text:p>
          </table:table-cell>
          <table:table-cell office:value-type="float" office:value="0" calcext:value-type="float">
            <text:p>0</text:p>
          </table:table-cell>
          <table:table-cell table:formula="of:=IF([.$I146]=0;IF([.U14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CRXD_STX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CRXD_STXD</text:p>
          </table:table-cell>
          <table:table-cell office:value-type="float" office:value="0" calcext:value-type="float">
            <text:p>0</text:p>
          </table:table-cell>
          <table:table-cell table:formula="of:=IF([.I147]=0;IF([.E147]&lt;&gt;0;&quot;SAL USED&quot;;&quot;&quot;);&quot;&quot;)">
            <text:p/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RXD_STXD</text:p>
          </table:table-cell>
          <table:table-cell office:value-type="float" office:value="0" calcext:value-type="float">
            <text:p>0</text:p>
          </table:table-cell>
          <table:table-cell table:formula="of:=IF([.$I147]=0;IF([.M147]&lt;&gt;0;&quot;DAX USED&quot;;&quot;&quot;);&quot;&quot;)">
            <text:p/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RXD_STXD</text:p>
          </table:table-cell>
          <table:table-cell office:value-type="float" office:value="0" calcext:value-type="float">
            <text:p>0</text:p>
          </table:table-cell>
          <table:table-cell table:formula="of:=IF([.$I147]=0;IF([.Q147]&lt;&gt;0;&quot;DIAG 1 USED&quot;;&quot;&quot;);&quot;&quot;)">
            <text:p/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RXD_STXD</text:p>
          </table:table-cell>
          <table:table-cell office:value-type="float" office:value="0" calcext:value-type="float">
            <text:p>0</text:p>
          </table:table-cell>
          <table:table-cell table:formula="of:=IF([.$I147]=0;IF([.U14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AUG8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AUG8F</text:p>
          </table:table-cell>
          <table:table-cell office:value-type="float" office:value="0" calcext:value-type="float">
            <text:p>0</text:p>
          </table:table-cell>
          <table:table-cell table:formula="of:=IF([.I148]=0;IF([.E148]&lt;&gt;0;&quot;SAL USED&quot;;&quot;&quot;);&quot;&quot;)">
            <text:p/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UG8F</text:p>
          </table:table-cell>
          <table:table-cell office:value-type="float" office:value="0" calcext:value-type="float">
            <text:p>0</text:p>
          </table:table-cell>
          <table:table-cell table:formula="of:=IF([.$I148]=0;IF([.M148]&lt;&gt;0;&quot;DAX USED&quot;;&quot;&quot;);&quot;&quot;)">
            <text:p/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UG8F</text:p>
          </table:table-cell>
          <table:table-cell office:value-type="float" office:value="0" calcext:value-type="float">
            <text:p>0</text:p>
          </table:table-cell>
          <table:table-cell table:formula="of:=IF([.$I148]=0;IF([.Q148]&lt;&gt;0;&quot;DIAG 1 USED&quot;;&quot;&quot;);&quot;&quot;)">
            <text:p/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UG8F</text:p>
          </table:table-cell>
          <table:table-cell office:value-type="float" office:value="0" calcext:value-type="float">
            <text:p>0</text:p>
          </table:table-cell>
          <table:table-cell table:formula="of:=IF([.$I148]=0;IF([.U14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ABS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ABSM</text:p>
          </table:table-cell>
          <table:table-cell office:value-type="float" office:value="0" calcext:value-type="float">
            <text:p>0</text:p>
          </table:table-cell>
          <table:table-cell table:formula="of:=IF([.I149]=0;IF([.E149]&lt;&gt;0;&quot;SAL USED&quot;;&quot;&quot;);&quot;&quot;)">
            <text:p/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BSM</text:p>
          </table:table-cell>
          <table:table-cell office:value-type="float" office:value="0" calcext:value-type="float">
            <text:p>0</text:p>
          </table:table-cell>
          <table:table-cell table:formula="of:=IF([.$I149]=0;IF([.M149]&lt;&gt;0;&quot;DAX USED&quot;;&quot;&quot;);&quot;&quot;)">
            <text:p/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BSM</text:p>
          </table:table-cell>
          <table:table-cell office:value-type="float" office:value="0" calcext:value-type="float">
            <text:p>0</text:p>
          </table:table-cell>
          <table:table-cell table:formula="of:=IF([.$I149]=0;IF([.Q149]&lt;&gt;0;&quot;DIAG 1 USED&quot;;&quot;&quot;);&quot;&quot;)">
            <text:p/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BSM</text:p>
          </table:table-cell>
          <table:table-cell office:value-type="float" office:value="0" calcext:value-type="float">
            <text:p>0</text:p>
          </table:table-cell>
          <table:table-cell table:formula="of:=IF([.$I149]=0;IF([.U14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ZBS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ZBSM</text:p>
          </table:table-cell>
          <table:table-cell office:value-type="float" office:value="0" calcext:value-type="float">
            <text:p>0</text:p>
          </table:table-cell>
          <table:table-cell table:formula="of:=IF([.I150]=0;IF([.E150]&lt;&gt;0;&quot;SAL USED&quot;;&quot;&quot;);&quot;&quot;)">
            <text:p/>
          </table:table-cell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ZBSM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$I150]=0;IF([.M150]&lt;&gt;0;&quot;DAX USED&quot;;&quot;&quot;);&quot;&quot;)" office:value-type="string" office:string-value="DAX USED" calcext:value-type="string">
            <text:p>DAX USE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ZBSM</text:p>
          </table:table-cell>
          <table:table-cell office:value-type="float" office:value="0" calcext:value-type="float">
            <text:p>0</text:p>
          </table:table-cell>
          <table:table-cell table:formula="of:=IF([.$I150]=0;IF([.Q150]&lt;&gt;0;&quot;DIAG 1 USED&quot;;&quot;&quot;);&quot;&quot;)">
            <text:p/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ZBSM</text:p>
          </table:table-cell>
          <table:table-cell office:value-type="float" office:value="0" calcext:value-type="float">
            <text:p>0</text:p>
          </table:table-cell>
          <table:table-cell table:formula="of:=IF([.$I150]=0;IF([.U15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OBS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OBSM</text:p>
          </table:table-cell>
          <table:table-cell office:value-type="float" office:value="0" calcext:value-type="float">
            <text:p>0</text:p>
          </table:table-cell>
          <table:table-cell table:formula="of:=IF([.I151]=0;IF([.E151]&lt;&gt;0;&quot;SAL USED&quot;;&quot;&quot;);&quot;&quot;)">
            <text:p/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BSM</text:p>
          </table:table-cell>
          <table:table-cell office:value-type="float" office:value="0" calcext:value-type="float">
            <text:p>0</text:p>
          </table:table-cell>
          <table:table-cell table:formula="of:=IF([.$I151]=0;IF([.M151]&lt;&gt;0;&quot;DAX USED&quot;;&quot;&quot;);&quot;&quot;)">
            <text:p/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BSM</text:p>
          </table:table-cell>
          <table:table-cell office:value-type="float" office:value="0" calcext:value-type="float">
            <text:p>0</text:p>
          </table:table-cell>
          <table:table-cell table:formula="of:=IF([.$I151]=0;IF([.Q151]&lt;&gt;0;&quot;DIAG 1 USED&quot;;&quot;&quot;);&quot;&quot;)">
            <text:p/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BSM</text:p>
          </table:table-cell>
          <table:table-cell office:value-type="float" office:value="0" calcext:value-type="float">
            <text:p>0</text:p>
          </table:table-cell>
          <table:table-cell table:formula="of:=IF([.$I151]=0;IF([.U15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TBS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TBSM</text:p>
          </table:table-cell>
          <table:table-cell office:value-type="float" office:value="0" calcext:value-type="float">
            <text:p>0</text:p>
          </table:table-cell>
          <table:table-cell table:formula="of:=IF([.I152]=0;IF([.E152]&lt;&gt;0;&quot;SAL USED&quot;;&quot;&quot;);&quot;&quot;)">
            <text:p/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TBSM</text:p>
          </table:table-cell>
          <table:table-cell office:value-type="float" office:value="0" calcext:value-type="float">
            <text:p>0</text:p>
          </table:table-cell>
          <table:table-cell table:formula="of:=IF([.$I152]=0;IF([.M152]&lt;&gt;0;&quot;DAX USED&quot;;&quot;&quot;);&quot;&quot;)">
            <text:p/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TBSM</text:p>
          </table:table-cell>
          <table:table-cell office:value-type="float" office:value="0" calcext:value-type="float">
            <text:p>0</text:p>
          </table:table-cell>
          <table:table-cell table:formula="of:=IF([.$I152]=0;IF([.Q152]&lt;&gt;0;&quot;DIAG 1 USED&quot;;&quot;&quot;);&quot;&quot;)">
            <text:p/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TBSM</text:p>
          </table:table-cell>
          <table:table-cell office:value-type="float" office:value="0" calcext:value-type="float">
            <text:p>0</text:p>
          </table:table-cell>
          <table:table-cell table:formula="of:=IF([.$I152]=0;IF([.U15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ABS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ABSB</text:p>
          </table:table-cell>
          <table:table-cell office:value-type="float" office:value="0" calcext:value-type="float">
            <text:p>0</text:p>
          </table:table-cell>
          <table:table-cell table:formula="of:=IF([.I153]=0;IF([.E153]&lt;&gt;0;&quot;SAL USED&quot;;&quot;&quot;);&quot;&quot;)">
            <text:p/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BSB</text:p>
          </table:table-cell>
          <table:table-cell office:value-type="float" office:value="0" calcext:value-type="float">
            <text:p>0</text:p>
          </table:table-cell>
          <table:table-cell table:formula="of:=IF([.$I153]=0;IF([.M153]&lt;&gt;0;&quot;DAX USED&quot;;&quot;&quot;);&quot;&quot;)">
            <text:p/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BSB</text:p>
          </table:table-cell>
          <table:table-cell office:value-type="float" office:value="0" calcext:value-type="float">
            <text:p>0</text:p>
          </table:table-cell>
          <table:table-cell table:formula="of:=IF([.$I153]=0;IF([.Q153]&lt;&gt;0;&quot;DIAG 1 USED&quot;;&quot;&quot;);&quot;&quot;)">
            <text:p/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BSB</text:p>
          </table:table-cell>
          <table:table-cell office:value-type="float" office:value="0" calcext:value-type="float">
            <text:p>0</text:p>
          </table:table-cell>
          <table:table-cell table:formula="of:=IF([.$I153]=0;IF([.U15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ZBS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ZBSB</text:p>
          </table:table-cell>
          <table:table-cell office:value-type="float" office:value="0" calcext:value-type="float">
            <text:p>0</text:p>
          </table:table-cell>
          <table:table-cell table:formula="of:=IF([.I154]=0;IF([.E154]&lt;&gt;0;&quot;SAL USED&quot;;&quot;&quot;);&quot;&quot;)">
            <text:p/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ZBSB</text:p>
          </table:table-cell>
          <table:table-cell office:value-type="float" office:value="0" calcext:value-type="float">
            <text:p>0</text:p>
          </table:table-cell>
          <table:table-cell table:formula="of:=IF([.$I154]=0;IF([.M154]&lt;&gt;0;&quot;DAX USED&quot;;&quot;&quot;);&quot;&quot;)">
            <text:p/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ZBSB</text:p>
          </table:table-cell>
          <table:table-cell office:value-type="float" office:value="0" calcext:value-type="float">
            <text:p>0</text:p>
          </table:table-cell>
          <table:table-cell table:formula="of:=IF([.$I154]=0;IF([.Q154]&lt;&gt;0;&quot;DIAG 1 USED&quot;;&quot;&quot;);&quot;&quot;)">
            <text:p/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ZBSB</text:p>
          </table:table-cell>
          <table:table-cell office:value-type="float" office:value="0" calcext:value-type="float">
            <text:p>0</text:p>
          </table:table-cell>
          <table:table-cell table:formula="of:=IF([.$I154]=0;IF([.U15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TBS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BSB</text:p>
          </table:table-cell>
          <table:table-cell office:value-type="float" office:value="0" calcext:value-type="float">
            <text:p>0</text:p>
          </table:table-cell>
          <table:table-cell table:formula="of:=IF([.I155]=0;IF([.E155]&lt;&gt;0;&quot;SAL USED&quot;;&quot;&quot;);&quot;&quot;)">
            <text:p/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BSB</text:p>
          </table:table-cell>
          <table:table-cell office:value-type="float" office:value="0" calcext:value-type="float">
            <text:p>0</text:p>
          </table:table-cell>
          <table:table-cell table:formula="of:=IF([.$I155]=0;IF([.M155]&lt;&gt;0;&quot;DAX USED&quot;;&quot;&quot;);&quot;&quot;)">
            <text:p/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BSB</text:p>
          </table:table-cell>
          <table:table-cell office:value-type="float" office:value="0" calcext:value-type="float">
            <text:p>0</text:p>
          </table:table-cell>
          <table:table-cell table:formula="of:=IF([.$I155]=0;IF([.Q155]&lt;&gt;0;&quot;DIAG 1 USED&quot;;&quot;&quot;);&quot;&quot;)">
            <text:p/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BSB</text:p>
          </table:table-cell>
          <table:table-cell office:value-type="float" office:value="0" calcext:value-type="float">
            <text:p>0</text:p>
          </table:table-cell>
          <table:table-cell table:formula="of:=IF([.$I155]=0;IF([.U15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CBS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CBSB</text:p>
          </table:table-cell>
          <table:table-cell office:value-type="float" office:value="0" calcext:value-type="float">
            <text:p>0</text:p>
          </table:table-cell>
          <table:table-cell table:formula="of:=IF([.I156]=0;IF([.E156]&lt;&gt;0;&quot;SAL USED&quot;;&quot;&quot;);&quot;&quot;)">
            <text:p/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BSB</text:p>
          </table:table-cell>
          <table:table-cell office:value-type="float" office:value="0" calcext:value-type="float">
            <text:p>0</text:p>
          </table:table-cell>
          <table:table-cell table:formula="of:=IF([.$I156]=0;IF([.M156]&lt;&gt;0;&quot;DAX USED&quot;;&quot;&quot;);&quot;&quot;)">
            <text:p/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BSB</text:p>
          </table:table-cell>
          <table:table-cell office:value-type="float" office:value="0" calcext:value-type="float">
            <text:p>0</text:p>
          </table:table-cell>
          <table:table-cell table:formula="of:=IF([.$I156]=0;IF([.Q156]&lt;&gt;0;&quot;DIAG 1 USED&quot;;&quot;&quot;);&quot;&quot;)">
            <text:p/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BSB</text:p>
          </table:table-cell>
          <table:table-cell office:value-type="float" office:value="0" calcext:value-type="float">
            <text:p>0</text:p>
          </table:table-cell>
          <table:table-cell table:formula="of:=IF([.$I156]=0;IF([.U15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ABX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ABXM</text:p>
          </table:table-cell>
          <table:table-cell office:value-type="float" office:value="0" calcext:value-type="float">
            <text:p>0</text:p>
          </table:table-cell>
          <table:table-cell table:formula="of:=IF([.I157]=0;IF([.E157]&lt;&gt;0;&quot;SAL USED&quot;;&quot;&quot;);&quot;&quot;)">
            <text:p/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BXM</text:p>
          </table:table-cell>
          <table:table-cell office:value-type="float" office:value="0" calcext:value-type="float">
            <text:p>0</text:p>
          </table:table-cell>
          <table:table-cell table:formula="of:=IF([.$I157]=0;IF([.M157]&lt;&gt;0;&quot;DAX USED&quot;;&quot;&quot;);&quot;&quot;)">
            <text:p/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BXM</text:p>
          </table:table-cell>
          <table:table-cell office:value-type="float" office:value="0" calcext:value-type="float">
            <text:p>0</text:p>
          </table:table-cell>
          <table:table-cell table:formula="of:=IF([.$I157]=0;IF([.Q157]&lt;&gt;0;&quot;DIAG 1 USED&quot;;&quot;&quot;);&quot;&quot;)">
            <text:p/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BXM</text:p>
          </table:table-cell>
          <table:table-cell office:value-type="float" office:value="0" calcext:value-type="float">
            <text:p>0</text:p>
          </table:table-cell>
          <table:table-cell table:formula="of:=IF([.$I157]=0;IF([.U15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office:value-type="string" calcext:value-type="string">
            <text:p>ZBX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ZBXM</text:p>
          </table:table-cell>
          <table:table-cell office:value-type="float" office:value="0" calcext:value-type="float">
            <text:p>0</text:p>
          </table:table-cell>
          <table:table-cell table:formula="of:=IF([.I158]=0;IF([.E158]&lt;&gt;0;&quot;SAL USED&quot;;&quot;&quot;);&quot;&quot;)">
            <text:p/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ZBXM</text:p>
          </table:table-cell>
          <table:table-cell office:value-type="float" office:value="0" calcext:value-type="float">
            <text:p>0</text:p>
          </table:table-cell>
          <table:table-cell table:formula="of:=IF([.$I158]=0;IF([.M158]&lt;&gt;0;&quot;DAX USED&quot;;&quot;&quot;);&quot;&quot;)">
            <text:p/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ZBXM</text:p>
          </table:table-cell>
          <table:table-cell office:value-type="float" office:value="0" calcext:value-type="float">
            <text:p>0</text:p>
          </table:table-cell>
          <table:table-cell table:formula="of:=IF([.$I158]=0;IF([.Q158]&lt;&gt;0;&quot;DIAG 1 USED&quot;;&quot;&quot;);&quot;&quot;)">
            <text:p/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ZBXM</text:p>
          </table:table-cell>
          <table:table-cell office:value-type="float" office:value="0" calcext:value-type="float">
            <text:p>0</text:p>
          </table:table-cell>
          <table:table-cell table:formula="of:=IF([.$I158]=0;IF([.U15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office:value-type="string" calcext:value-type="string">
            <text:p>OBX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OBXM</text:p>
          </table:table-cell>
          <table:table-cell office:value-type="float" office:value="0" calcext:value-type="float">
            <text:p>0</text:p>
          </table:table-cell>
          <table:table-cell table:formula="of:=IF([.I159]=0;IF([.E159]&lt;&gt;0;&quot;SAL USED&quot;;&quot;&quot;);&quot;&quot;)">
            <text:p/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OBXM</text:p>
          </table:table-cell>
          <table:table-cell office:value-type="float" office:value="0" calcext:value-type="float">
            <text:p>0</text:p>
          </table:table-cell>
          <table:table-cell table:formula="of:=IF([.$I159]=0;IF([.M159]&lt;&gt;0;&quot;DAX USED&quot;;&quot;&quot;);&quot;&quot;)">
            <text:p/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OBXM</text:p>
          </table:table-cell>
          <table:table-cell office:value-type="float" office:value="0" calcext:value-type="float">
            <text:p>0</text:p>
          </table:table-cell>
          <table:table-cell table:formula="of:=IF([.$I159]=0;IF([.Q159]&lt;&gt;0;&quot;DIAG 1 USED&quot;;&quot;&quot;);&quot;&quot;)">
            <text:p/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OBXM</text:p>
          </table:table-cell>
          <table:table-cell office:value-type="float" office:value="0" calcext:value-type="float">
            <text:p>0</text:p>
          </table:table-cell>
          <table:table-cell table:formula="of:=IF([.$I159]=0;IF([.U15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office:value-type="string" calcext:value-type="string">
            <text:p>TBX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TBXM</text:p>
          </table:table-cell>
          <table:table-cell office:value-type="float" office:value="0" calcext:value-type="float">
            <text:p>0</text:p>
          </table:table-cell>
          <table:table-cell table:formula="of:=IF([.I160]=0;IF([.E160]&lt;&gt;0;&quot;SAL USED&quot;;&quot;&quot;);&quot;&quot;)">
            <text:p/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BXM</text:p>
          </table:table-cell>
          <table:table-cell office:value-type="float" office:value="0" calcext:value-type="float">
            <text:p>0</text:p>
          </table:table-cell>
          <table:table-cell table:formula="of:=IF([.$I160]=0;IF([.M160]&lt;&gt;0;&quot;DAX USED&quot;;&quot;&quot;);&quot;&quot;)">
            <text:p/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BXM</text:p>
          </table:table-cell>
          <table:table-cell office:value-type="float" office:value="0" calcext:value-type="float">
            <text:p>0</text:p>
          </table:table-cell>
          <table:table-cell table:formula="of:=IF([.$I160]=0;IF([.Q160]&lt;&gt;0;&quot;DIAG 1 USED&quot;;&quot;&quot;);&quot;&quot;)">
            <text:p/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BXM</text:p>
          </table:table-cell>
          <table:table-cell office:value-type="float" office:value="0" calcext:value-type="float">
            <text:p>0</text:p>
          </table:table-cell>
          <table:table-cell table:formula="of:=IF([.$I160]=0;IF([.U16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56" calcext:value-type="float">
            <text:p>156</text:p>
          </table:table-cell>
          <table:table-cell office:value-type="string" calcext:value-type="string">
            <text:p>ABX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ABXB</text:p>
          </table:table-cell>
          <table:table-cell office:value-type="float" office:value="0" calcext:value-type="float">
            <text:p>0</text:p>
          </table:table-cell>
          <table:table-cell table:formula="of:=IF([.I161]=0;IF([.E161]&lt;&gt;0;&quot;SAL USED&quot;;&quot;&quot;);&quot;&quot;)">
            <text:p/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BXB</text:p>
          </table:table-cell>
          <table:table-cell office:value-type="float" office:value="0" calcext:value-type="float">
            <text:p>0</text:p>
          </table:table-cell>
          <table:table-cell table:formula="of:=IF([.$I161]=0;IF([.M161]&lt;&gt;0;&quot;DAX USED&quot;;&quot;&quot;);&quot;&quot;)">
            <text:p/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BXB</text:p>
          </table:table-cell>
          <table:table-cell office:value-type="float" office:value="0" calcext:value-type="float">
            <text:p>0</text:p>
          </table:table-cell>
          <table:table-cell table:formula="of:=IF([.$I161]=0;IF([.Q161]&lt;&gt;0;&quot;DIAG 1 USED&quot;;&quot;&quot;);&quot;&quot;)">
            <text:p/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BXB</text:p>
          </table:table-cell>
          <table:table-cell office:value-type="float" office:value="0" calcext:value-type="float">
            <text:p>0</text:p>
          </table:table-cell>
          <table:table-cell table:formula="of:=IF([.$I161]=0;IF([.U16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office:value-type="string" calcext:value-type="string">
            <text:p>ZBX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ZBXB</text:p>
          </table:table-cell>
          <table:table-cell office:value-type="float" office:value="0" calcext:value-type="float">
            <text:p>0</text:p>
          </table:table-cell>
          <table:table-cell table:formula="of:=IF([.I162]=0;IF([.E162]&lt;&gt;0;&quot;SAL USED&quot;;&quot;&quot;);&quot;&quot;)">
            <text:p/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ZBXB</text:p>
          </table:table-cell>
          <table:table-cell office:value-type="float" office:value="0" calcext:value-type="float">
            <text:p>0</text:p>
          </table:table-cell>
          <table:table-cell table:formula="of:=IF([.$I162]=0;IF([.M162]&lt;&gt;0;&quot;DAX USED&quot;;&quot;&quot;);&quot;&quot;)">
            <text:p/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ZBXB</text:p>
          </table:table-cell>
          <table:table-cell office:value-type="float" office:value="0" calcext:value-type="float">
            <text:p>0</text:p>
          </table:table-cell>
          <table:table-cell table:formula="of:=IF([.$I162]=0;IF([.Q162]&lt;&gt;0;&quot;DIAG 1 USED&quot;;&quot;&quot;);&quot;&quot;)">
            <text:p/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ZBXB</text:p>
          </table:table-cell>
          <table:table-cell office:value-type="float" office:value="0" calcext:value-type="float">
            <text:p>0</text:p>
          </table:table-cell>
          <table:table-cell table:formula="of:=IF([.$I162]=0;IF([.U16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TBX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TBXB</text:p>
          </table:table-cell>
          <table:table-cell office:value-type="float" office:value="0" calcext:value-type="float">
            <text:p>0</text:p>
          </table:table-cell>
          <table:table-cell table:formula="of:=IF([.I163]=0;IF([.E163]&lt;&gt;0;&quot;SAL USED&quot;;&quot;&quot;);&quot;&quot;)">
            <text:p/>
          </table:table-cell>
          <table:table-cell office:value-type="float" office:value="158" calcext:value-type="float">
            <text:p>158</text:p>
          </table:table-cell>
          <table:table-cell table:style-name="ce1" office:value-type="string" calcext:value-type="string">
            <text:p>TBXB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IF([.$I163]=0;IF([.M163]&lt;&gt;0;&quot;DAX USED&quot;;&quot;&quot;);&quot;&quot;)" office:value-type="string" office:string-value="DAX USED" calcext:value-type="string">
            <text:p>DAX USED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BXB</text:p>
          </table:table-cell>
          <table:table-cell office:value-type="float" office:value="0" calcext:value-type="float">
            <text:p>0</text:p>
          </table:table-cell>
          <table:table-cell table:formula="of:=IF([.$I163]=0;IF([.Q163]&lt;&gt;0;&quot;DIAG 1 USED&quot;;&quot;&quot;);&quot;&quot;)">
            <text:p/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BXB</text:p>
          </table:table-cell>
          <table:table-cell office:value-type="float" office:value="0" calcext:value-type="float">
            <text:p>0</text:p>
          </table:table-cell>
          <table:table-cell table:formula="of:=IF([.$I163]=0;IF([.U16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CBX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CBXB</text:p>
          </table:table-cell>
          <table:table-cell office:value-type="float" office:value="0" calcext:value-type="float">
            <text:p>0</text:p>
          </table:table-cell>
          <table:table-cell table:formula="of:=IF([.I164]=0;IF([.E164]&lt;&gt;0;&quot;SAL USED&quot;;&quot;&quot;);&quot;&quot;)">
            <text:p/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BXB</text:p>
          </table:table-cell>
          <table:table-cell office:value-type="float" office:value="0" calcext:value-type="float">
            <text:p>0</text:p>
          </table:table-cell>
          <table:table-cell table:formula="of:=IF([.$I164]=0;IF([.M164]&lt;&gt;0;&quot;DAX USED&quot;;&quot;&quot;);&quot;&quot;)">
            <text:p/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BXB</text:p>
          </table:table-cell>
          <table:table-cell office:value-type="float" office:value="0" calcext:value-type="float">
            <text:p>0</text:p>
          </table:table-cell>
          <table:table-cell table:formula="of:=IF([.$I164]=0;IF([.Q164]&lt;&gt;0;&quot;DIAG 1 USED&quot;;&quot;&quot;);&quot;&quot;)">
            <text:p/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BXB</text:p>
          </table:table-cell>
          <table:table-cell office:value-type="float" office:value="0" calcext:value-type="float">
            <text:p>0</text:p>
          </table:table-cell>
          <table:table-cell table:formula="of:=IF([.$I164]=0;IF([.U16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MP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MPM</text:p>
          </table:table-cell>
          <table:table-cell office:value-type="float" office:value="0" calcext:value-type="float">
            <text:p>0</text:p>
          </table:table-cell>
          <table:table-cell table:formula="of:=IF([.I165]=0;IF([.E165]&lt;&gt;0;&quot;SAL USED&quot;;&quot;&quot;);&quot;&quot;)">
            <text:p/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PM</text:p>
          </table:table-cell>
          <table:table-cell office:value-type="float" office:value="0" calcext:value-type="float">
            <text:p>0</text:p>
          </table:table-cell>
          <table:table-cell table:formula="of:=IF([.$I165]=0;IF([.M165]&lt;&gt;0;&quot;DAX USED&quot;;&quot;&quot;);&quot;&quot;)">
            <text:p/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PM</text:p>
          </table:table-cell>
          <table:table-cell office:value-type="float" office:value="0" calcext:value-type="float">
            <text:p>0</text:p>
          </table:table-cell>
          <table:table-cell table:formula="of:=IF([.$I165]=0;IF([.Q165]&lt;&gt;0;&quot;DIAG 1 USED&quot;;&quot;&quot;);&quot;&quot;)">
            <text:p/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PM</text:p>
          </table:table-cell>
          <table:table-cell office:value-type="float" office:value="0" calcext:value-type="float">
            <text:p>0</text:p>
          </table:table-cell>
          <table:table-cell table:formula="of:=IF([.$I165]=0;IF([.U16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DV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DVM</text:p>
          </table:table-cell>
          <table:table-cell office:value-type="float" office:value="0" calcext:value-type="float">
            <text:p>0</text:p>
          </table:table-cell>
          <table:table-cell table:formula="of:=IF([.I166]=0;IF([.E166]&lt;&gt;0;&quot;SAL USED&quot;;&quot;&quot;);&quot;&quot;)">
            <text:p/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VM</text:p>
          </table:table-cell>
          <table:table-cell office:value-type="float" office:value="0" calcext:value-type="float">
            <text:p>0</text:p>
          </table:table-cell>
          <table:table-cell table:formula="of:=IF([.$I166]=0;IF([.M166]&lt;&gt;0;&quot;DAX USED&quot;;&quot;&quot;);&quot;&quot;)">
            <text:p/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VM</text:p>
          </table:table-cell>
          <table:table-cell office:value-type="float" office:value="0" calcext:value-type="float">
            <text:p>0</text:p>
          </table:table-cell>
          <table:table-cell table:formula="of:=IF([.$I166]=0;IF([.Q166]&lt;&gt;0;&quot;DIAG 1 USED&quot;;&quot;&quot;);&quot;&quot;)">
            <text:p/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VM</text:p>
          </table:table-cell>
          <table:table-cell office:value-type="float" office:value="0" calcext:value-type="float">
            <text:p>0</text:p>
          </table:table-cell>
          <table:table-cell table:formula="of:=IF([.$I166]=0;IF([.U16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MPRD_MPM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MPRD_MPMD</text:p>
          </table:table-cell>
          <table:table-cell office:value-type="float" office:value="0" calcext:value-type="float">
            <text:p>0</text:p>
          </table:table-cell>
          <table:table-cell table:formula="of:=IF([.I167]=0;IF([.E167]&lt;&gt;0;&quot;SAL USED&quot;;&quot;&quot;);&quot;&quot;)">
            <text:p/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PRD_MPMD</text:p>
          </table:table-cell>
          <table:table-cell office:value-type="float" office:value="0" calcext:value-type="float">
            <text:p>0</text:p>
          </table:table-cell>
          <table:table-cell table:formula="of:=IF([.$I167]=0;IF([.M167]&lt;&gt;0;&quot;DAX USED&quot;;&quot;&quot;);&quot;&quot;)">
            <text:p/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PRD_MPMD</text:p>
          </table:table-cell>
          <table:table-cell office:value-type="float" office:value="0" calcext:value-type="float">
            <text:p>0</text:p>
          </table:table-cell>
          <table:table-cell table:formula="of:=IF([.$I167]=0;IF([.Q167]&lt;&gt;0;&quot;DIAG 1 USED&quot;;&quot;&quot;);&quot;&quot;)">
            <text:p/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PRD_MPMD</text:p>
          </table:table-cell>
          <table:table-cell office:value-type="float" office:value="0" calcext:value-type="float">
            <text:p>0</text:p>
          </table:table-cell>
          <table:table-cell table:formula="of:=IF([.$I167]=0;IF([.U16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DVRD_DVM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DVRD_DVMD</text:p>
          </table:table-cell>
          <table:table-cell office:value-type="float" office:value="0" calcext:value-type="float">
            <text:p>0</text:p>
          </table:table-cell>
          <table:table-cell table:formula="of:=IF([.I168]=0;IF([.E168]&lt;&gt;0;&quot;SAL USED&quot;;&quot;&quot;);&quot;&quot;)">
            <text:p/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VRD_DVMD</text:p>
          </table:table-cell>
          <table:table-cell office:value-type="float" office:value="0" calcext:value-type="float">
            <text:p>0</text:p>
          </table:table-cell>
          <table:table-cell table:formula="of:=IF([.$I168]=0;IF([.M168]&lt;&gt;0;&quot;DAX USED&quot;;&quot;&quot;);&quot;&quot;)">
            <text:p/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VRD_DVMD</text:p>
          </table:table-cell>
          <table:table-cell office:value-type="float" office:value="0" calcext:value-type="float">
            <text:p>0</text:p>
          </table:table-cell>
          <table:table-cell table:formula="of:=IF([.$I168]=0;IF([.Q168]&lt;&gt;0;&quot;DIAG 1 USED&quot;;&quot;&quot;);&quot;&quot;)">
            <text:p/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VRD_DVMD</text:p>
          </table:table-cell>
          <table:table-cell office:value-type="float" office:value="0" calcext:value-type="float">
            <text:p>0</text:p>
          </table:table-cell>
          <table:table-cell table:formula="of:=IF([.$I168]=0;IF([.U16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LF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LFM</text:p>
          </table:table-cell>
          <table:table-cell office:value-type="float" office:value="2" calcext:value-type="float">
            <text:p>2</text:p>
          </table:table-cell>
          <table:table-cell table:formula="of:=IF([.I169]=0;IF([.E169]&lt;&gt;0;&quot;SAL USED&quot;;&quot;&quot;);&quot;&quot;)">
            <text:p/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LFM</text:p>
          </table:table-cell>
          <table:table-cell office:value-type="float" office:value="5" calcext:value-type="float">
            <text:p>5</text:p>
          </table:table-cell>
          <table:table-cell table:formula="of:=IF([.$I169]=0;IF([.M169]&lt;&gt;0;&quot;DAX USED&quot;;&quot;&quot;);&quot;&quot;)">
            <text:p/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LFM</text:p>
          </table:table-cell>
          <table:table-cell office:value-type="float" office:value="1" calcext:value-type="float">
            <text:p>1</text:p>
          </table:table-cell>
          <table:table-cell table:formula="of:=IF([.$I169]=0;IF([.Q169]&lt;&gt;0;&quot;DIAG 1 USED&quot;;&quot;&quot;);&quot;&quot;)">
            <text:p/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LFM</text:p>
          </table:table-cell>
          <table:table-cell office:value-type="float" office:value="1" calcext:value-type="float">
            <text:p>1</text:p>
          </table:table-cell>
          <table:table-cell table:formula="of:=IF([.$I169]=0;IF([.U16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SF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SFM</text:p>
          </table:table-cell>
          <table:table-cell office:value-type="float" office:value="2" calcext:value-type="float">
            <text:p>2</text:p>
          </table:table-cell>
          <table:table-cell table:formula="of:=IF([.I170]=0;IF([.E170]&lt;&gt;0;&quot;SAL USED&quot;;&quot;&quot;);&quot;&quot;)">
            <text:p/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FM</text:p>
          </table:table-cell>
          <table:table-cell office:value-type="float" office:value="9" calcext:value-type="float">
            <text:p>9</text:p>
          </table:table-cell>
          <table:table-cell table:formula="of:=IF([.$I170]=0;IF([.M170]&lt;&gt;0;&quot;DAX USED&quot;;&quot;&quot;);&quot;&quot;)">
            <text:p/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FM</text:p>
          </table:table-cell>
          <table:table-cell office:value-type="float" office:value="1" calcext:value-type="float">
            <text:p>1</text:p>
          </table:table-cell>
          <table:table-cell table:formula="of:=IF([.$I170]=0;IF([.Q170]&lt;&gt;0;&quot;DIAG 1 USED&quot;;&quot;&quot;);&quot;&quot;)">
            <text:p/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FM</text:p>
          </table:table-cell>
          <table:table-cell office:value-type="float" office:value="1" calcext:value-type="float">
            <text:p>1</text:p>
          </table:table-cell>
          <table:table-cell table:formula="of:=IF([.$I170]=0;IF([.U17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HHI_HNH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HHI_HNH</text:p>
          </table:table-cell>
          <table:table-cell office:value-type="float" office:value="0" calcext:value-type="float">
            <text:p>0</text:p>
          </table:table-cell>
          <table:table-cell table:formula="of:=IF([.I171]=0;IF([.E171]&lt;&gt;0;&quot;SAL USED&quot;;&quot;&quot;);&quot;&quot;)">
            <text:p/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HHI_HNH</text:p>
          </table:table-cell>
          <table:table-cell office:value-type="float" office:value="0" calcext:value-type="float">
            <text:p>0</text:p>
          </table:table-cell>
          <table:table-cell table:formula="of:=IF([.$I171]=0;IF([.M171]&lt;&gt;0;&quot;DAX USED&quot;;&quot;&quot;);&quot;&quot;)">
            <text:p/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HHI_HNH</text:p>
          </table:table-cell>
          <table:table-cell office:value-type="float" office:value="0" calcext:value-type="float">
            <text:p>0</text:p>
          </table:table-cell>
          <table:table-cell table:formula="of:=IF([.$I171]=0;IF([.Q171]&lt;&gt;0;&quot;DIAG 1 USED&quot;;&quot;&quot;);&quot;&quot;)">
            <text:p/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HHI_HNH</text:p>
          </table:table-cell>
          <table:table-cell office:value-type="float" office:value="0" calcext:value-type="float">
            <text:p>0</text:p>
          </table:table-cell>
          <table:table-cell table:formula="of:=IF([.$I171]=0;IF([.U17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AUGA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AUGA7</text:p>
          </table:table-cell>
          <table:table-cell office:value-type="float" office:value="0" calcext:value-type="float">
            <text:p>0</text:p>
          </table:table-cell>
          <table:table-cell table:formula="of:=IF([.I172]=0;IF([.E172]&lt;&gt;0;&quot;SAL USED&quot;;&quot;&quot;);&quot;&quot;)">
            <text:p/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UGA7</text:p>
          </table:table-cell>
          <table:table-cell office:value-type="float" office:value="0" calcext:value-type="float">
            <text:p>0</text:p>
          </table:table-cell>
          <table:table-cell table:formula="of:=IF([.$I172]=0;IF([.M172]&lt;&gt;0;&quot;DAX USED&quot;;&quot;&quot;);&quot;&quot;)">
            <text:p/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UGA7</text:p>
          </table:table-cell>
          <table:table-cell office:value-type="float" office:value="0" calcext:value-type="float">
            <text:p>0</text:p>
          </table:table-cell>
          <table:table-cell table:formula="of:=IF([.$I172]=0;IF([.Q172]&lt;&gt;0;&quot;DIAG 1 USED&quot;;&quot;&quot;);&quot;&quot;)">
            <text:p/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UGA7</text:p>
          </table:table-cell>
          <table:table-cell office:value-type="float" office:value="0" calcext:value-type="float">
            <text:p>0</text:p>
          </table:table-cell>
          <table:table-cell table:formula="of:=IF([.$I172]=0;IF([.U17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HNS_HN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HNS_HNR</text:p>
          </table:table-cell>
          <table:table-cell office:value-type="float" office:value="0" calcext:value-type="float">
            <text:p>0</text:p>
          </table:table-cell>
          <table:table-cell table:formula="of:=IF([.I173]=0;IF([.E173]&lt;&gt;0;&quot;SAL USED&quot;;&quot;&quot;);&quot;&quot;)">
            <text:p/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HNS_HNR</text:p>
          </table:table-cell>
          <table:table-cell office:value-type="float" office:value="0" calcext:value-type="float">
            <text:p>0</text:p>
          </table:table-cell>
          <table:table-cell table:formula="of:=IF([.$I173]=0;IF([.M173]&lt;&gt;0;&quot;DAX USED&quot;;&quot;&quot;);&quot;&quot;)">
            <text:p/>
          </table:table-cell>
          <table:table-cell office:value-type="float" office:value="168" calcext:value-type="float">
            <text:p>168</text:p>
          </table:table-cell>
          <table:table-cell table:style-name="ce1" office:value-type="string" calcext:value-type="string">
            <text:p>HNS_HNR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$I173]=0;IF([.Q173]&lt;&gt;0;&quot;DIAG 1 USED&quot;;&quot;&quot;);&quot;&quot;)" office:value-type="string" office:string-value="DIAG 1 USED" calcext:value-type="string">
            <text:p>DIAG 1 USED</text:p>
          </table:table-cell>
          <table:table-cell office:value-type="float" office:value="168" calcext:value-type="float">
            <text:p>168</text:p>
          </table:table-cell>
          <table:table-cell table:style-name="ce1" office:value-type="string" calcext:value-type="string">
            <text:p>HNS_HNR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$I173]=0;IF([.U173]&lt;&gt;0;&quot;DIAG 1 USED&quot;;&quot;&quot;);&quot;&quot;)" office:value-type="string" office:string-value="DIAG 1 USED" calcext:value-type="string">
            <text:p>DIAG 1 USED</text:p>
          </table:table-cell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  <table:table-cell office:value-type="string" calcext:value-type="string">
            <text:p>HZS_HZ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HZS_HZR</text:p>
          </table:table-cell>
          <table:table-cell office:value-type="float" office:value="0" calcext:value-type="float">
            <text:p>0</text:p>
          </table:table-cell>
          <table:table-cell table:formula="of:=IF([.I174]=0;IF([.E174]&lt;&gt;0;&quot;SAL USED&quot;;&quot;&quot;);&quot;&quot;)">
            <text:p/>
          </table:table-cell>
          <table:table-cell office:value-type="float" office:value="169" calcext:value-type="float">
            <text:p>169</text:p>
          </table:table-cell>
          <table:table-cell table:style-name="ce1" office:value-type="string" calcext:value-type="string">
            <text:p>HZS_HZR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$I174]=0;IF([.M174]&lt;&gt;0;&quot;DAX USED&quot;;&quot;&quot;);&quot;&quot;)" office:value-type="string" office:string-value="DAX USED" calcext:value-type="string">
            <text:p>DAX USED</text:p>
          </table:table-cell>
          <table:table-cell office:value-type="float" office:value="169" calcext:value-type="float">
            <text:p>169</text:p>
          </table:table-cell>
          <table:table-cell table:style-name="ce1" office:value-type="string" calcext:value-type="string">
            <text:p>HZS_HZR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IF([.$I174]=0;IF([.Q174]&lt;&gt;0;&quot;DIAG 1 USED&quot;;&quot;&quot;);&quot;&quot;)" office:value-type="string" office:string-value="DIAG 1 USED" calcext:value-type="string">
            <text:p>DIAG 1 USED</text:p>
          </table:table-cell>
          <table:table-cell office:value-type="float" office:value="169" calcext:value-type="float">
            <text:p>169</text:p>
          </table:table-cell>
          <table:table-cell table:style-name="ce1" office:value-type="string" calcext:value-type="string">
            <text:p>HZS_HZR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IF([.$I174]=0;IF([.U174]&lt;&gt;0;&quot;DIAG 1 USED&quot;;&quot;&quot;);&quot;&quot;)" office:value-type="string" office:string-value="DIAG 1 USED" calcext:value-type="string">
            <text:p>DIAG 1 USED</text:p>
          </table:table-cell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office:value-type="string" calcext:value-type="string">
            <text:p>HOS_H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HOS_HOR</text:p>
          </table:table-cell>
          <table:table-cell office:value-type="float" office:value="0" calcext:value-type="float">
            <text:p>0</text:p>
          </table:table-cell>
          <table:table-cell table:formula="of:=IF([.I175]=0;IF([.E175]&lt;&gt;0;&quot;SAL USED&quot;;&quot;&quot;);&quot;&quot;)">
            <text:p/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OS_HOR</text:p>
          </table:table-cell>
          <table:table-cell office:value-type="float" office:value="0" calcext:value-type="float">
            <text:p>0</text:p>
          </table:table-cell>
          <table:table-cell table:formula="of:=IF([.$I175]=0;IF([.M175]&lt;&gt;0;&quot;DAX USED&quot;;&quot;&quot;);&quot;&quot;)">
            <text:p/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OS_HOR</text:p>
          </table:table-cell>
          <table:table-cell office:value-type="float" office:value="0" calcext:value-type="float">
            <text:p>0</text:p>
          </table:table-cell>
          <table:table-cell table:formula="of:=IF([.$I175]=0;IF([.Q175]&lt;&gt;0;&quot;DIAG 1 USED&quot;;&quot;&quot;);&quot;&quot;)">
            <text:p/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OS_HOR</text:p>
          </table:table-cell>
          <table:table-cell office:value-type="float" office:value="0" calcext:value-type="float">
            <text:p>0</text:p>
          </table:table-cell>
          <table:table-cell table:formula="of:=IF([.$I175]=0;IF([.U17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  <table:table-cell office:value-type="string" calcext:value-type="string">
            <text:p>HCS_HC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HCS_HCR</text:p>
          </table:table-cell>
          <table:table-cell office:value-type="float" office:value="0" calcext:value-type="float">
            <text:p>0</text:p>
          </table:table-cell>
          <table:table-cell table:formula="of:=IF([.I176]=0;IF([.E176]&lt;&gt;0;&quot;SAL USED&quot;;&quot;&quot;);&quot;&quot;)">
            <text:p/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HCS_HCR</text:p>
          </table:table-cell>
          <table:table-cell office:value-type="float" office:value="0" calcext:value-type="float">
            <text:p>0</text:p>
          </table:table-cell>
          <table:table-cell table:formula="of:=IF([.$I176]=0;IF([.M176]&lt;&gt;0;&quot;DAX USED&quot;;&quot;&quot;);&quot;&quot;)">
            <text:p/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HCS_HCR</text:p>
          </table:table-cell>
          <table:table-cell office:value-type="float" office:value="0" calcext:value-type="float">
            <text:p>0</text:p>
          </table:table-cell>
          <table:table-cell table:formula="of:=IF([.$I176]=0;IF([.Q176]&lt;&gt;0;&quot;DIAG 1 USED&quot;;&quot;&quot;);&quot;&quot;)">
            <text:p/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HCS_HCR</text:p>
          </table:table-cell>
          <table:table-cell office:value-type="float" office:value="0" calcext:value-type="float">
            <text:p>0</text:p>
          </table:table-cell>
          <table:table-cell table:formula="of:=IF([.$I176]=0;IF([.U17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HLS_HG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HLS_HGE</text:p>
          </table:table-cell>
          <table:table-cell office:value-type="float" office:value="0" calcext:value-type="float">
            <text:p>0</text:p>
          </table:table-cell>
          <table:table-cell table:formula="of:=IF([.I177]=0;IF([.E177]&lt;&gt;0;&quot;SAL USED&quot;;&quot;&quot;);&quot;&quot;)">
            <text:p/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HLS_HGE</text:p>
          </table:table-cell>
          <table:table-cell office:value-type="float" office:value="0" calcext:value-type="float">
            <text:p>0</text:p>
          </table:table-cell>
          <table:table-cell table:formula="of:=IF([.$I177]=0;IF([.M177]&lt;&gt;0;&quot;DAX USED&quot;;&quot;&quot;);&quot;&quot;)">
            <text:p/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HLS_HGE</text:p>
          </table:table-cell>
          <table:table-cell office:value-type="float" office:value="0" calcext:value-type="float">
            <text:p>0</text:p>
          </table:table-cell>
          <table:table-cell table:formula="of:=IF([.$I177]=0;IF([.Q177]&lt;&gt;0;&quot;DIAG 1 USED&quot;;&quot;&quot;);&quot;&quot;)">
            <text:p/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HLS_HGE</text:p>
          </table:table-cell>
          <table:table-cell office:value-type="float" office:value="0" calcext:value-type="float">
            <text:p>0</text:p>
          </table:table-cell>
          <table:table-cell table:formula="of:=IF([.$I177]=0;IF([.U17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HLE_HG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HLE_HGT</text:p>
          </table:table-cell>
          <table:table-cell office:value-type="float" office:value="0" calcext:value-type="float">
            <text:p>0</text:p>
          </table:table-cell>
          <table:table-cell table:formula="of:=IF([.I178]=0;IF([.E178]&lt;&gt;0;&quot;SAL USED&quot;;&quot;&quot;);&quot;&quot;)">
            <text:p/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HLE_HGT</text:p>
          </table:table-cell>
          <table:table-cell office:value-type="float" office:value="0" calcext:value-type="float">
            <text:p>0</text:p>
          </table:table-cell>
          <table:table-cell table:formula="of:=IF([.$I178]=0;IF([.M178]&lt;&gt;0;&quot;DAX USED&quot;;&quot;&quot;);&quot;&quot;)">
            <text:p/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HLE_HGT</text:p>
          </table:table-cell>
          <table:table-cell office:value-type="float" office:value="0" calcext:value-type="float">
            <text:p>0</text:p>
          </table:table-cell>
          <table:table-cell table:formula="of:=IF([.$I178]=0;IF([.Q178]&lt;&gt;0;&quot;DIAG 1 USED&quot;;&quot;&quot;);&quot;&quot;)">
            <text:p/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HLE_HGT</text:p>
          </table:table-cell>
          <table:table-cell office:value-type="float" office:value="0" calcext:value-type="float">
            <text:p>0</text:p>
          </table:table-cell>
          <table:table-cell table:formula="of:=IF([.$I178]=0;IF([.U17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office:value-type="string" calcext:value-type="string">
            <text:p>LB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LBX</text:p>
          </table:table-cell>
          <table:table-cell office:value-type="float" office:value="0" calcext:value-type="float">
            <text:p>0</text:p>
          </table:table-cell>
          <table:table-cell table:formula="of:=IF([.I179]=0;IF([.E179]&lt;&gt;0;&quot;SAL USED&quot;;&quot;&quot;);&quot;&quot;)">
            <text:p/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BX</text:p>
          </table:table-cell>
          <table:table-cell office:value-type="float" office:value="0" calcext:value-type="float">
            <text:p>0</text:p>
          </table:table-cell>
          <table:table-cell table:formula="of:=IF([.$I179]=0;IF([.M179]&lt;&gt;0;&quot;DAX USED&quot;;&quot;&quot;);&quot;&quot;)">
            <text:p/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BX</text:p>
          </table:table-cell>
          <table:table-cell office:value-type="float" office:value="0" calcext:value-type="float">
            <text:p>0</text:p>
          </table:table-cell>
          <table:table-cell table:formula="of:=IF([.$I179]=0;IF([.Q179]&lt;&gt;0;&quot;DIAG 1 USED&quot;;&quot;&quot;);&quot;&quot;)">
            <text:p/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BX</text:p>
          </table:table-cell>
          <table:table-cell office:value-type="float" office:value="0" calcext:value-type="float">
            <text:p>0</text:p>
          </table:table-cell>
          <table:table-cell table:formula="of:=IF([.$I179]=0;IF([.U17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office:value-type="string" calcext:value-type="string">
            <text:p>SBX</text:p>
          </table:table-cell>
          <table:table-cell office:value-type="float" office:value="8011" calcext:value-type="float">
            <text:p>8011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SBX</text:p>
          </table:table-cell>
          <table:table-cell office:value-type="float" office:value="13645" calcext:value-type="float">
            <text:p>13645</text:p>
          </table:table-cell>
          <table:table-cell table:formula="of:=IF([.I180]=0;IF([.E180]&lt;&gt;0;&quot;SAL USED&quot;;&quot;&quot;);&quot;&quot;)">
            <text:p/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X</text:p>
          </table:table-cell>
          <table:table-cell office:value-type="float" office:value="18507" calcext:value-type="float">
            <text:p>18507</text:p>
          </table:table-cell>
          <table:table-cell table:formula="of:=IF([.$I180]=0;IF([.M180]&lt;&gt;0;&quot;DAX USED&quot;;&quot;&quot;);&quot;&quot;)">
            <text:p/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X</text:p>
          </table:table-cell>
          <table:table-cell office:value-type="float" office:value="36940" calcext:value-type="float">
            <text:p>36940</text:p>
          </table:table-cell>
          <table:table-cell table:formula="of:=IF([.$I180]=0;IF([.Q180]&lt;&gt;0;&quot;DIAG 1 USED&quot;;&quot;&quot;);&quot;&quot;)">
            <text:p/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X</text:p>
          </table:table-cell>
          <table:table-cell office:value-type="float" office:value="36940" calcext:value-type="float">
            <text:p>36940</text:p>
          </table:table-cell>
          <table:table-cell table:formula="of:=IF([.$I180]=0;IF([.U18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76" calcext:value-type="float">
            <text:p>176</text:p>
          </table:table-cell>
          <table:table-cell office:value-type="string" calcext:value-type="string">
            <text:p>MP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MPS</text:p>
          </table:table-cell>
          <table:table-cell office:value-type="float" office:value="0" calcext:value-type="float">
            <text:p>0</text:p>
          </table:table-cell>
          <table:table-cell table:formula="of:=IF([.I181]=0;IF([.E181]&lt;&gt;0;&quot;SAL USED&quot;;&quot;&quot;);&quot;&quot;)">
            <text:p/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MPS</text:p>
          </table:table-cell>
          <table:table-cell office:value-type="float" office:value="0" calcext:value-type="float">
            <text:p>0</text:p>
          </table:table-cell>
          <table:table-cell table:formula="of:=IF([.$I181]=0;IF([.M181]&lt;&gt;0;&quot;DAX USED&quot;;&quot;&quot;);&quot;&quot;)">
            <text:p/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MPS</text:p>
          </table:table-cell>
          <table:table-cell office:value-type="float" office:value="0" calcext:value-type="float">
            <text:p>0</text:p>
          </table:table-cell>
          <table:table-cell table:formula="of:=IF([.$I181]=0;IF([.Q181]&lt;&gt;0;&quot;DIAG 1 USED&quot;;&quot;&quot;);&quot;&quot;)">
            <text:p/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MPS</text:p>
          </table:table-cell>
          <table:table-cell office:value-type="float" office:value="0" calcext:value-type="float">
            <text:p>0</text:p>
          </table:table-cell>
          <table:table-cell table:formula="of:=IF([.$I181]=0;IF([.U18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office:value-type="string" calcext:value-type="string">
            <text:p>DV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DVS</text:p>
          </table:table-cell>
          <table:table-cell office:value-type="float" office:value="0" calcext:value-type="float">
            <text:p>0</text:p>
          </table:table-cell>
          <table:table-cell table:formula="of:=IF([.I182]=0;IF([.E182]&lt;&gt;0;&quot;SAL USED&quot;;&quot;&quot;);&quot;&quot;)">
            <text:p/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VS</text:p>
          </table:table-cell>
          <table:table-cell office:value-type="float" office:value="0" calcext:value-type="float">
            <text:p>0</text:p>
          </table:table-cell>
          <table:table-cell table:formula="of:=IF([.$I182]=0;IF([.M182]&lt;&gt;0;&quot;DAX USED&quot;;&quot;&quot;);&quot;&quot;)">
            <text:p/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VS</text:p>
          </table:table-cell>
          <table:table-cell office:value-type="float" office:value="0" calcext:value-type="float">
            <text:p>0</text:p>
          </table:table-cell>
          <table:table-cell table:formula="of:=IF([.$I182]=0;IF([.Q182]&lt;&gt;0;&quot;DIAG 1 USED&quot;;&quot;&quot;);&quot;&quot;)">
            <text:p/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VS</text:p>
          </table:table-cell>
          <table:table-cell office:value-type="float" office:value="0" calcext:value-type="float">
            <text:p>0</text:p>
          </table:table-cell>
          <table:table-cell table:formula="of:=IF([.$I182]=0;IF([.U18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78" calcext:value-type="float">
            <text:p>178</text:p>
          </table:table-cell>
          <table:table-cell office:value-type="string" calcext:value-type="string">
            <text:p>SCC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SCCC</text:p>
          </table:table-cell>
          <table:table-cell office:value-type="float" office:value="0" calcext:value-type="float">
            <text:p>0</text:p>
          </table:table-cell>
          <table:table-cell table:formula="of:=IF([.I183]=0;IF([.E183]&lt;&gt;0;&quot;SAL USED&quot;;&quot;&quot;);&quot;&quot;)">
            <text:p/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CCC</text:p>
          </table:table-cell>
          <table:table-cell office:value-type="float" office:value="0" calcext:value-type="float">
            <text:p>0</text:p>
          </table:table-cell>
          <table:table-cell table:formula="of:=IF([.$I183]=0;IF([.M183]&lt;&gt;0;&quot;DAX USED&quot;;&quot;&quot;);&quot;&quot;)">
            <text:p/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CCC</text:p>
          </table:table-cell>
          <table:table-cell office:value-type="float" office:value="0" calcext:value-type="float">
            <text:p>0</text:p>
          </table:table-cell>
          <table:table-cell table:formula="of:=IF([.$I183]=0;IF([.Q183]&lt;&gt;0;&quot;DIAG 1 USED&quot;;&quot;&quot;);&quot;&quot;)">
            <text:p/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CCC</text:p>
          </table:table-cell>
          <table:table-cell office:value-type="float" office:value="0" calcext:value-type="float">
            <text:p>0</text:p>
          </table:table-cell>
          <table:table-cell table:formula="of:=IF([.$I183]=0;IF([.U18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office:value-type="string" calcext:value-type="string">
            <text:p>EX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EXR</text:p>
          </table:table-cell>
          <table:table-cell office:value-type="float" office:value="0" calcext:value-type="float">
            <text:p>0</text:p>
          </table:table-cell>
          <table:table-cell table:formula="of:=IF([.I184]=0;IF([.E184]&lt;&gt;0;&quot;SAL USED&quot;;&quot;&quot;);&quot;&quot;)">
            <text:p/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EXR</text:p>
          </table:table-cell>
          <table:table-cell office:value-type="float" office:value="0" calcext:value-type="float">
            <text:p>0</text:p>
          </table:table-cell>
          <table:table-cell table:formula="of:=IF([.$I184]=0;IF([.M184]&lt;&gt;0;&quot;DAX USED&quot;;&quot;&quot;);&quot;&quot;)">
            <text:p/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EXR</text:p>
          </table:table-cell>
          <table:table-cell office:value-type="float" office:value="0" calcext:value-type="float">
            <text:p>0</text:p>
          </table:table-cell>
          <table:table-cell table:formula="of:=IF([.$I184]=0;IF([.Q184]&lt;&gt;0;&quot;DIAG 1 USED&quot;;&quot;&quot;);&quot;&quot;)">
            <text:p/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EXR</text:p>
          </table:table-cell>
          <table:table-cell office:value-type="float" office:value="0" calcext:value-type="float">
            <text:p>0</text:p>
          </table:table-cell>
          <table:table-cell table:formula="of:=IF([.$I184]=0;IF([.U18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string" calcext:value-type="string">
            <text:p>L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LFS</text:p>
          </table:table-cell>
          <table:table-cell office:value-type="float" office:value="0" calcext:value-type="float">
            <text:p>0</text:p>
          </table:table-cell>
          <table:table-cell table:formula="of:=IF([.I185]=0;IF([.E185]&lt;&gt;0;&quot;SAL USED&quot;;&quot;&quot;);&quot;&quot;)">
            <text:p/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FS</text:p>
          </table:table-cell>
          <table:table-cell office:value-type="float" office:value="0" calcext:value-type="float">
            <text:p>0</text:p>
          </table:table-cell>
          <table:table-cell table:formula="of:=IF([.$I185]=0;IF([.M185]&lt;&gt;0;&quot;DAX USED&quot;;&quot;&quot;);&quot;&quot;)">
            <text:p/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FS</text:p>
          </table:table-cell>
          <table:table-cell office:value-type="float" office:value="0" calcext:value-type="float">
            <text:p>0</text:p>
          </table:table-cell>
          <table:table-cell table:formula="of:=IF([.$I185]=0;IF([.Q185]&lt;&gt;0;&quot;DIAG 1 USED&quot;;&quot;&quot;);&quot;&quot;)">
            <text:p/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FS</text:p>
          </table:table-cell>
          <table:table-cell office:value-type="float" office:value="0" calcext:value-type="float">
            <text:p>0</text:p>
          </table:table-cell>
          <table:table-cell table:formula="of:=IF([.$I185]=0;IF([.U18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office:value-type="string" calcext:value-type="string">
            <text:p>S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SFS</text:p>
          </table:table-cell>
          <table:table-cell office:value-type="float" office:value="0" calcext:value-type="float">
            <text:p>0</text:p>
          </table:table-cell>
          <table:table-cell table:formula="of:=IF([.I186]=0;IF([.E186]&lt;&gt;0;&quot;SAL USED&quot;;&quot;&quot;);&quot;&quot;)">
            <text:p/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FS</text:p>
          </table:table-cell>
          <table:table-cell office:value-type="float" office:value="0" calcext:value-type="float">
            <text:p>0</text:p>
          </table:table-cell>
          <table:table-cell table:formula="of:=IF([.$I186]=0;IF([.M186]&lt;&gt;0;&quot;DAX USED&quot;;&quot;&quot;);&quot;&quot;)">
            <text:p/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FS</text:p>
          </table:table-cell>
          <table:table-cell office:value-type="float" office:value="0" calcext:value-type="float">
            <text:p>0</text:p>
          </table:table-cell>
          <table:table-cell table:formula="of:=IF([.$I186]=0;IF([.Q186]&lt;&gt;0;&quot;DIAG 1 USED&quot;;&quot;&quot;);&quot;&quot;)">
            <text:p/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FS</text:p>
          </table:table-cell>
          <table:table-cell office:value-type="float" office:value="0" calcext:value-type="float">
            <text:p>0</text:p>
          </table:table-cell>
          <table:table-cell table:formula="of:=IF([.$I186]=0;IF([.U18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office:value-type="string" calcext:value-type="string">
            <text:p>IR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IRM</text:p>
          </table:table-cell>
          <table:table-cell office:value-type="float" office:value="0" calcext:value-type="float">
            <text:p>0</text:p>
          </table:table-cell>
          <table:table-cell table:formula="of:=IF([.I187]=0;IF([.E187]&lt;&gt;0;&quot;SAL USED&quot;;&quot;&quot;);&quot;&quot;)">
            <text:p/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RM</text:p>
          </table:table-cell>
          <table:table-cell office:value-type="float" office:value="0" calcext:value-type="float">
            <text:p>0</text:p>
          </table:table-cell>
          <table:table-cell table:formula="of:=IF([.$I187]=0;IF([.M187]&lt;&gt;0;&quot;DAX USED&quot;;&quot;&quot;);&quot;&quot;)">
            <text:p/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RM</text:p>
          </table:table-cell>
          <table:table-cell office:value-type="float" office:value="0" calcext:value-type="float">
            <text:p>0</text:p>
          </table:table-cell>
          <table:table-cell table:formula="of:=IF([.$I187]=0;IF([.Q187]&lt;&gt;0;&quot;DIAG 1 USED&quot;;&quot;&quot;);&quot;&quot;)">
            <text:p/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RM</text:p>
          </table:table-cell>
          <table:table-cell office:value-type="float" office:value="0" calcext:value-type="float">
            <text:p>0</text:p>
          </table:table-cell>
          <table:table-cell table:formula="of:=IF([.$I187]=0;IF([.U18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string" calcext:value-type="string">
            <text:p>IR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IRR</text:p>
          </table:table-cell>
          <table:table-cell office:value-type="float" office:value="0" calcext:value-type="float">
            <text:p>0</text:p>
          </table:table-cell>
          <table:table-cell table:formula="of:=IF([.I188]=0;IF([.E188]&lt;&gt;0;&quot;SAL USED&quot;;&quot;&quot;);&quot;&quot;)">
            <text:p/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IRR</text:p>
          </table:table-cell>
          <table:table-cell office:value-type="float" office:value="0" calcext:value-type="float">
            <text:p>0</text:p>
          </table:table-cell>
          <table:table-cell table:formula="of:=IF([.$I188]=0;IF([.M188]&lt;&gt;0;&quot;DAX USED&quot;;&quot;&quot;);&quot;&quot;)">
            <text:p/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IRR</text:p>
          </table:table-cell>
          <table:table-cell office:value-type="float" office:value="0" calcext:value-type="float">
            <text:p>0</text:p>
          </table:table-cell>
          <table:table-cell table:formula="of:=IF([.$I188]=0;IF([.Q188]&lt;&gt;0;&quot;DIAG 1 USED&quot;;&quot;&quot;);&quot;&quot;)">
            <text:p/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IRR</text:p>
          </table:table-cell>
          <table:table-cell office:value-type="float" office:value="0" calcext:value-type="float">
            <text:p>0</text:p>
          </table:table-cell>
          <table:table-cell table:formula="of:=IF([.$I188]=0;IF([.U18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string" calcext:value-type="string">
            <text:p>MP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MPX</text:p>
          </table:table-cell>
          <table:table-cell office:value-type="float" office:value="0" calcext:value-type="float">
            <text:p>0</text:p>
          </table:table-cell>
          <table:table-cell table:formula="of:=IF([.I189]=0;IF([.E189]&lt;&gt;0;&quot;SAL USED&quot;;&quot;&quot;);&quot;&quot;)">
            <text:p/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PX</text:p>
          </table:table-cell>
          <table:table-cell office:value-type="float" office:value="0" calcext:value-type="float">
            <text:p>0</text:p>
          </table:table-cell>
          <table:table-cell table:formula="of:=IF([.$I189]=0;IF([.M189]&lt;&gt;0;&quot;DAX USED&quot;;&quot;&quot;);&quot;&quot;)">
            <text:p/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PX</text:p>
          </table:table-cell>
          <table:table-cell office:value-type="float" office:value="0" calcext:value-type="float">
            <text:p>0</text:p>
          </table:table-cell>
          <table:table-cell table:formula="of:=IF([.$I189]=0;IF([.Q189]&lt;&gt;0;&quot;DIAG 1 USED&quot;;&quot;&quot;);&quot;&quot;)">
            <text:p/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PX</text:p>
          </table:table-cell>
          <table:table-cell office:value-type="float" office:value="0" calcext:value-type="float">
            <text:p>0</text:p>
          </table:table-cell>
          <table:table-cell table:formula="of:=IF([.$I189]=0;IF([.U18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string" calcext:value-type="string">
            <text:p>DV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DVX</text:p>
          </table:table-cell>
          <table:table-cell office:value-type="float" office:value="0" calcext:value-type="float">
            <text:p>0</text:p>
          </table:table-cell>
          <table:table-cell table:formula="of:=IF([.I190]=0;IF([.E190]&lt;&gt;0;&quot;SAL USED&quot;;&quot;&quot;);&quot;&quot;)">
            <text:p/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VX</text:p>
          </table:table-cell>
          <table:table-cell office:value-type="float" office:value="0" calcext:value-type="float">
            <text:p>0</text:p>
          </table:table-cell>
          <table:table-cell table:formula="of:=IF([.$I190]=0;IF([.M190]&lt;&gt;0;&quot;DAX USED&quot;;&quot;&quot;);&quot;&quot;)">
            <text:p/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VX</text:p>
          </table:table-cell>
          <table:table-cell office:value-type="float" office:value="0" calcext:value-type="float">
            <text:p>0</text:p>
          </table:table-cell>
          <table:table-cell table:formula="of:=IF([.$I190]=0;IF([.Q190]&lt;&gt;0;&quot;DIAG 1 USED&quot;;&quot;&quot;);&quot;&quot;)">
            <text:p/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VX</text:p>
          </table:table-cell>
          <table:table-cell office:value-type="float" office:value="0" calcext:value-type="float">
            <text:p>0</text:p>
          </table:table-cell>
          <table:table-cell table:formula="of:=IF([.$I190]=0;IF([.U19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office:value-type="string" calcext:value-type="string">
            <text:p>PL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PLM</text:p>
          </table:table-cell>
          <table:table-cell office:value-type="float" office:value="0" calcext:value-type="float">
            <text:p>0</text:p>
          </table:table-cell>
          <table:table-cell table:formula="of:=IF([.I191]=0;IF([.E191]&lt;&gt;0;&quot;SAL USED&quot;;&quot;&quot;);&quot;&quot;)">
            <text:p/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LM</text:p>
          </table:table-cell>
          <table:table-cell office:value-type="float" office:value="0" calcext:value-type="float">
            <text:p>0</text:p>
          </table:table-cell>
          <table:table-cell table:formula="of:=IF([.$I191]=0;IF([.M191]&lt;&gt;0;&quot;DAX USED&quot;;&quot;&quot;);&quot;&quot;)">
            <text:p/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LM</text:p>
          </table:table-cell>
          <table:table-cell office:value-type="float" office:value="0" calcext:value-type="float">
            <text:p>0</text:p>
          </table:table-cell>
          <table:table-cell table:formula="of:=IF([.$I191]=0;IF([.Q191]&lt;&gt;0;&quot;DIAG 1 USED&quot;;&quot;&quot;);&quot;&quot;)">
            <text:p/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LM</text:p>
          </table:table-cell>
          <table:table-cell office:value-type="float" office:value="0" calcext:value-type="float">
            <text:p>0</text:p>
          </table:table-cell>
          <table:table-cell table:formula="of:=IF([.$I191]=0;IF([.U19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string" calcext:value-type="string">
            <text:p>PS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PSM</text:p>
          </table:table-cell>
          <table:table-cell office:value-type="float" office:value="0" calcext:value-type="float">
            <text:p>0</text:p>
          </table:table-cell>
          <table:table-cell table:formula="of:=IF([.I192]=0;IF([.E192]&lt;&gt;0;&quot;SAL USED&quot;;&quot;&quot;);&quot;&quot;)">
            <text:p/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SM</text:p>
          </table:table-cell>
          <table:table-cell office:value-type="float" office:value="0" calcext:value-type="float">
            <text:p>0</text:p>
          </table:table-cell>
          <table:table-cell table:formula="of:=IF([.$I192]=0;IF([.M192]&lt;&gt;0;&quot;DAX USED&quot;;&quot;&quot;);&quot;&quot;)">
            <text:p/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SM</text:p>
          </table:table-cell>
          <table:table-cell office:value-type="float" office:value="0" calcext:value-type="float">
            <text:p>0</text:p>
          </table:table-cell>
          <table:table-cell table:formula="of:=IF([.$I192]=0;IF([.Q192]&lt;&gt;0;&quot;DIAG 1 USED&quot;;&quot;&quot;);&quot;&quot;)">
            <text:p/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SM</text:p>
          </table:table-cell>
          <table:table-cell office:value-type="float" office:value="0" calcext:value-type="float">
            <text:p>0</text:p>
          </table:table-cell>
          <table:table-cell table:formula="of:=IF([.$I192]=0;IF([.U19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office:value-type="string" calcext:value-type="string">
            <text:p>LF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LFX</text:p>
          </table:table-cell>
          <table:table-cell office:value-type="float" office:value="0" calcext:value-type="float">
            <text:p>0</text:p>
          </table:table-cell>
          <table:table-cell table:formula="of:=IF([.I193]=0;IF([.E193]&lt;&gt;0;&quot;SAL USED&quot;;&quot;&quot;);&quot;&quot;)">
            <text:p/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FX</text:p>
          </table:table-cell>
          <table:table-cell office:value-type="float" office:value="0" calcext:value-type="float">
            <text:p>0</text:p>
          </table:table-cell>
          <table:table-cell table:formula="of:=IF([.$I193]=0;IF([.M193]&lt;&gt;0;&quot;DAX USED&quot;;&quot;&quot;);&quot;&quot;)">
            <text:p/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FX</text:p>
          </table:table-cell>
          <table:table-cell office:value-type="float" office:value="0" calcext:value-type="float">
            <text:p>0</text:p>
          </table:table-cell>
          <table:table-cell table:formula="of:=IF([.$I193]=0;IF([.Q193]&lt;&gt;0;&quot;DIAG 1 USED&quot;;&quot;&quot;);&quot;&quot;)">
            <text:p/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FX</text:p>
          </table:table-cell>
          <table:table-cell office:value-type="float" office:value="0" calcext:value-type="float">
            <text:p>0</text:p>
          </table:table-cell>
          <table:table-cell table:formula="of:=IF([.$I193]=0;IF([.U19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office:value-type="string" calcext:value-type="string">
            <text:p>SF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SFX</text:p>
          </table:table-cell>
          <table:table-cell office:value-type="float" office:value="1" calcext:value-type="float">
            <text:p>1</text:p>
          </table:table-cell>
          <table:table-cell table:formula="of:=IF([.I194]=0;IF([.E194]&lt;&gt;0;&quot;SAL USED&quot;;&quot;&quot;);&quot;&quot;)">
            <text:p/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FX</text:p>
          </table:table-cell>
          <table:table-cell office:value-type="float" office:value="1" calcext:value-type="float">
            <text:p>1</text:p>
          </table:table-cell>
          <table:table-cell table:formula="of:=IF([.$I194]=0;IF([.M194]&lt;&gt;0;&quot;DAX USED&quot;;&quot;&quot;);&quot;&quot;)">
            <text:p/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FX</text:p>
          </table:table-cell>
          <table:table-cell office:value-type="float" office:value="0" calcext:value-type="float">
            <text:p>0</text:p>
          </table:table-cell>
          <table:table-cell table:formula="of:=IF([.$I194]=0;IF([.Q194]&lt;&gt;0;&quot;DIAG 1 USED&quot;;&quot;&quot;);&quot;&quot;)">
            <text:p/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FX</text:p>
          </table:table-cell>
          <table:table-cell office:value-type="float" office:value="0" calcext:value-type="float">
            <text:p>0</text:p>
          </table:table-cell>
          <table:table-cell table:formula="of:=IF([.$I194]=0;IF([.U19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string" calcext:value-type="string">
            <text:p>LDAM_LDV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LDAM_LDVM</text:p>
          </table:table-cell>
          <table:table-cell office:value-type="float" office:value="0" calcext:value-type="float">
            <text:p>0</text:p>
          </table:table-cell>
          <table:table-cell table:formula="of:=IF([.I195]=0;IF([.E195]&lt;&gt;0;&quot;SAL USED&quot;;&quot;&quot;);&quot;&quot;)">
            <text:p/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DAM_LDVM</text:p>
          </table:table-cell>
          <table:table-cell office:value-type="float" office:value="0" calcext:value-type="float">
            <text:p>0</text:p>
          </table:table-cell>
          <table:table-cell table:formula="of:=IF([.$I195]=0;IF([.M195]&lt;&gt;0;&quot;DAX USED&quot;;&quot;&quot;);&quot;&quot;)">
            <text:p/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DAM_LDVM</text:p>
          </table:table-cell>
          <table:table-cell office:value-type="float" office:value="0" calcext:value-type="float">
            <text:p>0</text:p>
          </table:table-cell>
          <table:table-cell table:formula="of:=IF([.$I195]=0;IF([.Q195]&lt;&gt;0;&quot;DIAG 1 USED&quot;;&quot;&quot;);&quot;&quot;)">
            <text:p/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DAM_LDVM</text:p>
          </table:table-cell>
          <table:table-cell office:value-type="float" office:value="0" calcext:value-type="float">
            <text:p>0</text:p>
          </table:table-cell>
          <table:table-cell table:formula="of:=IF([.$I195]=0;IF([.U19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office:value-type="string" calcext:value-type="string">
            <text:p>STAM_STV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STAM_STVM</text:p>
          </table:table-cell>
          <table:table-cell office:value-type="float" office:value="0" calcext:value-type="float">
            <text:p>0</text:p>
          </table:table-cell>
          <table:table-cell table:formula="of:=IF([.I196]=0;IF([.E196]&lt;&gt;0;&quot;SAL USED&quot;;&quot;&quot;);&quot;&quot;)">
            <text:p/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TAM_STVM</text:p>
          </table:table-cell>
          <table:table-cell office:value-type="float" office:value="0" calcext:value-type="float">
            <text:p>0</text:p>
          </table:table-cell>
          <table:table-cell table:formula="of:=IF([.$I196]=0;IF([.M196]&lt;&gt;0;&quot;DAX USED&quot;;&quot;&quot;);&quot;&quot;)">
            <text:p/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TAM_STVM</text:p>
          </table:table-cell>
          <table:table-cell office:value-type="float" office:value="0" calcext:value-type="float">
            <text:p>0</text:p>
          </table:table-cell>
          <table:table-cell table:formula="of:=IF([.$I196]=0;IF([.Q196]&lt;&gt;0;&quot;DIAG 1 USED&quot;;&quot;&quot;);&quot;&quot;)">
            <text:p/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TAM_STVM</text:p>
          </table:table-cell>
          <table:table-cell office:value-type="float" office:value="0" calcext:value-type="float">
            <text:p>0</text:p>
          </table:table-cell>
          <table:table-cell table:formula="of:=IF([.$I196]=0;IF([.U19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ADMM</text:p>
          </table:table-cell>
          <table:table-cell table:style-name="ce1" office:value-type="float" office:value="3402" calcext:value-type="float">
            <text:p>3402</text:p>
          </table:table-cell>
          <table:table-cell table:style-name="ce1"/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ADMM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IF([.I197]=0;IF([.E197]&lt;&gt;0;&quot;SAL USED&quot;;&quot;&quot;);&quot;&quot;)" office:value-type="string" office:string-value="SAL USED" calcext:value-type="string">
            <text:p>SAL USED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DMM</text:p>
          </table:table-cell>
          <table:table-cell office:value-type="float" office:value="0" calcext:value-type="float">
            <text:p>0</text:p>
          </table:table-cell>
          <table:table-cell table:formula="of:=IF([.$I197]=0;IF([.M197]&lt;&gt;0;&quot;DAX USED&quot;;&quot;&quot;);&quot;&quot;)">
            <text:p/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DMM</text:p>
          </table:table-cell>
          <table:table-cell office:value-type="float" office:value="0" calcext:value-type="float">
            <text:p>0</text:p>
          </table:table-cell>
          <table:table-cell table:formula="of:=IF([.$I197]=0;IF([.Q197]&lt;&gt;0;&quot;DIAG 1 USED&quot;;&quot;&quot;);&quot;&quot;)">
            <text:p/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DMM</text:p>
          </table:table-cell>
          <table:table-cell office:value-type="float" office:value="0" calcext:value-type="float">
            <text:p>0</text:p>
          </table:table-cell>
          <table:table-cell table:formula="of:=IF([.$I197]=0;IF([.U19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ETM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ETMM</text:p>
          </table:table-cell>
          <table:table-cell office:value-type="float" office:value="0" calcext:value-type="float">
            <text:p>0</text:p>
          </table:table-cell>
          <table:table-cell table:formula="of:=IF([.I198]=0;IF([.E198]&lt;&gt;0;&quot;SAL USED&quot;;&quot;&quot;);&quot;&quot;)">
            <text:p/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ETMM</text:p>
          </table:table-cell>
          <table:table-cell office:value-type="float" office:value="0" calcext:value-type="float">
            <text:p>0</text:p>
          </table:table-cell>
          <table:table-cell table:formula="of:=IF([.$I198]=0;IF([.M198]&lt;&gt;0;&quot;DAX USED&quot;;&quot;&quot;);&quot;&quot;)">
            <text:p/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ETMM</text:p>
          </table:table-cell>
          <table:table-cell office:value-type="float" office:value="0" calcext:value-type="float">
            <text:p>0</text:p>
          </table:table-cell>
          <table:table-cell table:formula="of:=IF([.$I198]=0;IF([.Q198]&lt;&gt;0;&quot;DIAG 1 USED&quot;;&quot;&quot;);&quot;&quot;)">
            <text:p/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ETMM</text:p>
          </table:table-cell>
          <table:table-cell office:value-type="float" office:value="0" calcext:value-type="float">
            <text:p>0</text:p>
          </table:table-cell>
          <table:table-cell table:formula="of:=IF([.$I198]=0;IF([.U19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ORM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ORMM</text:p>
          </table:table-cell>
          <table:table-cell office:value-type="float" office:value="0" calcext:value-type="float">
            <text:p>0</text:p>
          </table:table-cell>
          <table:table-cell table:formula="of:=IF([.I199]=0;IF([.E199]&lt;&gt;0;&quot;SAL USED&quot;;&quot;&quot;);&quot;&quot;)">
            <text:p/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ORMM</text:p>
          </table:table-cell>
          <table:table-cell office:value-type="float" office:value="0" calcext:value-type="float">
            <text:p>0</text:p>
          </table:table-cell>
          <table:table-cell table:formula="of:=IF([.$I199]=0;IF([.M199]&lt;&gt;0;&quot;DAX USED&quot;;&quot;&quot;);&quot;&quot;)">
            <text:p/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ORMM</text:p>
          </table:table-cell>
          <table:table-cell office:value-type="float" office:value="0" calcext:value-type="float">
            <text:p>0</text:p>
          </table:table-cell>
          <table:table-cell table:formula="of:=IF([.$I199]=0;IF([.Q199]&lt;&gt;0;&quot;DIAG 1 USED&quot;;&quot;&quot;);&quot;&quot;)">
            <text:p/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ORMM</text:p>
          </table:table-cell>
          <table:table-cell office:value-type="float" office:value="0" calcext:value-type="float">
            <text:p>0</text:p>
          </table:table-cell>
          <table:table-cell table:formula="of:=IF([.$I199]=0;IF([.U19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CR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CRM</text:p>
          </table:table-cell>
          <table:table-cell office:value-type="float" office:value="0" calcext:value-type="float">
            <text:p>0</text:p>
          </table:table-cell>
          <table:table-cell table:formula="of:=IF([.I200]=0;IF([.E200]&lt;&gt;0;&quot;SAL USED&quot;;&quot;&quot;);&quot;&quot;)">
            <text:p/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CRM</text:p>
          </table:table-cell>
          <table:table-cell office:value-type="float" office:value="0" calcext:value-type="float">
            <text:p>0</text:p>
          </table:table-cell>
          <table:table-cell table:formula="of:=IF([.$I200]=0;IF([.M200]&lt;&gt;0;&quot;DAX USED&quot;;&quot;&quot;);&quot;&quot;)">
            <text:p/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CRM</text:p>
          </table:table-cell>
          <table:table-cell office:value-type="float" office:value="0" calcext:value-type="float">
            <text:p>0</text:p>
          </table:table-cell>
          <table:table-cell table:formula="of:=IF([.$I200]=0;IF([.Q200]&lt;&gt;0;&quot;DIAG 1 USED&quot;;&quot;&quot;);&quot;&quot;)">
            <text:p/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CRM</text:p>
          </table:table-cell>
          <table:table-cell office:value-type="float" office:value="0" calcext:value-type="float">
            <text:p>0</text:p>
          </table:table-cell>
          <table:table-cell table:formula="of:=IF([.$I200]=0;IF([.U20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ADM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ADMB</text:p>
          </table:table-cell>
          <table:table-cell office:value-type="float" office:value="0" calcext:value-type="float">
            <text:p>0</text:p>
          </table:table-cell>
          <table:table-cell table:formula="of:=IF([.I201]=0;IF([.E201]&lt;&gt;0;&quot;SAL USED&quot;;&quot;&quot;);&quot;&quot;)">
            <text:p/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DMB</text:p>
          </table:table-cell>
          <table:table-cell office:value-type="float" office:value="0" calcext:value-type="float">
            <text:p>0</text:p>
          </table:table-cell>
          <table:table-cell table:formula="of:=IF([.$I201]=0;IF([.M201]&lt;&gt;0;&quot;DAX USED&quot;;&quot;&quot;);&quot;&quot;)">
            <text:p/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DMB</text:p>
          </table:table-cell>
          <table:table-cell office:value-type="float" office:value="0" calcext:value-type="float">
            <text:p>0</text:p>
          </table:table-cell>
          <table:table-cell table:formula="of:=IF([.$I201]=0;IF([.Q201]&lt;&gt;0;&quot;DIAG 1 USED&quot;;&quot;&quot;);&quot;&quot;)">
            <text:p/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DMB</text:p>
          </table:table-cell>
          <table:table-cell office:value-type="float" office:value="0" calcext:value-type="float">
            <text:p>0</text:p>
          </table:table-cell>
          <table:table-cell table:formula="of:=IF([.$I201]=0;IF([.U20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ETM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ETMB</text:p>
          </table:table-cell>
          <table:table-cell office:value-type="float" office:value="0" calcext:value-type="float">
            <text:p>0</text:p>
          </table:table-cell>
          <table:table-cell table:formula="of:=IF([.I202]=0;IF([.E202]&lt;&gt;0;&quot;SAL USED&quot;;&quot;&quot;);&quot;&quot;)">
            <text:p/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ETMB</text:p>
          </table:table-cell>
          <table:table-cell office:value-type="float" office:value="0" calcext:value-type="float">
            <text:p>0</text:p>
          </table:table-cell>
          <table:table-cell table:formula="of:=IF([.$I202]=0;IF([.M202]&lt;&gt;0;&quot;DAX USED&quot;;&quot;&quot;);&quot;&quot;)">
            <text:p/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ETMB</text:p>
          </table:table-cell>
          <table:table-cell office:value-type="float" office:value="0" calcext:value-type="float">
            <text:p>0</text:p>
          </table:table-cell>
          <table:table-cell table:formula="of:=IF([.$I202]=0;IF([.Q202]&lt;&gt;0;&quot;DIAG 1 USED&quot;;&quot;&quot;);&quot;&quot;)">
            <text:p/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ETMB</text:p>
          </table:table-cell>
          <table:table-cell office:value-type="float" office:value="0" calcext:value-type="float">
            <text:p>0</text:p>
          </table:table-cell>
          <table:table-cell table:formula="of:=IF([.$I202]=0;IF([.U20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TRM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TRMB</text:p>
          </table:table-cell>
          <table:table-cell office:value-type="float" office:value="0" calcext:value-type="float">
            <text:p>0</text:p>
          </table:table-cell>
          <table:table-cell table:formula="of:=IF([.I203]=0;IF([.E203]&lt;&gt;0;&quot;SAL USED&quot;;&quot;&quot;);&quot;&quot;)">
            <text:p/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RMB</text:p>
          </table:table-cell>
          <table:table-cell office:value-type="float" office:value="0" calcext:value-type="float">
            <text:p>0</text:p>
          </table:table-cell>
          <table:table-cell table:formula="of:=IF([.$I203]=0;IF([.M203]&lt;&gt;0;&quot;DAX USED&quot;;&quot;&quot;);&quot;&quot;)">
            <text:p/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RMB</text:p>
          </table:table-cell>
          <table:table-cell office:value-type="float" office:value="0" calcext:value-type="float">
            <text:p>0</text:p>
          </table:table-cell>
          <table:table-cell table:formula="of:=IF([.$I203]=0;IF([.Q203]&lt;&gt;0;&quot;DIAG 1 USED&quot;;&quot;&quot;);&quot;&quot;)">
            <text:p/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RMB</text:p>
          </table:table-cell>
          <table:table-cell office:value-type="float" office:value="0" calcext:value-type="float">
            <text:p>0</text:p>
          </table:table-cell>
          <table:table-cell table:formula="of:=IF([.$I203]=0;IF([.U20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  <table:table-cell table:style-name="ce1" office:value-type="string" calcext:value-type="string">
            <text:p>CRMB</text:p>
          </table:table-cell>
          <table:table-cell table:style-name="ce1" office:value-type="float" office:value="4781" calcext:value-type="float">
            <text:p>4781</text:p>
          </table:table-cell>
          <table:table-cell table:style-name="ce1"/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CRMB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IF([.I204]=0;IF([.E204]&lt;&gt;0;&quot;SAL USED&quot;;&quot;&quot;);&quot;&quot;)" office:value-type="string" office:string-value="SAL USED" calcext:value-type="string">
            <text:p>SAL USED</text:p>
          </table:table-cell>
          <table:table-cell office:value-type="float" office:value="199" calcext:value-type="float">
            <text:p>199</text:p>
          </table:table-cell>
          <table:table-cell table:style-name="ce1" office:value-type="string" calcext:value-type="string">
            <text:p>CRMB</text:p>
          </table:table-cell>
          <table:table-cell table:style-name="ce1" office:value-type="float" office:value="510" calcext:value-type="float">
            <text:p>510</text:p>
          </table:table-cell>
          <table:table-cell table:style-name="ce1" table:formula="of:=IF([.$I204]=0;IF([.M204]&lt;&gt;0;&quot;DAX USED&quot;;&quot;&quot;);&quot;&quot;)" office:value-type="string" office:string-value="DAX USED" calcext:value-type="string">
            <text:p>DAX USED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RMB</text:p>
          </table:table-cell>
          <table:table-cell office:value-type="float" office:value="0" calcext:value-type="float">
            <text:p>0</text:p>
          </table:table-cell>
          <table:table-cell table:formula="of:=IF([.$I204]=0;IF([.Q204]&lt;&gt;0;&quot;DIAG 1 USED&quot;;&quot;&quot;);&quot;&quot;)">
            <text:p/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RMB</text:p>
          </table:table-cell>
          <table:table-cell office:value-type="float" office:value="0" calcext:value-type="float">
            <text:p>0</text:p>
          </table:table-cell>
          <table:table-cell table:formula="of:=IF([.$I204]=0;IF([.U20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ADRD_ADM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DRD_ADMD</text:p>
          </table:table-cell>
          <table:table-cell office:value-type="float" office:value="0" calcext:value-type="float">
            <text:p>0</text:p>
          </table:table-cell>
          <table:table-cell table:formula="of:=IF([.I205]=0;IF([.E205]&lt;&gt;0;&quot;SAL USED&quot;;&quot;&quot;);&quot;&quot;)">
            <text:p/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RD_ADMD</text:p>
          </table:table-cell>
          <table:table-cell office:value-type="float" office:value="0" calcext:value-type="float">
            <text:p>0</text:p>
          </table:table-cell>
          <table:table-cell table:formula="of:=IF([.$I205]=0;IF([.M205]&lt;&gt;0;&quot;DAX USED&quot;;&quot;&quot;);&quot;&quot;)">
            <text:p/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RD_ADMD</text:p>
          </table:table-cell>
          <table:table-cell office:value-type="float" office:value="0" calcext:value-type="float">
            <text:p>0</text:p>
          </table:table-cell>
          <table:table-cell table:formula="of:=IF([.$I205]=0;IF([.Q205]&lt;&gt;0;&quot;DIAG 1 USED&quot;;&quot;&quot;);&quot;&quot;)">
            <text:p/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RD_ADMD</text:p>
          </table:table-cell>
          <table:table-cell office:value-type="float" office:value="0" calcext:value-type="float">
            <text:p>0</text:p>
          </table:table-cell>
          <table:table-cell table:formula="of:=IF([.$I205]=0;IF([.U20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SURD_SUM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SURD_SUMD</text:p>
          </table:table-cell>
          <table:table-cell office:value-type="float" office:value="0" calcext:value-type="float">
            <text:p>0</text:p>
          </table:table-cell>
          <table:table-cell table:formula="of:=IF([.I206]=0;IF([.E206]&lt;&gt;0;&quot;SAL USED&quot;;&quot;&quot;);&quot;&quot;)">
            <text:p/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URD_SUMD</text:p>
          </table:table-cell>
          <table:table-cell office:value-type="float" office:value="0" calcext:value-type="float">
            <text:p>0</text:p>
          </table:table-cell>
          <table:table-cell table:formula="of:=IF([.$I206]=0;IF([.M206]&lt;&gt;0;&quot;DAX USED&quot;;&quot;&quot;);&quot;&quot;)">
            <text:p/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URD_SUMD</text:p>
          </table:table-cell>
          <table:table-cell office:value-type="float" office:value="0" calcext:value-type="float">
            <text:p>0</text:p>
          </table:table-cell>
          <table:table-cell table:formula="of:=IF([.$I206]=0;IF([.Q206]&lt;&gt;0;&quot;DIAG 1 USED&quot;;&quot;&quot;);&quot;&quot;)">
            <text:p/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URD_SUMD</text:p>
          </table:table-cell>
          <table:table-cell office:value-type="float" office:value="0" calcext:value-type="float">
            <text:p>0</text:p>
          </table:table-cell>
          <table:table-cell table:formula="of:=IF([.$I206]=0;IF([.U20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UGC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AUGCA</text:p>
          </table:table-cell>
          <table:table-cell office:value-type="float" office:value="0" calcext:value-type="float">
            <text:p>0</text:p>
          </table:table-cell>
          <table:table-cell table:formula="of:=IF([.I207]=0;IF([.E207]&lt;&gt;0;&quot;SAL USED&quot;;&quot;&quot;);&quot;&quot;)">
            <text:p/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UGCA</text:p>
          </table:table-cell>
          <table:table-cell office:value-type="float" office:value="0" calcext:value-type="float">
            <text:p>0</text:p>
          </table:table-cell>
          <table:table-cell table:formula="of:=IF([.$I207]=0;IF([.M207]&lt;&gt;0;&quot;DAX USED&quot;;&quot;&quot;);&quot;&quot;)">
            <text:p/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UGCA</text:p>
          </table:table-cell>
          <table:table-cell office:value-type="float" office:value="0" calcext:value-type="float">
            <text:p>0</text:p>
          </table:table-cell>
          <table:table-cell table:formula="of:=IF([.$I207]=0;IF([.Q207]&lt;&gt;0;&quot;DIAG 1 USED&quot;;&quot;&quot;);&quot;&quot;)">
            <text:p/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UGCA</text:p>
          </table:table-cell>
          <table:table-cell office:value-type="float" office:value="0" calcext:value-type="float">
            <text:p>0</text:p>
          </table:table-cell>
          <table:table-cell table:formula="of:=IF([.$I207]=0;IF([.U20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UI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UIT</text:p>
          </table:table-cell>
          <table:table-cell office:value-type="float" office:value="0" calcext:value-type="float">
            <text:p>0</text:p>
          </table:table-cell>
          <table:table-cell table:formula="of:=IF([.I208]=0;IF([.E208]&lt;&gt;0;&quot;SAL USED&quot;;&quot;&quot;);&quot;&quot;)">
            <text:p/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UIT</text:p>
          </table:table-cell>
          <table:table-cell office:value-type="float" office:value="0" calcext:value-type="float">
            <text:p>0</text:p>
          </table:table-cell>
          <table:table-cell table:formula="of:=IF([.$I208]=0;IF([.M208]&lt;&gt;0;&quot;DAX USED&quot;;&quot;&quot;);&quot;&quot;)">
            <text:p/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UIT</text:p>
          </table:table-cell>
          <table:table-cell office:value-type="float" office:value="0" calcext:value-type="float">
            <text:p>0</text:p>
          </table:table-cell>
          <table:table-cell table:formula="of:=IF([.$I208]=0;IF([.Q208]&lt;&gt;0;&quot;DIAG 1 USED&quot;;&quot;&quot;);&quot;&quot;)">
            <text:p/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UIT</text:p>
          </table:table-cell>
          <table:table-cell office:value-type="float" office:value="0" calcext:value-type="float">
            <text:p>0</text:p>
          </table:table-cell>
          <table:table-cell table:formula="of:=IF([.$I208]=0;IF([.U20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TSB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TSBM</text:p>
          </table:table-cell>
          <table:table-cell office:value-type="float" office:value="0" calcext:value-type="float">
            <text:p>0</text:p>
          </table:table-cell>
          <table:table-cell table:formula="of:=IF([.I209]=0;IF([.E209]&lt;&gt;0;&quot;SAL USED&quot;;&quot;&quot;);&quot;&quot;)">
            <text:p/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TSBM</text:p>
          </table:table-cell>
          <table:table-cell office:value-type="float" office:value="0" calcext:value-type="float">
            <text:p>0</text:p>
          </table:table-cell>
          <table:table-cell table:formula="of:=IF([.$I209]=0;IF([.M209]&lt;&gt;0;&quot;DAX USED&quot;;&quot;&quot;);&quot;&quot;)">
            <text:p/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TSBM</text:p>
          </table:table-cell>
          <table:table-cell office:value-type="float" office:value="0" calcext:value-type="float">
            <text:p>0</text:p>
          </table:table-cell>
          <table:table-cell table:formula="of:=IF([.$I209]=0;IF([.Q209]&lt;&gt;0;&quot;DIAG 1 USED&quot;;&quot;&quot;);&quot;&quot;)">
            <text:p/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TSBM</text:p>
          </table:table-cell>
          <table:table-cell office:value-type="float" office:value="0" calcext:value-type="float">
            <text:p>0</text:p>
          </table:table-cell>
          <table:table-cell table:formula="of:=IF([.$I209]=0;IF([.U20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TRRD_LDM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TRRD_LDMD</text:p>
          </table:table-cell>
          <table:table-cell office:value-type="float" office:value="0" calcext:value-type="float">
            <text:p>0</text:p>
          </table:table-cell>
          <table:table-cell table:formula="of:=IF([.I210]=0;IF([.E210]&lt;&gt;0;&quot;SAL USED&quot;;&quot;&quot;);&quot;&quot;)">
            <text:p/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RRD_LDMD</text:p>
          </table:table-cell>
          <table:table-cell office:value-type="float" office:value="0" calcext:value-type="float">
            <text:p>0</text:p>
          </table:table-cell>
          <table:table-cell table:formula="of:=IF([.$I210]=0;IF([.M210]&lt;&gt;0;&quot;DAX USED&quot;;&quot;&quot;);&quot;&quot;)">
            <text:p/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RRD_LDMD</text:p>
          </table:table-cell>
          <table:table-cell office:value-type="float" office:value="0" calcext:value-type="float">
            <text:p>0</text:p>
          </table:table-cell>
          <table:table-cell table:formula="of:=IF([.$I210]=0;IF([.Q210]&lt;&gt;0;&quot;DIAG 1 USED&quot;;&quot;&quot;);&quot;&quot;)">
            <text:p/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RRD_LDMD</text:p>
          </table:table-cell>
          <table:table-cell office:value-type="float" office:value="0" calcext:value-type="float">
            <text:p>0</text:p>
          </table:table-cell>
          <table:table-cell table:formula="of:=IF([.$I210]=0;IF([.U21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LM_STMD_CLM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CLM_STMD_CLMD</text:p>
          </table:table-cell>
          <table:table-cell office:value-type="float" office:value="0" calcext:value-type="float">
            <text:p>0</text:p>
          </table:table-cell>
          <table:table-cell table:formula="of:=IF([.I211]=0;IF([.E211]&lt;&gt;0;&quot;SAL USED&quot;;&quot;&quot;);&quot;&quot;)">
            <text:p/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LM_STMD_CLMD</text:p>
          </table:table-cell>
          <table:table-cell office:value-type="float" office:value="0" calcext:value-type="float">
            <text:p>0</text:p>
          </table:table-cell>
          <table:table-cell table:formula="of:=IF([.$I211]=0;IF([.M211]&lt;&gt;0;&quot;DAX USED&quot;;&quot;&quot;);&quot;&quot;)">
            <text:p/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LM_STMD_CLMD</text:p>
          </table:table-cell>
          <table:table-cell office:value-type="float" office:value="0" calcext:value-type="float">
            <text:p>0</text:p>
          </table:table-cell>
          <table:table-cell table:formula="of:=IF([.$I211]=0;IF([.Q211]&lt;&gt;0;&quot;DIAG 1 USED&quot;;&quot;&quot;);&quot;&quot;)">
            <text:p/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LM_STMD_CLMD</text:p>
          </table:table-cell>
          <table:table-cell office:value-type="float" office:value="0" calcext:value-type="float">
            <text:p>0</text:p>
          </table:table-cell>
          <table:table-cell table:formula="of:=IF([.$I211]=0;IF([.U21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office:value-type="string" calcext:value-type="string">
            <text:p>CRRD_CRM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CRRD_CRMD</text:p>
          </table:table-cell>
          <table:table-cell office:value-type="float" office:value="0" calcext:value-type="float">
            <text:p>0</text:p>
          </table:table-cell>
          <table:table-cell table:formula="of:=IF([.I212]=0;IF([.E212]&lt;&gt;0;&quot;SAL USED&quot;;&quot;&quot;);&quot;&quot;)">
            <text:p/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RRD_CRMD</text:p>
          </table:table-cell>
          <table:table-cell office:value-type="float" office:value="0" calcext:value-type="float">
            <text:p>0</text:p>
          </table:table-cell>
          <table:table-cell table:formula="of:=IF([.$I212]=0;IF([.M212]&lt;&gt;0;&quot;DAX USED&quot;;&quot;&quot;);&quot;&quot;)">
            <text:p/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RRD_CRMD</text:p>
          </table:table-cell>
          <table:table-cell office:value-type="float" office:value="0" calcext:value-type="float">
            <text:p>0</text:p>
          </table:table-cell>
          <table:table-cell table:formula="of:=IF([.$I212]=0;IF([.Q212]&lt;&gt;0;&quot;DIAG 1 USED&quot;;&quot;&quot;);&quot;&quot;)">
            <text:p/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RRD_CRMD</text:p>
          </table:table-cell>
          <table:table-cell office:value-type="float" office:value="0" calcext:value-type="float">
            <text:p>0</text:p>
          </table:table-cell>
          <table:table-cell table:formula="of:=IF([.$I212]=0;IF([.U21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office:value-type="string" calcext:value-type="string">
            <text:p>ADS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ADSM</text:p>
          </table:table-cell>
          <table:table-cell office:value-type="float" office:value="0" calcext:value-type="float">
            <text:p>0</text:p>
          </table:table-cell>
          <table:table-cell table:formula="of:=IF([.I213]=0;IF([.E213]&lt;&gt;0;&quot;SAL USED&quot;;&quot;&quot;);&quot;&quot;)">
            <text:p/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DSM</text:p>
          </table:table-cell>
          <table:table-cell office:value-type="float" office:value="0" calcext:value-type="float">
            <text:p>0</text:p>
          </table:table-cell>
          <table:table-cell table:formula="of:=IF([.$I213]=0;IF([.M213]&lt;&gt;0;&quot;DAX USED&quot;;&quot;&quot;);&quot;&quot;)">
            <text:p/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DSM</text:p>
          </table:table-cell>
          <table:table-cell office:value-type="float" office:value="0" calcext:value-type="float">
            <text:p>0</text:p>
          </table:table-cell>
          <table:table-cell table:formula="of:=IF([.$I213]=0;IF([.Q213]&lt;&gt;0;&quot;DIAG 1 USED&quot;;&quot;&quot;);&quot;&quot;)">
            <text:p/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DSM</text:p>
          </table:table-cell>
          <table:table-cell office:value-type="float" office:value="0" calcext:value-type="float">
            <text:p>0</text:p>
          </table:table-cell>
          <table:table-cell table:formula="of:=IF([.$I213]=0;IF([.U21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office:value-type="string" calcext:value-type="string">
            <text:p>ETS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ETSM</text:p>
          </table:table-cell>
          <table:table-cell office:value-type="float" office:value="0" calcext:value-type="float">
            <text:p>0</text:p>
          </table:table-cell>
          <table:table-cell table:formula="of:=IF([.I214]=0;IF([.E214]&lt;&gt;0;&quot;SAL USED&quot;;&quot;&quot;);&quot;&quot;)">
            <text:p/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ETSM</text:p>
          </table:table-cell>
          <table:table-cell office:value-type="float" office:value="0" calcext:value-type="float">
            <text:p>0</text:p>
          </table:table-cell>
          <table:table-cell table:formula="of:=IF([.$I214]=0;IF([.M214]&lt;&gt;0;&quot;DAX USED&quot;;&quot;&quot;);&quot;&quot;)">
            <text:p/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ETSM</text:p>
          </table:table-cell>
          <table:table-cell office:value-type="float" office:value="0" calcext:value-type="float">
            <text:p>0</text:p>
          </table:table-cell>
          <table:table-cell table:formula="of:=IF([.$I214]=0;IF([.Q214]&lt;&gt;0;&quot;DIAG 1 USED&quot;;&quot;&quot;);&quot;&quot;)">
            <text:p/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ETSM</text:p>
          </table:table-cell>
          <table:table-cell office:value-type="float" office:value="0" calcext:value-type="float">
            <text:p>0</text:p>
          </table:table-cell>
          <table:table-cell table:formula="of:=IF([.$I214]=0;IF([.U21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office:value-type="string" calcext:value-type="string">
            <text:p>ORS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ORSM</text:p>
          </table:table-cell>
          <table:table-cell office:value-type="float" office:value="0" calcext:value-type="float">
            <text:p>0</text:p>
          </table:table-cell>
          <table:table-cell table:formula="of:=IF([.I215]=0;IF([.E215]&lt;&gt;0;&quot;SAL USED&quot;;&quot;&quot;);&quot;&quot;)">
            <text:p/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ORSM</text:p>
          </table:table-cell>
          <table:table-cell office:value-type="float" office:value="0" calcext:value-type="float">
            <text:p>0</text:p>
          </table:table-cell>
          <table:table-cell table:formula="of:=IF([.$I215]=0;IF([.M215]&lt;&gt;0;&quot;DAX USED&quot;;&quot;&quot;);&quot;&quot;)">
            <text:p/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ORSM</text:p>
          </table:table-cell>
          <table:table-cell office:value-type="float" office:value="0" calcext:value-type="float">
            <text:p>0</text:p>
          </table:table-cell>
          <table:table-cell table:formula="of:=IF([.$I215]=0;IF([.Q215]&lt;&gt;0;&quot;DIAG 1 USED&quot;;&quot;&quot;);&quot;&quot;)">
            <text:p/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ORSM</text:p>
          </table:table-cell>
          <table:table-cell office:value-type="float" office:value="0" calcext:value-type="float">
            <text:p>0</text:p>
          </table:table-cell>
          <table:table-cell table:formula="of:=IF([.$I215]=0;IF([.U21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C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CRS</text:p>
          </table:table-cell>
          <table:table-cell office:value-type="float" office:value="0" calcext:value-type="float">
            <text:p>0</text:p>
          </table:table-cell>
          <table:table-cell table:formula="of:=IF([.I216]=0;IF([.E216]&lt;&gt;0;&quot;SAL USED&quot;;&quot;&quot;);&quot;&quot;)">
            <text:p/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RS</text:p>
          </table:table-cell>
          <table:table-cell office:value-type="float" office:value="0" calcext:value-type="float">
            <text:p>0</text:p>
          </table:table-cell>
          <table:table-cell table:formula="of:=IF([.$I216]=0;IF([.M216]&lt;&gt;0;&quot;DAX USED&quot;;&quot;&quot;);&quot;&quot;)">
            <text:p/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RS</text:p>
          </table:table-cell>
          <table:table-cell office:value-type="float" office:value="0" calcext:value-type="float">
            <text:p>0</text:p>
          </table:table-cell>
          <table:table-cell table:formula="of:=IF([.$I216]=0;IF([.Q216]&lt;&gt;0;&quot;DIAG 1 USED&quot;;&quot;&quot;);&quot;&quot;)">
            <text:p/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RS</text:p>
          </table:table-cell>
          <table:table-cell office:value-type="float" office:value="0" calcext:value-type="float">
            <text:p>0</text:p>
          </table:table-cell>
          <table:table-cell table:formula="of:=IF([.$I216]=0;IF([.U21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ADS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ADSB</text:p>
          </table:table-cell>
          <table:table-cell office:value-type="float" office:value="0" calcext:value-type="float">
            <text:p>0</text:p>
          </table:table-cell>
          <table:table-cell table:formula="of:=IF([.I217]=0;IF([.E217]&lt;&gt;0;&quot;SAL USED&quot;;&quot;&quot;);&quot;&quot;)">
            <text:p/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DSB</text:p>
          </table:table-cell>
          <table:table-cell office:value-type="float" office:value="0" calcext:value-type="float">
            <text:p>0</text:p>
          </table:table-cell>
          <table:table-cell table:formula="of:=IF([.$I217]=0;IF([.M217]&lt;&gt;0;&quot;DAX USED&quot;;&quot;&quot;);&quot;&quot;)">
            <text:p/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DSB</text:p>
          </table:table-cell>
          <table:table-cell office:value-type="float" office:value="0" calcext:value-type="float">
            <text:p>0</text:p>
          </table:table-cell>
          <table:table-cell table:formula="of:=IF([.$I217]=0;IF([.Q217]&lt;&gt;0;&quot;DIAG 1 USED&quot;;&quot;&quot;);&quot;&quot;)">
            <text:p/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DSB</text:p>
          </table:table-cell>
          <table:table-cell office:value-type="float" office:value="0" calcext:value-type="float">
            <text:p>0</text:p>
          </table:table-cell>
          <table:table-cell table:formula="of:=IF([.$I217]=0;IF([.U21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TS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ETSB</text:p>
          </table:table-cell>
          <table:table-cell office:value-type="float" office:value="0" calcext:value-type="float">
            <text:p>0</text:p>
          </table:table-cell>
          <table:table-cell table:formula="of:=IF([.I218]=0;IF([.E218]&lt;&gt;0;&quot;SAL USED&quot;;&quot;&quot;);&quot;&quot;)">
            <text:p/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ETSB</text:p>
          </table:table-cell>
          <table:table-cell office:value-type="float" office:value="0" calcext:value-type="float">
            <text:p>0</text:p>
          </table:table-cell>
          <table:table-cell table:formula="of:=IF([.$I218]=0;IF([.M218]&lt;&gt;0;&quot;DAX USED&quot;;&quot;&quot;);&quot;&quot;)">
            <text:p/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ETSB</text:p>
          </table:table-cell>
          <table:table-cell office:value-type="float" office:value="0" calcext:value-type="float">
            <text:p>0</text:p>
          </table:table-cell>
          <table:table-cell table:formula="of:=IF([.$I218]=0;IF([.Q218]&lt;&gt;0;&quot;DIAG 1 USED&quot;;&quot;&quot;);&quot;&quot;)">
            <text:p/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ETSB</text:p>
          </table:table-cell>
          <table:table-cell office:value-type="float" office:value="0" calcext:value-type="float">
            <text:p>0</text:p>
          </table:table-cell>
          <table:table-cell table:formula="of:=IF([.$I218]=0;IF([.U21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TRS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TRSB</text:p>
          </table:table-cell>
          <table:table-cell office:value-type="float" office:value="0" calcext:value-type="float">
            <text:p>0</text:p>
          </table:table-cell>
          <table:table-cell table:formula="of:=IF([.I219]=0;IF([.E219]&lt;&gt;0;&quot;SAL USED&quot;;&quot;&quot;);&quot;&quot;)">
            <text:p/>
          </table:table-cell>
          <table:table-cell office:value-type="float" office:value="214" calcext:value-type="float">
            <text:p>214</text:p>
          </table:table-cell>
          <table:table-cell table:style-name="ce1" office:value-type="string" calcext:value-type="string">
            <text:p>TRSB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$I219]=0;IF([.M219]&lt;&gt;0;&quot;DAX USED&quot;;&quot;&quot;);&quot;&quot;)" office:value-type="string" office:string-value="DAX USED" calcext:value-type="string">
            <text:p>DAX USED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RSB</text:p>
          </table:table-cell>
          <table:table-cell office:value-type="float" office:value="0" calcext:value-type="float">
            <text:p>0</text:p>
          </table:table-cell>
          <table:table-cell table:formula="of:=IF([.$I219]=0;IF([.Q219]&lt;&gt;0;&quot;DIAG 1 USED&quot;;&quot;&quot;);&quot;&quot;)">
            <text:p/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RSB</text:p>
          </table:table-cell>
          <table:table-cell office:value-type="float" office:value="0" calcext:value-type="float">
            <text:p>0</text:p>
          </table:table-cell>
          <table:table-cell table:formula="of:=IF([.$I219]=0;IF([.U21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CRS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CRSB</text:p>
          </table:table-cell>
          <table:table-cell office:value-type="float" office:value="10" calcext:value-type="float">
            <text:p>10</text:p>
          </table:table-cell>
          <table:table-cell table:formula="of:=IF([.I220]=0;IF([.E220]&lt;&gt;0;&quot;SAL USED&quot;;&quot;&quot;);&quot;&quot;)">
            <text:p/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RSB</text:p>
          </table:table-cell>
          <table:table-cell office:value-type="float" office:value="0" calcext:value-type="float">
            <text:p>0</text:p>
          </table:table-cell>
          <table:table-cell table:formula="of:=IF([.$I220]=0;IF([.M220]&lt;&gt;0;&quot;DAX USED&quot;;&quot;&quot;);&quot;&quot;)">
            <text:p/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RSB</text:p>
          </table:table-cell>
          <table:table-cell office:value-type="float" office:value="0" calcext:value-type="float">
            <text:p>0</text:p>
          </table:table-cell>
          <table:table-cell table:formula="of:=IF([.$I220]=0;IF([.Q220]&lt;&gt;0;&quot;DIAG 1 USED&quot;;&quot;&quot;);&quot;&quot;)">
            <text:p/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RSB</text:p>
          </table:table-cell>
          <table:table-cell office:value-type="float" office:value="0" calcext:value-type="float">
            <text:p>0</text:p>
          </table:table-cell>
          <table:table-cell table:formula="of:=IF([.$I220]=0;IF([.U22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ADX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ADXM</text:p>
          </table:table-cell>
          <table:table-cell office:value-type="float" office:value="0" calcext:value-type="float">
            <text:p>0</text:p>
          </table:table-cell>
          <table:table-cell table:formula="of:=IF([.I221]=0;IF([.E221]&lt;&gt;0;&quot;SAL USED&quot;;&quot;&quot;);&quot;&quot;)">
            <text:p/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DXM</text:p>
          </table:table-cell>
          <table:table-cell office:value-type="float" office:value="0" calcext:value-type="float">
            <text:p>0</text:p>
          </table:table-cell>
          <table:table-cell table:formula="of:=IF([.$I221]=0;IF([.M221]&lt;&gt;0;&quot;DAX USED&quot;;&quot;&quot;);&quot;&quot;)">
            <text:p/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DXM</text:p>
          </table:table-cell>
          <table:table-cell office:value-type="float" office:value="0" calcext:value-type="float">
            <text:p>0</text:p>
          </table:table-cell>
          <table:table-cell table:formula="of:=IF([.$I221]=0;IF([.Q221]&lt;&gt;0;&quot;DIAG 1 USED&quot;;&quot;&quot;);&quot;&quot;)">
            <text:p/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DXM</text:p>
          </table:table-cell>
          <table:table-cell office:value-type="float" office:value="0" calcext:value-type="float">
            <text:p>0</text:p>
          </table:table-cell>
          <table:table-cell table:formula="of:=IF([.$I221]=0;IF([.U22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TX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ETXM</text:p>
          </table:table-cell>
          <table:table-cell office:value-type="float" office:value="0" calcext:value-type="float">
            <text:p>0</text:p>
          </table:table-cell>
          <table:table-cell table:formula="of:=IF([.I222]=0;IF([.E222]&lt;&gt;0;&quot;SAL USED&quot;;&quot;&quot;);&quot;&quot;)">
            <text:p/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ETXM</text:p>
          </table:table-cell>
          <table:table-cell office:value-type="float" office:value="0" calcext:value-type="float">
            <text:p>0</text:p>
          </table:table-cell>
          <table:table-cell table:formula="of:=IF([.$I222]=0;IF([.M222]&lt;&gt;0;&quot;DAX USED&quot;;&quot;&quot;);&quot;&quot;)">
            <text:p/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ETXM</text:p>
          </table:table-cell>
          <table:table-cell office:value-type="float" office:value="0" calcext:value-type="float">
            <text:p>0</text:p>
          </table:table-cell>
          <table:table-cell table:formula="of:=IF([.$I222]=0;IF([.Q222]&lt;&gt;0;&quot;DIAG 1 USED&quot;;&quot;&quot;);&quot;&quot;)">
            <text:p/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ETXM</text:p>
          </table:table-cell>
          <table:table-cell office:value-type="float" office:value="0" calcext:value-type="float">
            <text:p>0</text:p>
          </table:table-cell>
          <table:table-cell table:formula="of:=IF([.$I222]=0;IF([.U22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ORX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ORXM</text:p>
          </table:table-cell>
          <table:table-cell office:value-type="float" office:value="0" calcext:value-type="float">
            <text:p>0</text:p>
          </table:table-cell>
          <table:table-cell table:formula="of:=IF([.I223]=0;IF([.E223]&lt;&gt;0;&quot;SAL USED&quot;;&quot;&quot;);&quot;&quot;)">
            <text:p/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ORXM</text:p>
          </table:table-cell>
          <table:table-cell office:value-type="float" office:value="0" calcext:value-type="float">
            <text:p>0</text:p>
          </table:table-cell>
          <table:table-cell table:formula="of:=IF([.$I223]=0;IF([.M223]&lt;&gt;0;&quot;DAX USED&quot;;&quot;&quot;);&quot;&quot;)">
            <text:p/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ORXM</text:p>
          </table:table-cell>
          <table:table-cell office:value-type="float" office:value="0" calcext:value-type="float">
            <text:p>0</text:p>
          </table:table-cell>
          <table:table-cell table:formula="of:=IF([.$I223]=0;IF([.Q223]&lt;&gt;0;&quot;DIAG 1 USED&quot;;&quot;&quot;);&quot;&quot;)">
            <text:p/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ORXM</text:p>
          </table:table-cell>
          <table:table-cell office:value-type="float" office:value="0" calcext:value-type="float">
            <text:p>0</text:p>
          </table:table-cell>
          <table:table-cell table:formula="of:=IF([.$I223]=0;IF([.U22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CR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CRX</text:p>
          </table:table-cell>
          <table:table-cell office:value-type="float" office:value="0" calcext:value-type="float">
            <text:p>0</text:p>
          </table:table-cell>
          <table:table-cell table:formula="of:=IF([.I224]=0;IF([.E224]&lt;&gt;0;&quot;SAL USED&quot;;&quot;&quot;);&quot;&quot;)">
            <text:p/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CRX</text:p>
          </table:table-cell>
          <table:table-cell office:value-type="float" office:value="0" calcext:value-type="float">
            <text:p>0</text:p>
          </table:table-cell>
          <table:table-cell table:formula="of:=IF([.$I224]=0;IF([.M224]&lt;&gt;0;&quot;DAX USED&quot;;&quot;&quot;);&quot;&quot;)">
            <text:p/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CRX</text:p>
          </table:table-cell>
          <table:table-cell office:value-type="float" office:value="0" calcext:value-type="float">
            <text:p>0</text:p>
          </table:table-cell>
          <table:table-cell table:formula="of:=IF([.$I224]=0;IF([.Q224]&lt;&gt;0;&quot;DIAG 1 USED&quot;;&quot;&quot;);&quot;&quot;)">
            <text:p/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CRX</text:p>
          </table:table-cell>
          <table:table-cell office:value-type="float" office:value="0" calcext:value-type="float">
            <text:p>0</text:p>
          </table:table-cell>
          <table:table-cell table:formula="of:=IF([.$I224]=0;IF([.U22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ADX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ADXB</text:p>
          </table:table-cell>
          <table:table-cell office:value-type="float" office:value="0" calcext:value-type="float">
            <text:p>0</text:p>
          </table:table-cell>
          <table:table-cell table:formula="of:=IF([.I225]=0;IF([.E225]&lt;&gt;0;&quot;SAL USED&quot;;&quot;&quot;);&quot;&quot;)">
            <text:p/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DXB</text:p>
          </table:table-cell>
          <table:table-cell office:value-type="float" office:value="0" calcext:value-type="float">
            <text:p>0</text:p>
          </table:table-cell>
          <table:table-cell table:formula="of:=IF([.$I225]=0;IF([.M225]&lt;&gt;0;&quot;DAX USED&quot;;&quot;&quot;);&quot;&quot;)">
            <text:p/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DXB</text:p>
          </table:table-cell>
          <table:table-cell office:value-type="float" office:value="0" calcext:value-type="float">
            <text:p>0</text:p>
          </table:table-cell>
          <table:table-cell table:formula="of:=IF([.$I225]=0;IF([.Q225]&lt;&gt;0;&quot;DIAG 1 USED&quot;;&quot;&quot;);&quot;&quot;)">
            <text:p/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DXB</text:p>
          </table:table-cell>
          <table:table-cell office:value-type="float" office:value="0" calcext:value-type="float">
            <text:p>0</text:p>
          </table:table-cell>
          <table:table-cell table:formula="of:=IF([.$I225]=0;IF([.U22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ETX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ETXB</text:p>
          </table:table-cell>
          <table:table-cell office:value-type="float" office:value="0" calcext:value-type="float">
            <text:p>0</text:p>
          </table:table-cell>
          <table:table-cell table:formula="of:=IF([.I226]=0;IF([.E226]&lt;&gt;0;&quot;SAL USED&quot;;&quot;&quot;);&quot;&quot;)">
            <text:p/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ETXB</text:p>
          </table:table-cell>
          <table:table-cell office:value-type="float" office:value="0" calcext:value-type="float">
            <text:p>0</text:p>
          </table:table-cell>
          <table:table-cell table:formula="of:=IF([.$I226]=0;IF([.M226]&lt;&gt;0;&quot;DAX USED&quot;;&quot;&quot;);&quot;&quot;)">
            <text:p/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ETXB</text:p>
          </table:table-cell>
          <table:table-cell office:value-type="float" office:value="0" calcext:value-type="float">
            <text:p>0</text:p>
          </table:table-cell>
          <table:table-cell table:formula="of:=IF([.$I226]=0;IF([.Q226]&lt;&gt;0;&quot;DIAG 1 USED&quot;;&quot;&quot;);&quot;&quot;)">
            <text:p/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ETXB</text:p>
          </table:table-cell>
          <table:table-cell office:value-type="float" office:value="0" calcext:value-type="float">
            <text:p>0</text:p>
          </table:table-cell>
          <table:table-cell table:formula="of:=IF([.$I226]=0;IF([.U22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TRX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TRXB</text:p>
          </table:table-cell>
          <table:table-cell office:value-type="float" office:value="0" calcext:value-type="float">
            <text:p>0</text:p>
          </table:table-cell>
          <table:table-cell table:formula="of:=IF([.I227]=0;IF([.E227]&lt;&gt;0;&quot;SAL USED&quot;;&quot;&quot;);&quot;&quot;)">
            <text:p/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RXB</text:p>
          </table:table-cell>
          <table:table-cell office:value-type="float" office:value="0" calcext:value-type="float">
            <text:p>0</text:p>
          </table:table-cell>
          <table:table-cell table:formula="of:=IF([.$I227]=0;IF([.M227]&lt;&gt;0;&quot;DAX USED&quot;;&quot;&quot;);&quot;&quot;)">
            <text:p/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RXB</text:p>
          </table:table-cell>
          <table:table-cell office:value-type="float" office:value="0" calcext:value-type="float">
            <text:p>0</text:p>
          </table:table-cell>
          <table:table-cell table:formula="of:=IF([.$I227]=0;IF([.Q227]&lt;&gt;0;&quot;DIAG 1 USED&quot;;&quot;&quot;);&quot;&quot;)">
            <text:p/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RXB</text:p>
          </table:table-cell>
          <table:table-cell office:value-type="float" office:value="0" calcext:value-type="float">
            <text:p>0</text:p>
          </table:table-cell>
          <table:table-cell table:formula="of:=IF([.$I227]=0;IF([.U22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CRX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CRXB</text:p>
          </table:table-cell>
          <table:table-cell office:value-type="float" office:value="0" calcext:value-type="float">
            <text:p>0</text:p>
          </table:table-cell>
          <table:table-cell table:formula="of:=IF([.I228]=0;IF([.E228]&lt;&gt;0;&quot;SAL USED&quot;;&quot;&quot;);&quot;&quot;)">
            <text:p/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CRXB</text:p>
          </table:table-cell>
          <table:table-cell office:value-type="float" office:value="0" calcext:value-type="float">
            <text:p>0</text:p>
          </table:table-cell>
          <table:table-cell table:formula="of:=IF([.$I228]=0;IF([.M228]&lt;&gt;0;&quot;DAX USED&quot;;&quot;&quot;);&quot;&quot;)">
            <text:p/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CRXB</text:p>
          </table:table-cell>
          <table:table-cell office:value-type="float" office:value="0" calcext:value-type="float">
            <text:p>0</text:p>
          </table:table-cell>
          <table:table-cell table:formula="of:=IF([.$I228]=0;IF([.Q228]&lt;&gt;0;&quot;DIAG 1 USED&quot;;&quot;&quot;);&quot;&quot;)">
            <text:p/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CRXB</text:p>
          </table:table-cell>
          <table:table-cell office:value-type="float" office:value="0" calcext:value-type="float">
            <text:p>0</text:p>
          </table:table-cell>
          <table:table-cell table:formula="of:=IF([.$I228]=0;IF([.U22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AD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ADM</text:p>
          </table:table-cell>
          <table:table-cell office:value-type="float" office:value="0" calcext:value-type="float">
            <text:p>0</text:p>
          </table:table-cell>
          <table:table-cell table:formula="of:=IF([.I229]=0;IF([.E229]&lt;&gt;0;&quot;SAL USED&quot;;&quot;&quot;);&quot;&quot;)">
            <text:p/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DM</text:p>
          </table:table-cell>
          <table:table-cell office:value-type="float" office:value="0" calcext:value-type="float">
            <text:p>0</text:p>
          </table:table-cell>
          <table:table-cell table:formula="of:=IF([.$I229]=0;IF([.M229]&lt;&gt;0;&quot;DAX USED&quot;;&quot;&quot;);&quot;&quot;)">
            <text:p/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DM</text:p>
          </table:table-cell>
          <table:table-cell office:value-type="float" office:value="0" calcext:value-type="float">
            <text:p>0</text:p>
          </table:table-cell>
          <table:table-cell table:formula="of:=IF([.$I229]=0;IF([.Q229]&lt;&gt;0;&quot;DIAG 1 USED&quot;;&quot;&quot;);&quot;&quot;)">
            <text:p/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DM</text:p>
          </table:table-cell>
          <table:table-cell office:value-type="float" office:value="0" calcext:value-type="float">
            <text:p>0</text:p>
          </table:table-cell>
          <table:table-cell table:formula="of:=IF([.$I229]=0;IF([.U22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 table:formula="of:=IF([.I230]=0;IF([.E230]&lt;&gt;0;&quot;SAL USED&quot;;&quot;&quot;);&quot;&quot;)">
            <text:p/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 table:formula="of:=IF([.$I230]=0;IF([.M230]&lt;&gt;0;&quot;DAX USED&quot;;&quot;&quot;);&quot;&quot;)">
            <text:p/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 table:formula="of:=IF([.$I230]=0;IF([.Q230]&lt;&gt;0;&quot;DIAG 1 USED&quot;;&quot;&quot;);&quot;&quot;)">
            <text:p/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 table:formula="of:=IF([.$I230]=0;IF([.U23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26" calcext:value-type="float">
            <text:p>226</text:p>
          </table:table-cell>
          <table:table-cell office:value-type="string" calcext:value-type="string">
            <text:p>ET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ETM</text:p>
          </table:table-cell>
          <table:table-cell office:value-type="float" office:value="0" calcext:value-type="float">
            <text:p>0</text:p>
          </table:table-cell>
          <table:table-cell table:formula="of:=IF([.I231]=0;IF([.E231]&lt;&gt;0;&quot;SAL USED&quot;;&quot;&quot;);&quot;&quot;)">
            <text:p/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ETM</text:p>
          </table:table-cell>
          <table:table-cell office:value-type="float" office:value="0" calcext:value-type="float">
            <text:p>0</text:p>
          </table:table-cell>
          <table:table-cell table:formula="of:=IF([.$I231]=0;IF([.M231]&lt;&gt;0;&quot;DAX USED&quot;;&quot;&quot;);&quot;&quot;)">
            <text:p/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ETM</text:p>
          </table:table-cell>
          <table:table-cell office:value-type="float" office:value="0" calcext:value-type="float">
            <text:p>0</text:p>
          </table:table-cell>
          <table:table-cell table:formula="of:=IF([.$I231]=0;IF([.Q231]&lt;&gt;0;&quot;DIAG 1 USED&quot;;&quot;&quot;);&quot;&quot;)">
            <text:p/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ETM</text:p>
          </table:table-cell>
          <table:table-cell office:value-type="float" office:value="0" calcext:value-type="float">
            <text:p>0</text:p>
          </table:table-cell>
          <table:table-cell table:formula="of:=IF([.$I231]=0;IF([.U23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27" calcext:value-type="float">
            <text:p>227</text:p>
          </table:table-cell>
          <table:table-cell table:style-name="ce1" office:value-type="string" calcext:value-type="string">
            <text:p>ORM</text:p>
          </table:table-cell>
          <table:table-cell table:style-name="ce1" office:value-type="float" office:value="125" calcext:value-type="float">
            <text:p>125</text:p>
          </table:table-cell>
          <table:table-cell table:style-name="ce1"/>
          <table:table-cell table:style-name="ce1" office:value-type="float" office:value="227" calcext:value-type="float">
            <text:p>227</text:p>
          </table:table-cell>
          <table:table-cell table:style-name="ce1" office:value-type="string" calcext:value-type="string">
            <text:p>ORM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IF([.I232]=0;IF([.E232]&lt;&gt;0;&quot;SAL USED&quot;;&quot;&quot;);&quot;&quot;)" office:value-type="string" office:string-value="SAL USED" calcext:value-type="string">
            <text:p>SAL USED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ORM</text:p>
          </table:table-cell>
          <table:table-cell office:value-type="float" office:value="0" calcext:value-type="float">
            <text:p>0</text:p>
          </table:table-cell>
          <table:table-cell table:formula="of:=IF([.$I232]=0;IF([.M232]&lt;&gt;0;&quot;DAX USED&quot;;&quot;&quot;);&quot;&quot;)">
            <text:p/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ORM</text:p>
          </table:table-cell>
          <table:table-cell office:value-type="float" office:value="0" calcext:value-type="float">
            <text:p>0</text:p>
          </table:table-cell>
          <table:table-cell table:formula="of:=IF([.$I232]=0;IF([.Q232]&lt;&gt;0;&quot;DIAG 1 USED&quot;;&quot;&quot;);&quot;&quot;)">
            <text:p/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ORM</text:p>
          </table:table-cell>
          <table:table-cell office:value-type="float" office:value="0" calcext:value-type="float">
            <text:p>0</text:p>
          </table:table-cell>
          <table:table-cell table:formula="of:=IF([.$I232]=0;IF([.U23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office:value-type="string" calcext:value-type="string">
            <text:p>XO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XOM</text:p>
          </table:table-cell>
          <table:table-cell office:value-type="float" office:value="0" calcext:value-type="float">
            <text:p>0</text:p>
          </table:table-cell>
          <table:table-cell table:formula="of:=IF([.I233]=0;IF([.E233]&lt;&gt;0;&quot;SAL USED&quot;;&quot;&quot;);&quot;&quot;)">
            <text:p/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XOM</text:p>
          </table:table-cell>
          <table:table-cell office:value-type="float" office:value="0" calcext:value-type="float">
            <text:p>0</text:p>
          </table:table-cell>
          <table:table-cell table:formula="of:=IF([.$I233]=0;IF([.M233]&lt;&gt;0;&quot;DAX USED&quot;;&quot;&quot;);&quot;&quot;)">
            <text:p/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XOM</text:p>
          </table:table-cell>
          <table:table-cell office:value-type="float" office:value="0" calcext:value-type="float">
            <text:p>0</text:p>
          </table:table-cell>
          <table:table-cell table:formula="of:=IF([.$I233]=0;IF([.Q233]&lt;&gt;0;&quot;DIAG 1 USED&quot;;&quot;&quot;);&quot;&quot;)">
            <text:p/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XOM</text:p>
          </table:table-cell>
          <table:table-cell office:value-type="float" office:value="0" calcext:value-type="float">
            <text:p>0</text:p>
          </table:table-cell>
          <table:table-cell table:formula="of:=IF([.$I233]=0;IF([.U23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office:value-type="string" calcext:value-type="string">
            <text:p>LDM</text:p>
          </table:table-cell>
          <table:table-cell office:value-type="float" office:value="3404" calcext:value-type="float">
            <text:p>3404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LDM</text:p>
          </table:table-cell>
          <table:table-cell office:value-type="float" office:value="2" calcext:value-type="float">
            <text:p>2</text:p>
          </table:table-cell>
          <table:table-cell table:formula="of:=IF([.I234]=0;IF([.E234]&lt;&gt;0;&quot;SAL USED&quot;;&quot;&quot;);&quot;&quot;)">
            <text:p/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LDM</text:p>
          </table:table-cell>
          <table:table-cell office:value-type="float" office:value="20" calcext:value-type="float">
            <text:p>20</text:p>
          </table:table-cell>
          <table:table-cell table:formula="of:=IF([.$I234]=0;IF([.M234]&lt;&gt;0;&quot;DAX USED&quot;;&quot;&quot;);&quot;&quot;)">
            <text:p/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LDM</text:p>
          </table:table-cell>
          <table:table-cell office:value-type="float" office:value="3" calcext:value-type="float">
            <text:p>3</text:p>
          </table:table-cell>
          <table:table-cell table:formula="of:=IF([.$I234]=0;IF([.Q234]&lt;&gt;0;&quot;DIAG 1 USED&quot;;&quot;&quot;);&quot;&quot;)">
            <text:p/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LDM</text:p>
          </table:table-cell>
          <table:table-cell office:value-type="float" office:value="3" calcext:value-type="float">
            <text:p>3</text:p>
          </table:table-cell>
          <table:table-cell table:formula="of:=IF([.$I234]=0;IF([.U23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office:value-type="string" calcext:value-type="string">
            <text:p>ST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STM</text:p>
          </table:table-cell>
          <table:table-cell office:value-type="float" office:value="42" calcext:value-type="float">
            <text:p>42</text:p>
          </table:table-cell>
          <table:table-cell table:formula="of:=IF([.I235]=0;IF([.E235]&lt;&gt;0;&quot;SAL USED&quot;;&quot;&quot;);&quot;&quot;)">
            <text:p/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TM</text:p>
          </table:table-cell>
          <table:table-cell office:value-type="float" office:value="592" calcext:value-type="float">
            <text:p>592</text:p>
          </table:table-cell>
          <table:table-cell table:formula="of:=IF([.$I235]=0;IF([.M235]&lt;&gt;0;&quot;DAX USED&quot;;&quot;&quot;);&quot;&quot;)">
            <text:p/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TM</text:p>
          </table:table-cell>
          <table:table-cell office:value-type="float" office:value="1" calcext:value-type="float">
            <text:p>1</text:p>
          </table:table-cell>
          <table:table-cell table:formula="of:=IF([.$I235]=0;IF([.Q235]&lt;&gt;0;&quot;DIAG 1 USED&quot;;&quot;&quot;);&quot;&quot;)">
            <text:p/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TM</text:p>
          </table:table-cell>
          <table:table-cell office:value-type="float" office:value="1" calcext:value-type="float">
            <text:p>1</text:p>
          </table:table-cell>
          <table:table-cell table:formula="of:=IF([.$I235]=0;IF([.U23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BRU</text:p>
          </table:table-cell>
          <table:table-cell office:value-type="float" office:value="470349" calcext:value-type="float">
            <text:p>470349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BRU</text:p>
          </table:table-cell>
          <table:table-cell office:value-type="float" office:value="12" calcext:value-type="float">
            <text:p>12</text:p>
          </table:table-cell>
          <table:table-cell table:formula="of:=IF([.I236]=0;IF([.E236]&lt;&gt;0;&quot;SAL USED&quot;;&quot;&quot;);&quot;&quot;)">
            <text:p/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BRU</text:p>
          </table:table-cell>
          <table:table-cell office:value-type="float" office:value="14" calcext:value-type="float">
            <text:p>14</text:p>
          </table:table-cell>
          <table:table-cell table:formula="of:=IF([.$I236]=0;IF([.M236]&lt;&gt;0;&quot;DAX USED&quot;;&quot;&quot;);&quot;&quot;)">
            <text:p/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BRU</text:p>
          </table:table-cell>
          <table:table-cell office:value-type="float" office:value="36864" calcext:value-type="float">
            <text:p>36864</text:p>
          </table:table-cell>
          <table:table-cell table:formula="of:=IF([.$I236]=0;IF([.Q236]&lt;&gt;0;&quot;DIAG 1 USED&quot;;&quot;&quot;);&quot;&quot;)">
            <text:p/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BRU</text:p>
          </table:table-cell>
          <table:table-cell office:value-type="float" office:value="36864" calcext:value-type="float">
            <text:p>36864</text:p>
          </table:table-cell>
          <table:table-cell table:formula="of:=IF([.$I236]=0;IF([.U23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AUGE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AUGE8</text:p>
          </table:table-cell>
          <table:table-cell office:value-type="float" office:value="0" calcext:value-type="float">
            <text:p>0</text:p>
          </table:table-cell>
          <table:table-cell table:formula="of:=IF([.I237]=0;IF([.E237]&lt;&gt;0;&quot;SAL USED&quot;;&quot;&quot;);&quot;&quot;)">
            <text:p/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UGE8</text:p>
          </table:table-cell>
          <table:table-cell office:value-type="float" office:value="0" calcext:value-type="float">
            <text:p>0</text:p>
          </table:table-cell>
          <table:table-cell table:formula="of:=IF([.$I237]=0;IF([.M237]&lt;&gt;0;&quot;DAX USED&quot;;&quot;&quot;);&quot;&quot;)">
            <text:p/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UGE8</text:p>
          </table:table-cell>
          <table:table-cell office:value-type="float" office:value="0" calcext:value-type="float">
            <text:p>0</text:p>
          </table:table-cell>
          <table:table-cell table:formula="of:=IF([.$I237]=0;IF([.Q237]&lt;&gt;0;&quot;DIAG 1 USED&quot;;&quot;&quot;);&quot;&quot;)">
            <text:p/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UGE8</text:p>
          </table:table-cell>
          <table:table-cell office:value-type="float" office:value="0" calcext:value-type="float">
            <text:p>0</text:p>
          </table:table-cell>
          <table:table-cell table:formula="of:=IF([.$I237]=0;IF([.U23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33" calcext:value-type="float">
            <text:p>233</text:p>
          </table:table-cell>
          <table:table-cell table:style-name="ce1" office:value-type="string" calcext:value-type="string">
            <text:p>SUI_CRI</text:p>
          </table:table-cell>
          <table:table-cell table:style-name="ce1" office:value-type="float" office:value="3402" calcext:value-type="float">
            <text:p>3402</text:p>
          </table:table-cell>
          <table:table-cell table:style-name="ce1"/>
          <table:table-cell table:style-name="ce1" office:value-type="float" office:value="233" calcext:value-type="float">
            <text:p>233</text:p>
          </table:table-cell>
          <table:table-cell table:style-name="ce1" office:value-type="string" calcext:value-type="string">
            <text:p>SUI_CRI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IF([.I238]=0;IF([.E238]&lt;&gt;0;&quot;SAL USED&quot;;&quot;&quot;);&quot;&quot;)" office:value-type="string" office:string-value="SAL USED" calcext:value-type="string">
            <text:p>SAL USED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UI_CRI</text:p>
          </table:table-cell>
          <table:table-cell office:value-type="float" office:value="0" calcext:value-type="float">
            <text:p>0</text:p>
          </table:table-cell>
          <table:table-cell table:formula="of:=IF([.$I238]=0;IF([.M238]&lt;&gt;0;&quot;DAX USED&quot;;&quot;&quot;);&quot;&quot;)">
            <text:p/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UI_CRI</text:p>
          </table:table-cell>
          <table:table-cell office:value-type="float" office:value="0" calcext:value-type="float">
            <text:p>0</text:p>
          </table:table-cell>
          <table:table-cell table:formula="of:=IF([.$I238]=0;IF([.Q238]&lt;&gt;0;&quot;DIAG 1 USED&quot;;&quot;&quot;);&quot;&quot;)">
            <text:p/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UI_CRI</text:p>
          </table:table-cell>
          <table:table-cell office:value-type="float" office:value="0" calcext:value-type="float">
            <text:p>0</text:p>
          </table:table-cell>
          <table:table-cell table:formula="of:=IF([.$I238]=0;IF([.U23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TI_TET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ETI_TETI</text:p>
          </table:table-cell>
          <table:table-cell office:value-type="float" office:value="0" calcext:value-type="float">
            <text:p>0</text:p>
          </table:table-cell>
          <table:table-cell table:formula="of:=IF([.I239]=0;IF([.E239]&lt;&gt;0;&quot;SAL USED&quot;;&quot;&quot;);&quot;&quot;)">
            <text:p/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TI_TETI</text:p>
          </table:table-cell>
          <table:table-cell office:value-type="float" office:value="0" calcext:value-type="float">
            <text:p>0</text:p>
          </table:table-cell>
          <table:table-cell table:formula="of:=IF([.$I239]=0;IF([.M239]&lt;&gt;0;&quot;DAX USED&quot;;&quot;&quot;);&quot;&quot;)">
            <text:p/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TI_TETI</text:p>
          </table:table-cell>
          <table:table-cell office:value-type="float" office:value="0" calcext:value-type="float">
            <text:p>0</text:p>
          </table:table-cell>
          <table:table-cell table:formula="of:=IF([.$I239]=0;IF([.Q239]&lt;&gt;0;&quot;DIAG 1 USED&quot;;&quot;&quot;);&quot;&quot;)">
            <text:p/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TI_TETI</text:p>
          </table:table-cell>
          <table:table-cell office:value-type="float" office:value="0" calcext:value-type="float">
            <text:p>0</text:p>
          </table:table-cell>
          <table:table-cell table:formula="of:=IF([.$I239]=0;IF([.U23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ORI_TOR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ORI_TORI</text:p>
          </table:table-cell>
          <table:table-cell office:value-type="float" office:value="0" calcext:value-type="float">
            <text:p>0</text:p>
          </table:table-cell>
          <table:table-cell table:formula="of:=IF([.I240]=0;IF([.E240]&lt;&gt;0;&quot;SAL USED&quot;;&quot;&quot;);&quot;&quot;)">
            <text:p/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ORI_TORI</text:p>
          </table:table-cell>
          <table:table-cell office:value-type="float" office:value="0" calcext:value-type="float">
            <text:p>0</text:p>
          </table:table-cell>
          <table:table-cell table:formula="of:=IF([.$I240]=0;IF([.M240]&lt;&gt;0;&quot;DAX USED&quot;;&quot;&quot;);&quot;&quot;)">
            <text:p/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ORI_TORI</text:p>
          </table:table-cell>
          <table:table-cell office:value-type="float" office:value="0" calcext:value-type="float">
            <text:p>0</text:p>
          </table:table-cell>
          <table:table-cell table:formula="of:=IF([.$I240]=0;IF([.Q240]&lt;&gt;0;&quot;DIAG 1 USED&quot;;&quot;&quot;);&quot;&quot;)">
            <text:p/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ORI_TORI</text:p>
          </table:table-cell>
          <table:table-cell office:value-type="float" office:value="0" calcext:value-type="float">
            <text:p>0</text:p>
          </table:table-cell>
          <table:table-cell table:formula="of:=IF([.$I240]=0;IF([.U24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XOI_TXO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XOI_TXOI</text:p>
          </table:table-cell>
          <table:table-cell office:value-type="float" office:value="0" calcext:value-type="float">
            <text:p>0</text:p>
          </table:table-cell>
          <table:table-cell table:formula="of:=IF([.I241]=0;IF([.E241]&lt;&gt;0;&quot;SAL USED&quot;;&quot;&quot;);&quot;&quot;)">
            <text:p/>
          </table:table-cell>
          <table:table-cell office:value-type="float" office:value="236" calcext:value-type="float">
            <text:p>236</text:p>
          </table:table-cell>
          <table:table-cell table:style-name="ce1" office:value-type="string" calcext:value-type="string">
            <text:p>XOI_TXOI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IF([.$I241]=0;IF([.M241]&lt;&gt;0;&quot;DAX USED&quot;;&quot;&quot;);&quot;&quot;)" office:value-type="string" office:string-value="DAX USED" calcext:value-type="string">
            <text:p>DAX USED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XOI_TXOI</text:p>
          </table:table-cell>
          <table:table-cell office:value-type="float" office:value="0" calcext:value-type="float">
            <text:p>0</text:p>
          </table:table-cell>
          <table:table-cell table:formula="of:=IF([.$I241]=0;IF([.Q241]&lt;&gt;0;&quot;DIAG 1 USED&quot;;&quot;&quot;);&quot;&quot;)">
            <text:p/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XOI_TXOI</text:p>
          </table:table-cell>
          <table:table-cell office:value-type="float" office:value="0" calcext:value-type="float">
            <text:p>0</text:p>
          </table:table-cell>
          <table:table-cell table:formula="of:=IF([.$I241]=0;IF([.U24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37" calcext:value-type="float">
            <text:p>237</text:p>
          </table:table-cell>
          <table:table-cell office:value-type="string" calcext:value-type="string">
            <text:p>LDI_LDF_LDFD_FDFQ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LDI_LDF_LDFD_FDFQ</text:p>
          </table:table-cell>
          <table:table-cell office:value-type="float" office:value="13" calcext:value-type="float">
            <text:p>13</text:p>
          </table:table-cell>
          <table:table-cell table:formula="of:=IF([.I242]=0;IF([.E242]&lt;&gt;0;&quot;SAL USED&quot;;&quot;&quot;);&quot;&quot;)">
            <text:p/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LDI_LDF_LDFD_FDFQ</text:p>
          </table:table-cell>
          <table:table-cell office:value-type="float" office:value="25" calcext:value-type="float">
            <text:p>25</text:p>
          </table:table-cell>
          <table:table-cell table:formula="of:=IF([.$I242]=0;IF([.M242]&lt;&gt;0;&quot;DAX USED&quot;;&quot;&quot;);&quot;&quot;)">
            <text:p/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LDI_LDF_LDFD_FDFQ</text:p>
          </table:table-cell>
          <table:table-cell office:value-type="float" office:value="4" calcext:value-type="float">
            <text:p>4</text:p>
          </table:table-cell>
          <table:table-cell table:formula="of:=IF([.$I242]=0;IF([.Q242]&lt;&gt;0;&quot;DIAG 1 USED&quot;;&quot;&quot;);&quot;&quot;)">
            <text:p/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LDI_LDF_LDFD_FDFQ</text:p>
          </table:table-cell>
          <table:table-cell office:value-type="float" office:value="4" calcext:value-type="float">
            <text:p>4</text:p>
          </table:table-cell>
          <table:table-cell table:formula="of:=IF([.$I242]=0;IF([.U24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38" calcext:value-type="float">
            <text:p>238</text:p>
          </table:table-cell>
          <table:table-cell table:style-name="ce1" office:value-type="string" calcext:value-type="string">
            <text:p>STI</text:p>
          </table:table-cell>
          <table:table-cell table:style-name="ce1" office:value-type="float" office:value="1763" calcext:value-type="float">
            <text:p>1763</text:p>
          </table:table-cell>
          <table:table-cell table:style-name="ce1"/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STI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IF([.I243]=0;IF([.E243]&lt;&gt;0;&quot;SAL USED&quot;;&quot;&quot;);&quot;&quot;)" office:value-type="string" office:string-value="SAL USED" calcext:value-type="string">
            <text:p>SAL USED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TI</text:p>
          </table:table-cell>
          <table:table-cell office:value-type="float" office:value="0" calcext:value-type="float">
            <text:p>0</text:p>
          </table:table-cell>
          <table:table-cell table:formula="of:=IF([.$I243]=0;IF([.M243]&lt;&gt;0;&quot;DAX USED&quot;;&quot;&quot;);&quot;&quot;)">
            <text:p/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TI</text:p>
          </table:table-cell>
          <table:table-cell office:value-type="float" office:value="0" calcext:value-type="float">
            <text:p>0</text:p>
          </table:table-cell>
          <table:table-cell table:formula="of:=IF([.$I243]=0;IF([.Q243]&lt;&gt;0;&quot;DIAG 1 USED&quot;;&quot;&quot;);&quot;&quot;)">
            <text:p/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TI</text:p>
          </table:table-cell>
          <table:table-cell office:value-type="float" office:value="0" calcext:value-type="float">
            <text:p>0</text:p>
          </table:table-cell>
          <table:table-cell table:formula="of:=IF([.$I243]=0;IF([.U24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office:value-type="string" calcext:value-type="string">
            <text:p>BL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BLI</text:p>
          </table:table-cell>
          <table:table-cell office:value-type="float" office:value="0" calcext:value-type="float">
            <text:p>0</text:p>
          </table:table-cell>
          <table:table-cell table:formula="of:=IF([.I244]=0;IF([.E244]&lt;&gt;0;&quot;SAL USED&quot;;&quot;&quot;);&quot;&quot;)">
            <text:p/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BLI</text:p>
          </table:table-cell>
          <table:table-cell office:value-type="float" office:value="0" calcext:value-type="float">
            <text:p>0</text:p>
          </table:table-cell>
          <table:table-cell table:formula="of:=IF([.$I244]=0;IF([.M244]&lt;&gt;0;&quot;DAX USED&quot;;&quot;&quot;);&quot;&quot;)">
            <text:p/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BLI</text:p>
          </table:table-cell>
          <table:table-cell office:value-type="float" office:value="0" calcext:value-type="float">
            <text:p>0</text:p>
          </table:table-cell>
          <table:table-cell table:formula="of:=IF([.$I244]=0;IF([.Q244]&lt;&gt;0;&quot;DIAG 1 USED&quot;;&quot;&quot;);&quot;&quot;)">
            <text:p/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BLI</text:p>
          </table:table-cell>
          <table:table-cell office:value-type="float" office:value="0" calcext:value-type="float">
            <text:p>0</text:p>
          </table:table-cell>
          <table:table-cell table:formula="of:=IF([.$I244]=0;IF([.U24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string" calcext:value-type="string">
            <text:p>AD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ADS</text:p>
          </table:table-cell>
          <table:table-cell office:value-type="float" office:value="0" calcext:value-type="float">
            <text:p>0</text:p>
          </table:table-cell>
          <table:table-cell table:formula="of:=IF([.I245]=0;IF([.E245]&lt;&gt;0;&quot;SAL USED&quot;;&quot;&quot;);&quot;&quot;)">
            <text:p/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ADS</text:p>
          </table:table-cell>
          <table:table-cell office:value-type="float" office:value="0" calcext:value-type="float">
            <text:p>0</text:p>
          </table:table-cell>
          <table:table-cell table:formula="of:=IF([.$I245]=0;IF([.M245]&lt;&gt;0;&quot;DAX USED&quot;;&quot;&quot;);&quot;&quot;)">
            <text:p/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ADS</text:p>
          </table:table-cell>
          <table:table-cell office:value-type="float" office:value="0" calcext:value-type="float">
            <text:p>0</text:p>
          </table:table-cell>
          <table:table-cell table:formula="of:=IF([.$I245]=0;IF([.Q245]&lt;&gt;0;&quot;DIAG 1 USED&quot;;&quot;&quot;);&quot;&quot;)">
            <text:p/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ADS</text:p>
          </table:table-cell>
          <table:table-cell office:value-type="float" office:value="0" calcext:value-type="float">
            <text:p>0</text:p>
          </table:table-cell>
          <table:table-cell table:formula="of:=IF([.$I245]=0;IF([.U24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41" calcext:value-type="float">
            <text:p>241</text:p>
          </table:table-cell>
          <table:table-cell office:value-type="string" calcext:value-type="string">
            <text:p>S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SUS</text:p>
          </table:table-cell>
          <table:table-cell office:value-type="float" office:value="0" calcext:value-type="float">
            <text:p>0</text:p>
          </table:table-cell>
          <table:table-cell table:formula="of:=IF([.I246]=0;IF([.E246]&lt;&gt;0;&quot;SAL USED&quot;;&quot;&quot;);&quot;&quot;)">
            <text:p/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US</text:p>
          </table:table-cell>
          <table:table-cell office:value-type="float" office:value="0" calcext:value-type="float">
            <text:p>0</text:p>
          </table:table-cell>
          <table:table-cell table:formula="of:=IF([.$I246]=0;IF([.M246]&lt;&gt;0;&quot;DAX USED&quot;;&quot;&quot;);&quot;&quot;)">
            <text:p/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US</text:p>
          </table:table-cell>
          <table:table-cell office:value-type="float" office:value="0" calcext:value-type="float">
            <text:p>0</text:p>
          </table:table-cell>
          <table:table-cell table:formula="of:=IF([.$I246]=0;IF([.Q246]&lt;&gt;0;&quot;DIAG 1 USED&quot;;&quot;&quot;);&quot;&quot;)">
            <text:p/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US</text:p>
          </table:table-cell>
          <table:table-cell office:value-type="float" office:value="0" calcext:value-type="float">
            <text:p>0</text:p>
          </table:table-cell>
          <table:table-cell table:formula="of:=IF([.$I246]=0;IF([.U24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42" calcext:value-type="float">
            <text:p>242</text:p>
          </table:table-cell>
          <table:table-cell office:value-type="string" calcext:value-type="string">
            <text:p>ET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ETS</text:p>
          </table:table-cell>
          <table:table-cell office:value-type="float" office:value="0" calcext:value-type="float">
            <text:p>0</text:p>
          </table:table-cell>
          <table:table-cell table:formula="of:=IF([.I247]=0;IF([.E247]&lt;&gt;0;&quot;SAL USED&quot;;&quot;&quot;);&quot;&quot;)">
            <text:p/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ETS</text:p>
          </table:table-cell>
          <table:table-cell office:value-type="float" office:value="0" calcext:value-type="float">
            <text:p>0</text:p>
          </table:table-cell>
          <table:table-cell table:formula="of:=IF([.$I247]=0;IF([.M247]&lt;&gt;0;&quot;DAX USED&quot;;&quot;&quot;);&quot;&quot;)">
            <text:p/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ETS</text:p>
          </table:table-cell>
          <table:table-cell office:value-type="float" office:value="0" calcext:value-type="float">
            <text:p>0</text:p>
          </table:table-cell>
          <table:table-cell table:formula="of:=IF([.$I247]=0;IF([.Q247]&lt;&gt;0;&quot;DIAG 1 USED&quot;;&quot;&quot;);&quot;&quot;)">
            <text:p/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ETS</text:p>
          </table:table-cell>
          <table:table-cell office:value-type="float" office:value="0" calcext:value-type="float">
            <text:p>0</text:p>
          </table:table-cell>
          <table:table-cell table:formula="of:=IF([.$I247]=0;IF([.U24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43" calcext:value-type="float">
            <text:p>243</text:p>
          </table:table-cell>
          <table:table-cell office:value-type="string" calcext:value-type="string">
            <text:p>O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ORS</text:p>
          </table:table-cell>
          <table:table-cell office:value-type="float" office:value="0" calcext:value-type="float">
            <text:p>0</text:p>
          </table:table-cell>
          <table:table-cell table:formula="of:=IF([.I248]=0;IF([.E248]&lt;&gt;0;&quot;SAL USED&quot;;&quot;&quot;);&quot;&quot;)">
            <text:p/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ORS</text:p>
          </table:table-cell>
          <table:table-cell office:value-type="float" office:value="0" calcext:value-type="float">
            <text:p>0</text:p>
          </table:table-cell>
          <table:table-cell table:formula="of:=IF([.$I248]=0;IF([.M248]&lt;&gt;0;&quot;DAX USED&quot;;&quot;&quot;);&quot;&quot;)">
            <text:p/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ORS</text:p>
          </table:table-cell>
          <table:table-cell office:value-type="float" office:value="0" calcext:value-type="float">
            <text:p>0</text:p>
          </table:table-cell>
          <table:table-cell table:formula="of:=IF([.$I248]=0;IF([.Q248]&lt;&gt;0;&quot;DIAG 1 USED&quot;;&quot;&quot;);&quot;&quot;)">
            <text:p/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ORS</text:p>
          </table:table-cell>
          <table:table-cell office:value-type="float" office:value="0" calcext:value-type="float">
            <text:p>0</text:p>
          </table:table-cell>
          <table:table-cell table:formula="of:=IF([.$I248]=0;IF([.U24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44" calcext:value-type="float">
            <text:p>244</text:p>
          </table:table-cell>
          <table:table-cell office:value-type="string" calcext:value-type="string">
            <text:p>XO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XOS</text:p>
          </table:table-cell>
          <table:table-cell office:value-type="float" office:value="0" calcext:value-type="float">
            <text:p>0</text:p>
          </table:table-cell>
          <table:table-cell table:formula="of:=IF([.I249]=0;IF([.E249]&lt;&gt;0;&quot;SAL USED&quot;;&quot;&quot;);&quot;&quot;)">
            <text:p/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XOS</text:p>
          </table:table-cell>
          <table:table-cell office:value-type="float" office:value="0" calcext:value-type="float">
            <text:p>0</text:p>
          </table:table-cell>
          <table:table-cell table:formula="of:=IF([.$I249]=0;IF([.M249]&lt;&gt;0;&quot;DAX USED&quot;;&quot;&quot;);&quot;&quot;)">
            <text:p/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XOS</text:p>
          </table:table-cell>
          <table:table-cell office:value-type="float" office:value="0" calcext:value-type="float">
            <text:p>0</text:p>
          </table:table-cell>
          <table:table-cell table:formula="of:=IF([.$I249]=0;IF([.Q249]&lt;&gt;0;&quot;DIAG 1 USED&quot;;&quot;&quot;);&quot;&quot;)">
            <text:p/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XOS</text:p>
          </table:table-cell>
          <table:table-cell office:value-type="float" office:value="0" calcext:value-type="float">
            <text:p>0</text:p>
          </table:table-cell>
          <table:table-cell table:formula="of:=IF([.$I249]=0;IF([.U24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office:value-type="string" calcext:value-type="string">
            <text:p>LD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LDS</text:p>
          </table:table-cell>
          <table:table-cell office:value-type="float" office:value="0" calcext:value-type="float">
            <text:p>0</text:p>
          </table:table-cell>
          <table:table-cell table:formula="of:=IF([.I250]=0;IF([.E250]&lt;&gt;0;&quot;SAL USED&quot;;&quot;&quot;);&quot;&quot;)">
            <text:p/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LDS</text:p>
          </table:table-cell>
          <table:table-cell office:value-type="float" office:value="0" calcext:value-type="float">
            <text:p>0</text:p>
          </table:table-cell>
          <table:table-cell table:formula="of:=IF([.$I250]=0;IF([.M250]&lt;&gt;0;&quot;DAX USED&quot;;&quot;&quot;);&quot;&quot;)">
            <text:p/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LDS</text:p>
          </table:table-cell>
          <table:table-cell office:value-type="float" office:value="0" calcext:value-type="float">
            <text:p>0</text:p>
          </table:table-cell>
          <table:table-cell table:formula="of:=IF([.$I250]=0;IF([.Q250]&lt;&gt;0;&quot;DIAG 1 USED&quot;;&quot;&quot;);&quot;&quot;)">
            <text:p/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LDS</text:p>
          </table:table-cell>
          <table:table-cell office:value-type="float" office:value="0" calcext:value-type="float">
            <text:p>0</text:p>
          </table:table-cell>
          <table:table-cell table:formula="of:=IF([.$I250]=0;IF([.U25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office:value-type="string" calcext:value-type="string">
            <text:p>ST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STS</text:p>
          </table:table-cell>
          <table:table-cell office:value-type="float" office:value="0" calcext:value-type="float">
            <text:p>0</text:p>
          </table:table-cell>
          <table:table-cell table:formula="of:=IF([.I251]=0;IF([.E251]&lt;&gt;0;&quot;SAL USED&quot;;&quot;&quot;);&quot;&quot;)">
            <text:p/>
          </table:table-cell>
          <table:table-cell office:value-type="float" office:value="246" calcext:value-type="float">
            <text:p>246</text:p>
          </table:table-cell>
          <table:table-cell table:style-name="ce1" office:value-type="string" calcext:value-type="string">
            <text:p>STS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IF([.$I251]=0;IF([.M251]&lt;&gt;0;&quot;DAX USED&quot;;&quot;&quot;);&quot;&quot;)" office:value-type="string" office:string-value="DAX USED" calcext:value-type="string">
            <text:p>DAX USED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STS</text:p>
          </table:table-cell>
          <table:table-cell office:value-type="float" office:value="0" calcext:value-type="float">
            <text:p>0</text:p>
          </table:table-cell>
          <table:table-cell table:formula="of:=IF([.$I251]=0;IF([.Q251]&lt;&gt;0;&quot;DIAG 1 USED&quot;;&quot;&quot;);&quot;&quot;)">
            <text:p/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STS</text:p>
          </table:table-cell>
          <table:table-cell office:value-type="float" office:value="0" calcext:value-type="float">
            <text:p>0</text:p>
          </table:table-cell>
          <table:table-cell table:formula="of:=IF([.$I251]=0;IF([.U25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office:value-type="string" calcext:value-type="string">
            <text:p>HOP_BLT</text:p>
          </table:table-cell>
          <table:table-cell office:value-type="float" office:value="3402" calcext:value-type="float">
            <text:p>3402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HOP_BLT</text:p>
          </table:table-cell>
          <table:table-cell office:value-type="float" office:value="1" calcext:value-type="float">
            <text:p>1</text:p>
          </table:table-cell>
          <table:table-cell table:formula="of:=IF([.I252]=0;IF([.E252]&lt;&gt;0;&quot;SAL USED&quot;;&quot;&quot;);&quot;&quot;)">
            <text:p/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HOP_BLT</text:p>
          </table:table-cell>
          <table:table-cell office:value-type="float" office:value="3" calcext:value-type="float">
            <text:p>3</text:p>
          </table:table-cell>
          <table:table-cell table:formula="of:=IF([.$I252]=0;IF([.M252]&lt;&gt;0;&quot;DAX USED&quot;;&quot;&quot;);&quot;&quot;)">
            <text:p/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HOP_BLT</text:p>
          </table:table-cell>
          <table:table-cell office:value-type="float" office:value="1" calcext:value-type="float">
            <text:p>1</text:p>
          </table:table-cell>
          <table:table-cell table:formula="of:=IF([.$I252]=0;IF([.Q252]&lt;&gt;0;&quot;DIAG 1 USED&quot;;&quot;&quot;);&quot;&quot;)">
            <text:p/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HOP_BLT</text:p>
          </table:table-cell>
          <table:table-cell office:value-type="float" office:value="1" calcext:value-type="float">
            <text:p>1</text:p>
          </table:table-cell>
          <table:table-cell table:formula="of:=IF([.$I252]=0;IF([.U25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table:style-name="ce1" office:value-type="string" calcext:value-type="string">
            <text:p>ADX</text:p>
          </table:table-cell>
          <table:table-cell table:style-name="ce1" office:value-type="float" office:value="3402" calcext:value-type="float">
            <text:p>3402</text:p>
          </table:table-cell>
          <table:table-cell table:style-name="ce1"/>
          <table:table-cell table:style-name="ce1" office:value-type="float" office:value="248" calcext:value-type="float">
            <text:p>248</text:p>
          </table:table-cell>
          <table:table-cell table:style-name="ce1" office:value-type="string" calcext:value-type="string">
            <text:p>ADX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IF([.I253]=0;IF([.E253]&lt;&gt;0;&quot;SAL USED&quot;;&quot;&quot;);&quot;&quot;)" office:value-type="string" office:string-value="SAL USED" calcext:value-type="string">
            <text:p>SAL USED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ADX</text:p>
          </table:table-cell>
          <table:table-cell office:value-type="float" office:value="0" calcext:value-type="float">
            <text:p>0</text:p>
          </table:table-cell>
          <table:table-cell table:formula="of:=IF([.$I253]=0;IF([.M253]&lt;&gt;0;&quot;DAX USED&quot;;&quot;&quot;);&quot;&quot;)">
            <text:p/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ADX</text:p>
          </table:table-cell>
          <table:table-cell office:value-type="float" office:value="0" calcext:value-type="float">
            <text:p>0</text:p>
          </table:table-cell>
          <table:table-cell table:formula="of:=IF([.$I253]=0;IF([.Q253]&lt;&gt;0;&quot;DIAG 1 USED&quot;;&quot;&quot;);&quot;&quot;)">
            <text:p/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ADX</text:p>
          </table:table-cell>
          <table:table-cell office:value-type="float" office:value="0" calcext:value-type="float">
            <text:p>0</text:p>
          </table:table-cell>
          <table:table-cell table:formula="of:=IF([.$I253]=0;IF([.U25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 office:value-type="string" calcext:value-type="string">
            <text:p>SU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SUX</text:p>
          </table:table-cell>
          <table:table-cell office:value-type="float" office:value="0" calcext:value-type="float">
            <text:p>0</text:p>
          </table:table-cell>
          <table:table-cell table:formula="of:=IF([.I254]=0;IF([.E254]&lt;&gt;0;&quot;SAL USED&quot;;&quot;&quot;);&quot;&quot;)">
            <text:p/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SUX</text:p>
          </table:table-cell>
          <table:table-cell office:value-type="float" office:value="0" calcext:value-type="float">
            <text:p>0</text:p>
          </table:table-cell>
          <table:table-cell table:formula="of:=IF([.$I254]=0;IF([.M254]&lt;&gt;0;&quot;DAX USED&quot;;&quot;&quot;);&quot;&quot;)">
            <text:p/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SUX</text:p>
          </table:table-cell>
          <table:table-cell office:value-type="float" office:value="0" calcext:value-type="float">
            <text:p>0</text:p>
          </table:table-cell>
          <table:table-cell table:formula="of:=IF([.$I254]=0;IF([.Q254]&lt;&gt;0;&quot;DIAG 1 USED&quot;;&quot;&quot;);&quot;&quot;)">
            <text:p/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SUX</text:p>
          </table:table-cell>
          <table:table-cell office:value-type="float" office:value="0" calcext:value-type="float">
            <text:p>0</text:p>
          </table:table-cell>
          <table:table-cell table:formula="of:=IF([.$I254]=0;IF([.U25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ET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ETX</text:p>
          </table:table-cell>
          <table:table-cell office:value-type="float" office:value="0" calcext:value-type="float">
            <text:p>0</text:p>
          </table:table-cell>
          <table:table-cell table:formula="of:=IF([.I255]=0;IF([.E255]&lt;&gt;0;&quot;SAL USED&quot;;&quot;&quot;);&quot;&quot;)">
            <text:p/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TX</text:p>
          </table:table-cell>
          <table:table-cell office:value-type="float" office:value="0" calcext:value-type="float">
            <text:p>0</text:p>
          </table:table-cell>
          <table:table-cell table:formula="of:=IF([.$I255]=0;IF([.M255]&lt;&gt;0;&quot;DAX USED&quot;;&quot;&quot;);&quot;&quot;)">
            <text:p/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TX</text:p>
          </table:table-cell>
          <table:table-cell office:value-type="float" office:value="0" calcext:value-type="float">
            <text:p>0</text:p>
          </table:table-cell>
          <table:table-cell table:formula="of:=IF([.$I255]=0;IF([.Q255]&lt;&gt;0;&quot;DIAG 1 USED&quot;;&quot;&quot;);&quot;&quot;)">
            <text:p/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TX</text:p>
          </table:table-cell>
          <table:table-cell office:value-type="float" office:value="0" calcext:value-type="float">
            <text:p>0</text:p>
          </table:table-cell>
          <table:table-cell table:formula="of:=IF([.$I255]=0;IF([.U25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OR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ORX</text:p>
          </table:table-cell>
          <table:table-cell office:value-type="float" office:value="0" calcext:value-type="float">
            <text:p>0</text:p>
          </table:table-cell>
          <table:table-cell table:formula="of:=IF([.I256]=0;IF([.E256]&lt;&gt;0;&quot;SAL USED&quot;;&quot;&quot;);&quot;&quot;)">
            <text:p/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ORX</text:p>
          </table:table-cell>
          <table:table-cell office:value-type="float" office:value="0" calcext:value-type="float">
            <text:p>0</text:p>
          </table:table-cell>
          <table:table-cell table:formula="of:=IF([.$I256]=0;IF([.M256]&lt;&gt;0;&quot;DAX USED&quot;;&quot;&quot;);&quot;&quot;)">
            <text:p/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ORX</text:p>
          </table:table-cell>
          <table:table-cell office:value-type="float" office:value="0" calcext:value-type="float">
            <text:p>0</text:p>
          </table:table-cell>
          <table:table-cell table:formula="of:=IF([.$I256]=0;IF([.Q256]&lt;&gt;0;&quot;DIAG 1 USED&quot;;&quot;&quot;);&quot;&quot;)">
            <text:p/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ORX</text:p>
          </table:table-cell>
          <table:table-cell office:value-type="float" office:value="0" calcext:value-type="float">
            <text:p>0</text:p>
          </table:table-cell>
          <table:table-cell table:formula="of:=IF([.$I256]=0;IF([.U25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XO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XOX</text:p>
          </table:table-cell>
          <table:table-cell office:value-type="float" office:value="0" calcext:value-type="float">
            <text:p>0</text:p>
          </table:table-cell>
          <table:table-cell table:formula="of:=IF([.I257]=0;IF([.E257]&lt;&gt;0;&quot;SAL USED&quot;;&quot;&quot;);&quot;&quot;)">
            <text:p/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XOX</text:p>
          </table:table-cell>
          <table:table-cell office:value-type="float" office:value="0" calcext:value-type="float">
            <text:p>0</text:p>
          </table:table-cell>
          <table:table-cell table:formula="of:=IF([.$I257]=0;IF([.M257]&lt;&gt;0;&quot;DAX USED&quot;;&quot;&quot;);&quot;&quot;)">
            <text:p/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XOX</text:p>
          </table:table-cell>
          <table:table-cell office:value-type="float" office:value="0" calcext:value-type="float">
            <text:p>0</text:p>
          </table:table-cell>
          <table:table-cell table:formula="of:=IF([.$I257]=0;IF([.Q257]&lt;&gt;0;&quot;DIAG 1 USED&quot;;&quot;&quot;);&quot;&quot;)">
            <text:p/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XOX</text:p>
          </table:table-cell>
          <table:table-cell office:value-type="float" office:value="0" calcext:value-type="float">
            <text:p>0</text:p>
          </table:table-cell>
          <table:table-cell table:formula="of:=IF([.$I257]=0;IF([.U25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LDX</text:p>
          </table:table-cell>
          <table:table-cell office:value-type="float" office:value="617437" calcext:value-type="float">
            <text:p>617437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LDX</text:p>
          </table:table-cell>
          <table:table-cell office:value-type="float" office:value="180" calcext:value-type="float">
            <text:p>180</text:p>
          </table:table-cell>
          <table:table-cell table:formula="of:=IF([.I258]=0;IF([.E258]&lt;&gt;0;&quot;SAL USED&quot;;&quot;&quot;);&quot;&quot;)">
            <text:p/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LDX</text:p>
          </table:table-cell>
          <table:table-cell office:value-type="float" office:value="0" calcext:value-type="float">
            <text:p>0</text:p>
          </table:table-cell>
          <table:table-cell table:formula="of:=IF([.$I258]=0;IF([.M258]&lt;&gt;0;&quot;DAX USED&quot;;&quot;&quot;);&quot;&quot;)">
            <text:p/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LDX</text:p>
          </table:table-cell>
          <table:table-cell office:value-type="float" office:value="0" calcext:value-type="float">
            <text:p>0</text:p>
          </table:table-cell>
          <table:table-cell table:formula="of:=IF([.$I258]=0;IF([.Q258]&lt;&gt;0;&quot;DIAG 1 USED&quot;;&quot;&quot;);&quot;&quot;)">
            <text:p/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LDX</text:p>
          </table:table-cell>
          <table:table-cell office:value-type="float" office:value="0" calcext:value-type="float">
            <text:p>0</text:p>
          </table:table-cell>
          <table:table-cell table:formula="of:=IF([.$I258]=0;IF([.U25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STX</text:p>
          </table:table-cell>
          <table:table-cell office:value-type="float" office:value="124951" calcext:value-type="float">
            <text:p>124951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STX</text:p>
          </table:table-cell>
          <table:table-cell office:value-type="float" office:value="255" calcext:value-type="float">
            <text:p>255</text:p>
          </table:table-cell>
          <table:table-cell table:formula="of:=IF([.I259]=0;IF([.E259]&lt;&gt;0;&quot;SAL USED&quot;;&quot;&quot;);&quot;&quot;)">
            <text:p/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TX</text:p>
          </table:table-cell>
          <table:table-cell office:value-type="float" office:value="480" calcext:value-type="float">
            <text:p>480</text:p>
          </table:table-cell>
          <table:table-cell table:formula="of:=IF([.$I259]=0;IF([.M259]&lt;&gt;0;&quot;DAX USED&quot;;&quot;&quot;);&quot;&quot;)">
            <text:p/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TX</text:p>
          </table:table-cell>
          <table:table-cell office:value-type="float" office:value="0" calcext:value-type="float">
            <text:p>0</text:p>
          </table:table-cell>
          <table:table-cell table:formula="of:=IF([.$I259]=0;IF([.Q259]&lt;&gt;0;&quot;DIAG 1 USED&quot;;&quot;&quot;);&quot;&quot;)">
            <text:p/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TX</text:p>
          </table:table-cell>
          <table:table-cell office:value-type="float" office:value="0" calcext:value-type="float">
            <text:p>0</text:p>
          </table:table-cell>
          <table:table-cell table:formula="of:=IF([.$I259]=0;IF([.U25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BRX</text:p>
          </table:table-cell>
          <table:table-cell office:value-type="float" office:value="422217" calcext:value-type="float">
            <text:p>422217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BRX</text:p>
          </table:table-cell>
          <table:table-cell office:value-type="float" office:value="6" calcext:value-type="float">
            <text:p>6</text:p>
          </table:table-cell>
          <table:table-cell table:formula="of:=IF([.I260]=0;IF([.E260]&lt;&gt;0;&quot;SAL USED&quot;;&quot;&quot;);&quot;&quot;)">
            <text:p/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X</text:p>
          </table:table-cell>
          <table:table-cell office:value-type="float" office:value="6" calcext:value-type="float">
            <text:p>6</text:p>
          </table:table-cell>
          <table:table-cell table:formula="of:=IF([.$I260]=0;IF([.M260]&lt;&gt;0;&quot;DAX USED&quot;;&quot;&quot;);&quot;&quot;)">
            <text:p/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X</text:p>
          </table:table-cell>
          <table:table-cell office:value-type="float" office:value="0" calcext:value-type="float">
            <text:p>0</text:p>
          </table:table-cell>
          <table:table-cell table:formula="of:=IF([.$I260]=0;IF([.Q260]&lt;&gt;0;&quot;DIAG 1 USED&quot;;&quot;&quot;);&quot;&quot;)">
            <text:p/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X</text:p>
          </table:table-cell>
          <table:table-cell office:value-type="float" office:value="0" calcext:value-type="float">
            <text:p>0</text:p>
          </table:table-cell>
          <table:table-cell table:formula="of:=IF([.$I260]=0;IF([.U260]&lt;&gt;0;&quot;DIAG 1 USED&quot;;&quot;&quot;);&quot;&quot;)">
            <text:p/>
          </table:table-cell>
        </table:table-row>
        <table:table-row table:style-name="ro1">
          <table:table-cell/>
          <table:table-cell office:value-type="string" calcext:value-type="string">
            <text:p>CL7860&gt;</text:p>
          </table:table-cell>
          <table:table-cell table:number-columns-repeated="3"/>
          <table:table-cell office:value-type="string" calcext:value-type="string">
            <text:p>CL7860&gt;</text:p>
          </table:table-cell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15:00:51.182000000</meta:creation-date>
    <dc:date>2024-05-28T16:37:15.791000000</dc:date>
    <meta:editing-duration>PT1H36M23S</meta:editing-duration>
    <meta:editing-cycles>3</meta:editing-cycles>
    <meta:generator>LibreOffice/7.5.4.2$Windows_X86_64 LibreOffice_project/36ccfdc35048b057fd9854c757a8b67ec53977b6</meta:generator>
    <meta:document-statistic meta:table-count="1" meta:cell-count="4881" meta:object-count="0"/>
  </office:meta>
</office:document-meta>
</file>